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03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1031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.04999in" fo:padding-bottom="0.04999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94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78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781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944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78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785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801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948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9">
      <style:graphic-properties fo:wrap-option="wrap" fo:padding-top="0.04999in" fo:padding-bottom="0.04999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805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0">
      <style:graphic-properties fo:wrap-option="wrap" fo:padding-top="0.04999in" fo:padding-bottom="0.04999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1043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1047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789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793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95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952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809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9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797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957">
      <style:graphic-properties fo:wrap-option="no-wrap" fo:padding-top="0.04999in" fo:padding-bottom="0.04999in" fo:padding-left="0.09998in" fo:padding-right="0.09998in" draw:textarea-vertical-align="middle" draw:textarea-horizontal-align="center" draw:fill="solid" draw:fill-color="#bbe0e3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813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817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no-wrap" fo:padding-top="0.04999in" fo:padding-bottom="0.04999in" fo:padding-left="0.09998in" fo:padding-right="0.09998in" draw:textarea-vertical-align="middle" draw:textarea-horizontal-align="center" draw:fill="solid" draw:fill-color="#bbe0e3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1057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no-wrap" fo:padding-top="0.04999in" fo:padding-bottom="0.04999in" fo:padding-left="0.09998in" fo:padding-right="0.09998in" draw:textarea-vertical-align="middle" draw:textarea-horizontal-align="center" draw:fill="solid" draw:fill-color="#bbe0e3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821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9">
      <style:graphic-properties fo:wrap-option="no-wrap" fo:padding-top="0.04999in" fo:padding-bottom="0.04999in" fo:padding-left="0.09998in" fo:padding-right="0.09998in" draw:textarea-vertical-align="middle" draw:textarea-horizontal-align="center" draw:fill="solid" draw:fill-color="#bbe0e3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4999in" fo:padding-bottom="0.04999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1061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no-wrap" fo:padding-top="0.04999in" fo:padding-bottom="0.04999in" fo:padding-left="0.09998in" fo:padding-right="0.09998in" draw:textarea-vertical-align="middle" draw:textarea-horizontal-align="center" draw:fill="solid" draw:fill-color="#bbe0e3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972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fo:wrap-option="wrap" fo:padding-top="0.04999in" fo:padding-bottom="0.04999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97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4">
      <style:graphic-properties fo:wrap-option="wrap" fo:padding-top="0.04999in" fo:padding-bottom="0.04999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no-wrap" fo:padding-top="0.04999in" fo:padding-bottom="0.04999in" fo:padding-left="0.09998in" fo:padding-right="0.09998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0">
      <style:graphic-properties fo:wrap-option="wrap" fo:padding-top="0.04999in" fo:padding-bottom="0.04999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.04999in" fo:padding-bottom="0.04999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1077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.04999in" fo:padding-bottom="0.04999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04999in" fo:padding-bottom="0.04999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04999in" fo:padding-bottom="0.04999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no-wrap" fo:padding-top="0.04999in" fo:padding-bottom="0.04999in" fo:padding-left="0.09998in" fo:padding-right="0.09998in" draw:textarea-vertical-align="middle" draw:textarea-horizontal-align="center" draw:fill="solid" draw:fill-color="#bbe0e3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701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no-wrap" fo:padding-top="0.04999in" fo:padding-bottom="0.04999in" fo:padding-left="0.09998in" fo:padding-right="0.09998in" draw:textarea-vertical-align="middle" draw:textarea-horizontal-align="center" draw:fill="solid" draw:fill-color="#bbe0e3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084">
      <style:graphic-properties fo:wrap-option="no-wrap" fo:padding-top="0.04999in" fo:padding-bottom="0.04999in" fo:padding-left="0.09998in" fo:padding-right="0.09998in" draw:textarea-vertical-align="middle" draw:textarea-horizontal-align="center" draw:fill="solid" draw:fill-color="#bbe0e3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0">
      <style:graphic-properties fo:wrap-option="wrap" fo:padding-top="0.04999in" fo:padding-bottom="0.04999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8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1087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4">
      <style:graphic-properties fo:wrap-option="wrap" fo:padding-top="0.04999in" fo:padding-bottom="0.04999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1107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9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no-wrap" fo:padding-top="0.04999in" fo:padding-bottom="0.04999in" fo:padding-left="0.09998in" fo:padding-right="0.09998in" draw:textarea-vertical-align="middle" draw:textarea-horizontal-align="center" draw:fill="solid" draw:fill-color="#bbe0e3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95">
      <style:graphic-properties fo:wrap-option="no-wrap" fo:padding-top="0.04999in" fo:padding-bottom="0.04999in" fo:padding-left="0.09998in" fo:padding-right="0.09998in" draw:textarea-vertical-align="middle" draw:textarea-horizontal-align="center" draw:fill="solid" draw:fill-color="#bbe0e3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85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849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998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69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693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854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5">
      <style:graphic-properties fo:wrap-option="wrap" fo:padding-top="0.04999in" fo:padding-bottom="0.04999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697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9">
      <style:graphic-properties fo:wrap-option="wrap" fo:padding-top="0.04999in" fo:padding-bottom="0.04999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no-wrap" fo:padding-top="0.04999in" fo:padding-bottom="0.04999in" fo:padding-left="0.09998in" fo:padding-right="0.09998in" draw:textarea-vertical-align="middle" draw:textarea-horizontal-align="center" draw:fill="solid" draw:fill-color="#bbe0e3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1091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8">
      <style:graphic-properties fo:wrap-option="no-wrap" fo:padding-top="0.04999in" fo:padding-bottom="0.04999in" fo:padding-left="0.09998in" fo:padding-right="0.09998in" draw:textarea-vertical-align="middle" draw:textarea-horizontal-align="center" draw:fill="solid" draw:fill-color="#bbe0e3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no-wrap" fo:padding-top="0.04999in" fo:padding-bottom="0.04999in" fo:padding-left="0.09998in" fo:padding-right="0.09998in" draw:textarea-vertical-align="middle" draw:textarea-horizontal-align="center" draw:fill="solid" draw:fill-color="#bbe0e3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862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86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no-wrap" fo:padding-top="0.04999in" fo:padding-bottom="0.04999in" fo:padding-left="0.09998in" fo:padding-right="0.09998in" draw:textarea-vertical-align="middle" draw:textarea-horizontal-align="center" draw:fill="solid" draw:fill-color="#bbe0e3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no-wrap" fo:padding-top="0.04999in" fo:padding-bottom="0.04999in" fo:padding-left="0.09998in" fo:padding-right="0.09998in" draw:textarea-vertical-align="middle" draw:textarea-horizontal-align="center" draw:fill="solid" draw:fill-color="#bbe0e3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87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87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8">
      <style:graphic-properties fo:wrap-option="no-wrap" fo:padding-top="0.04999in" fo:padding-bottom="0.04999in" fo:padding-left="0.09998in" fo:padding-right="0.09998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no-wrap" fo:padding-top="0.04999in" fo:padding-bottom="0.04999in" fo:padding-left="0.09998in" fo:padding-right="0.09998in" draw:textarea-vertical-align="middle" draw:textarea-horizontal-align="center" draw:fill="solid" draw:fill-color="#bbe0e3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881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no-wrap" fo:padding-top="0.04999in" fo:padding-bottom="0.04999in" fo:padding-left="0.09998in" fo:padding-right="0.09998in" draw:textarea-vertical-align="middle" draw:textarea-horizontal-align="center" draw:fill="solid" draw:fill-color="#bbe0e3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740">
      <style:graphic-properties fo:wrap-option="no-wrap" fo:padding-top="0.04999in" fo:padding-bottom="0.04999in" fo:padding-left="0.09998in" fo:padding-right="0.09998in" draw:textarea-vertical-align="middle" draw:textarea-horizontal-align="center" draw:fill="solid" draw:fill-color="#bbe0e3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no-wrap" fo:padding-top="0.04999in" fo:padding-bottom="0.04999in" fo:padding-left="0.09998in" fo:padding-right="0.09998in" draw:textarea-vertical-align="middle" draw:textarea-horizontal-align="center" draw:fill="solid" draw:fill-color="#bbe0e3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746">
      <style:graphic-properties fo:wrap-option="no-wrap" fo:padding-top="0.04999in" fo:padding-bottom="0.04999in" fo:padding-left="0.09998in" fo:padding-right="0.09998in" draw:textarea-vertical-align="middle" draw:textarea-horizontal-align="center" draw:fill="solid" draw:fill-color="#bbe0e3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908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no-wrap" fo:padding-top="0.04999in" fo:padding-bottom="0.04999in" fo:padding-left="0.09998in" fo:padding-right="0.09998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1005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no-wrap" fo:padding-top="0.04999in" fo:padding-bottom="0.04999in" fo:padding-left="0.09998in" fo:padding-right="0.09998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no-wrap" fo:padding-top="0.04999in" fo:padding-bottom="0.04999in" fo:padding-left="0.09998in" fo:padding-right="0.09998in" draw:textarea-vertical-align="middle" draw:textarea-horizontal-align="center" draw:fill="solid" draw:fill-color="#bbe0e3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89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>
      <style:graphic-properties fo:wrap-option="no-wrap" fo:padding-top="0.04999in" fo:padding-bottom="0.04999in" fo:padding-left="0.09998in" fo:padding-right="0.09998in" draw:textarea-vertical-align="middle" draw:textarea-horizontal-align="center" draw:fill="solid" draw:fill-color="#bbe0e3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9">
      <style:graphic-properties fo:wrap-option="no-wrap" fo:padding-top="0.04999in" fo:padding-bottom="0.04999in" fo:padding-left="0.09998in" fo:padding-right="0.09998in" draw:textarea-vertical-align="middle" draw:textarea-horizontal-align="center" draw:fill="solid" draw:fill-color="#bbe0e3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4">
      <style:graphic-properties fo:wrap-option="no-wrap" fo:padding-top="0.04999in" fo:padding-bottom="0.04999in" fo:padding-left="0.09998in" fo:padding-right="0.09998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6">
      <style:graphic-properties fo:wrap-option="no-wrap" fo:padding-top="0.04999in" fo:padding-bottom="0.04999in" fo:padding-left="0.09998in" fo:padding-right="0.09998in" draw:textarea-vertical-align="middle" draw:textarea-horizontal-align="center" draw:fill="solid" draw:fill-color="#bbe0e3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04999in" fo:padding-bottom="0.04999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1012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no-wrap" fo:padding-top="0.04999in" fo:padding-bottom="0.04999in" fo:padding-left="0.09998in" fo:padding-right="0.09998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no-wrap" fo:padding-top="0.04999in" fo:padding-bottom="0.04999in" fo:padding-left="0.09998in" fo:padding-right="0.09998in" draw:textarea-vertical-align="middle" draw:textarea-horizontal-align="center" draw:fill="solid" draw:fill-color="#bbe0e3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922">
      <style:graphic-properties fo:wrap-option="no-wrap" fo:padding-top="0.04999in" fo:padding-bottom="0.04999in" fo:padding-left="0.09998in" fo:padding-right="0.09998in" draw:textarea-vertical-align="middle" draw:textarea-horizontal-align="center" draw:fill="solid" draw:fill-color="#bbe0e3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5">
      <style:graphic-properties fo:wrap-option="no-wrap" fo:padding-top="0.04999in" fo:padding-bottom="0.04999in" fo:padding-left="0.09998in" fo:padding-right="0.09998in" draw:textarea-vertical-align="middle" draw:textarea-horizontal-align="center" draw:fill="solid" draw:fill-color="#bbe0e3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no-wrap" fo:padding-top="0.04999in" fo:padding-bottom="0.04999in" fo:padding-left="0.09998in" fo:padding-right="0.09998in" draw:textarea-vertical-align="middle" draw:textarea-horizontal-align="center" draw:fill="solid" draw:fill-color="#bbe0e3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928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02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1019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.04999in" fo:padding-bottom="0.04999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no-wrap" fo:padding-top="0.04999in" fo:padding-bottom="0.04999in" fo:padding-left="0.09998in" fo:padding-right="0.09998in" draw:textarea-vertical-align="middle" draw:textarea-horizontal-align="center" draw:fill="solid" draw:fill-color="#bbe0e3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no-wrap" fo:padding-top="0.04999in" fo:padding-bottom="0.04999in" fo:padding-left="0.09998in" fo:padding-right="0.09998in" draw:textarea-vertical-align="middle" draw:textarea-horizontal-align="center" draw:fill="solid" draw:fill-color="#bbe0e3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932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4999in" fo:padding-bottom="0.04999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78">
      <style:graphic-properties fo:wrap-option="no-wrap" fo:padding-top="0.04999in" fo:padding-bottom="0.04999in" fo:padding-left="0.09998in" fo:padding-right="0.09998in" draw:textarea-vertical-align="middle" draw:textarea-horizontal-align="center" draw:fill="solid" draw:fill-color="#bbe0e3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2" draw:style-name="a690" draw:master-page-name="Master1-Layout2-obj-Title-and-Content" presentation:presentation-page-layout-name="Master1-PPL2" draw:id="Slide-257">
        <draw:custom-shape svg:x="5.10243in" svg:y="10.9375in" svg:width="1.57465in" svg:height="1.41667in" draw:id="id69" draw:style-name="a694" draw:name="Line 66">
          <svg:title/>
          <svg:desc/>
          <text:p text:style-name="a692" text:class-names="" text:cond-style-name=""><text:span text:style-name="a69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77083in" svg:y="10.9375in" svg:width="0in" svg:height="0.15799in" draw:id="id70" draw:style-name="a698" draw:name="Line 95">
          <svg:title/>
          <svg:desc/>
          <text:p text:style-name="a696" text:class-names="" text:cond-style-name=""><text:span text:style-name="a69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47222in" svg:y="4.55903in" svg:width="0in" svg:height="0.15799in" draw:id="id71" draw:style-name="a702" draw:name="Line 91">
          <svg:title/>
          <svg:desc/>
          <text:p text:style-name="a700" text:class-names="" text:cond-style-name=""><text:span text:style-name="a69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33854in" svg:y="2.74826in" svg:width="1.47222in" svg:height="0.31424in" draw:id="id72" draw:style-name="a708" draw:name="Rectangle 84">
          <svg:title/>
          <svg:desc/>
          <text:p text:style-name="a704" text:class-names="" text:cond-style-name=""><text:span text:style-name="a703" text:class-names="">SSL Client gsk7capicmd</text:span></text:p>
          <text:p text:style-name="a707" text:class-names="" text:cond-style-name=""><text:span text:style-name="a705" text:class-names="">Properties</text:span><text:span text:style-name="a7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2951in" svg:y="7.55035in" svg:width="1.26042in" svg:height="0.31424in" draw:id="id73" draw:style-name="a714" draw:name="Rectangle 4">
          <svg:title/>
          <svg:desc/>
          <text:p text:style-name="a710" text:class-names="" text:cond-style-name=""><text:span text:style-name="a709" text:class-names="">SSL Server certificate</text:span></text:p>
          <text:p text:style-name="a713" text:class-names="" text:cond-style-name=""><text:span text:style-name="a711" text:class-names="">Properties</text:span><text:span text:style-name="a7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7326in" svg:y="8.92014in" svg:width="1in" svg:height="0.31424in" draw:id="id74" draw:style-name="a718" draw:name="Rectangle 5">
          <svg:title/>
          <svg:desc/>
          <text:p text:style-name="a717" text:class-names="" text:cond-style-name=""><text:span text:style-name="a715" text:class-names="">Summary</text:span><text:span text:style-name="a7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2257in" svg:y="0.40104in" svg:width="1in" svg:height="0.31424in" draw:id="id75" draw:style-name="a724" draw:name="Rectangle 6">
          <svg:title/>
          <svg:desc/>
          <text:p text:style-name="a720" text:class-names="" text:cond-style-name=""><text:span text:style-name="a719" text:class-names="">SSL Client</text:span></text:p>
          <text:p text:style-name="a723" text:class-names="" text:cond-style-name=""><text:span text:style-name="a721" text:class-names="">Properties</text:span><text:span text:style-name="a7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8403in" svg:y="1.26736in" svg:width="1in" svg:height="0.31424in" draw:id="id76" draw:style-name="a728" draw:name="Oval 7">
          <svg:title/>
          <svg:desc/>
          <text:p text:style-name="a727" text:class-names="" text:cond-style-name=""><text:span text:style-name="a725" text:class-names="">Platform?</text:span><text:span text:style-name="a72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84549in" svg:y="1.66146in" svg:width="1in" svg:height="0.31424in" draw:id="id77" draw:style-name="a734" draw:name="Rectangle 8">
          <svg:title/>
          <svg:desc/>
          <text:p text:style-name="a730" text:class-names="" text:cond-style-name=""><text:span text:style-name="a729" text:class-names="">SSL Client z/OS</text:span></text:p>
          <text:p text:style-name="a733" text:class-names="" text:cond-style-name=""><text:span text:style-name="a731" text:class-names="">Properties</text:span><text:span text:style-name="a7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28646in" svg:y="1.66146in" svg:width="1.49653in" svg:height="0.31424in" draw:id="id78" draw:style-name="a740" draw:name="Rectangle 9">
          <svg:title/>
          <svg:desc/>
          <text:p text:style-name="a736" text:class-names="" text:cond-style-name=""><text:span text:style-name="a735" text:class-names="">SSL Client UNIX/Windows</text:span></text:p>
          <text:p text:style-name="a739" text:class-names="" text:cond-style-name=""><text:span text:style-name="a737" text:class-names="">Properties</text:span><text:span text:style-name="a7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6146in" svg:y="3.3941in" svg:width="1in" svg:height="0.31424in" draw:id="id79" draw:style-name="a746" draw:name="Rectangle 10">
          <svg:title/>
          <svg:desc/>
          <text:p text:style-name="a742" text:class-names="" text:cond-style-name=""><text:span text:style-name="a741" text:class-names="">SSL Server</text:span></text:p>
          <text:p text:style-name="a745" text:class-names="" text:cond-style-name=""><text:span text:style-name="a743" text:class-names="">Properties</text:span><text:span text:style-name="a7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6146in" svg:y="3.86632in" svg:width="1in" svg:height="0.31424in" draw:id="id80" draw:style-name="a750" draw:name="Oval 11">
          <svg:title/>
          <svg:desc/>
          <text:p text:style-name="a749" text:class-names="" text:cond-style-name=""><text:span text:style-name="a747" text:class-names="">Platform?</text:span><text:span text:style-name="a74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32292in" svg:y="4.26042in" svg:width="1in" svg:height="0.31424in" draw:id="id81" draw:style-name="a756" draw:name="Rectangle 12">
          <svg:title/>
          <svg:desc/>
          <text:p text:style-name="a752" text:class-names="" text:cond-style-name=""><text:span text:style-name="a751" text:class-names="">SSL Server z/OS</text:span></text:p>
          <text:p text:style-name="a755" text:class-names="" text:cond-style-name=""><text:span text:style-name="a753" text:class-names="">Properties</text:span><text:span text:style-name="a7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6389in" svg:y="4.26042in" svg:width="1.49653in" svg:height="0.31424in" draw:id="id82" draw:style-name="a762" draw:name="Rectangle 13">
          <svg:title/>
          <svg:desc/>
          <text:p text:style-name="a758" text:class-names="" text:cond-style-name=""><text:span text:style-name="a757" text:class-names="">SSL Server UNIX/Windows</text:span></text:p>
          <text:p text:style-name="a761" text:class-names="" text:cond-style-name=""><text:span text:style-name="a759" text:class-names="">Properties</text:span><text:span text:style-name="a7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21181in" svg:y="5.97569in" svg:width="1in" svg:height="0.31424in" draw:id="id83" draw:style-name="a768" draw:name="Rectangle 14">
          <svg:title/>
          <svg:desc/>
          <text:p text:style-name="a764" text:class-names="" text:cond-style-name=""><text:span text:style-name="a763" text:class-names="">Channel</text:span></text:p>
          <text:p text:style-name="a767" text:class-names="" text:cond-style-name=""><text:span text:style-name="a765" text:class-names="">Properties</text:span><text:span text:style-name="a7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21181in" svg:y="6.44792in" svg:width="1in" svg:height="0.31424in" draw:id="id84" draw:style-name="a772" draw:name="Oval 15">
          <svg:title/>
          <svg:desc/>
          <text:p text:style-name="a771" text:class-names="" text:cond-style-name=""><text:span text:style-name="a769" text:class-names="">Auth. Client?</text:span><text:span text:style-name="a77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84896in" svg:y="6.84201in" svg:width="1.26042in" svg:height="0.31424in" draw:id="id85" draw:style-name="a778" draw:name="Rectangle 16">
          <svg:title/>
          <svg:desc/>
          <text:p text:style-name="a774" text:class-names="" text:cond-style-name=""><text:span text:style-name="a773" text:class-names="">SSL Client certificate</text:span></text:p>
          <text:p text:style-name="a777" text:class-names="" text:cond-style-name=""><text:span text:style-name="a775" text:class-names="">Properties</text:span><text:span text:style-name="a7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9479in" svg:y="0.71528in" svg:width="0in" svg:height="0.15799in" draw:id="id86" draw:style-name="a782" draw:name="Line 17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13368in" svg:y="3.71007in" svg:width="0in" svg:height="0.15799in" draw:id="id87" draw:style-name="a786" draw:name="Line 18">
          <svg:title/>
          <svg:desc/>
          <text:p text:style-name="a784" text:class-names="" text:cond-style-name=""><text:span text:style-name="a78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68403in" svg:y="6.28993in" svg:width="0in" svg:height="0.15799in" draw:id="id88" draw:style-name="a790" draw:name="Line 19">
          <svg:title/>
          <svg:desc/>
          <text:p text:style-name="a788" text:class-names="" text:cond-style-name=""><text:span text:style-name="a78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.39583in" svg:y="1.42535in" svg:width="0.78819in" svg:height="0.23611in" draw:id="id89" draw:style-name="a794" draw:name="Line 20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20833in" svg:y="1.42535in" svg:width="0.78646in" svg:height="0.23611in" draw:id="id90" draw:style-name="a798" draw:name="Line 21">
          <svg:title/>
          <svg:desc/>
          <text:p text:style-name="a796" text:class-names="" text:cond-style-name=""><text:span text:style-name="a79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68576in" svg:y="4.02431in" svg:width="0.86632in" svg:height="0.23611in" draw:id="id91" draw:style-name="a802" draw:name="Line 22">
          <svg:title/>
          <svg:desc/>
          <text:p text:style-name="a800" text:class-names="" text:cond-style-name=""><text:span text:style-name="a79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.87326in" svg:y="4.02431in" svg:width="0.78819in" svg:height="0.23611in" draw:id="id92" draw:style-name="a806" draw:name="Line 23">
          <svg:title/>
          <svg:desc/>
          <text:p text:style-name="a804" text:class-names="" text:cond-style-name=""><text:span text:style-name="a80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42361in" svg:y="6.6059in" svg:width="0.78819in" svg:height="0.23611in" draw:id="id93" draw:style-name="a810" draw:name="Line 24">
          <svg:title/>
          <svg:desc/>
          <text:p text:style-name="a808" text:class-names="" text:cond-style-name=""><text:span text:style-name="a80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99826in" svg:y="2.43229in" svg:width="1.02431in" svg:height="0.31597in" draw:id="id94" draw:style-name="a814" draw:name="Line 25">
          <svg:title/>
          <svg:desc/>
          <text:p text:style-name="a812" text:class-names="" text:cond-style-name=""><text:span text:style-name="a81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.87326in" svg:y="4.57639in" svg:width="1.49653in" svg:height="1.39931in" draw:id="id95" draw:style-name="a818" draw:name="Line 26">
          <svg:title/>
          <svg:desc/>
          <text:p text:style-name="a816" text:class-names="" text:cond-style-name=""><text:span text:style-name="a81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21181in" svg:y="2.43229in" svg:width="0.78819in" svg:height="0.94444in" draw:id="id96" draw:style-name="a822" draw:name="Line 28">
          <svg:title/>
          <svg:desc/>
          <text:p text:style-name="a820" text:class-names="" text:cond-style-name=""><text:span text:style-name="a81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7" draw:style-name="a826" draw:transform="translate(-0.27517in -0.125in) rotate(0.22054) translate(1.75087in 1.47049in)" draw:name="Text Box 29" svg:width="0.55035in" svg:height="0.25in">
          <draw:text-box>
            <text:p text:style-name="a825" text:class-names="" text:cond-style-name=""><text:span text:style-name="a823" text:class-names="">z/OS</text:span><text:span text:style-name="a824" text:class-names=""/></text:p>
          </draw:text-box>
          <svg:title/>
          <svg:desc/>
        </draw:frame>
        <draw:frame draw:id="id98" draw:style-name="a830" draw:transform="translate(-0.27517in -0.125in) rotate(0.22054) translate(2.2283in 4.07118in)" draw:name="Text Box 30" svg:width="0.55035in" svg:height="0.25in">
          <draw:text-box>
            <text:p text:style-name="a829" text:class-names="" text:cond-style-name=""><text:span text:style-name="a827" text:class-names="">z/OS</text:span><text:span text:style-name="a828" text:class-names=""/></text:p>
          </draw:text-box>
          <svg:title/>
          <svg:desc/>
        </draw:frame>
        <draw:frame draw:id="id99" draw:style-name="a834" draw:transform="translate(-0.54601in -0.125in) rotate(-0.30865) translate(4.14844in 4.05382in)" draw:name="Text Box 31" svg:width="1.09201in" svg:height="0.25in">
          <draw:text-box>
            <text:p text:style-name="a833" text:class-names="" text:cond-style-name=""><text:span text:style-name="a831" text:class-names="">UNIX/Windows</text:span><text:span text:style-name="a832" text:class-names=""/></text:p>
          </draw:text-box>
          <svg:title/>
          <svg:desc/>
        </draw:frame>
        <draw:frame draw:id="id100" draw:style-name="a838" draw:transform="translate(-0.34722in -0.125in) rotate(0.25169) translate(2.7691in 6.63542in)" draw:name="Text Box 32" svg:width="0.69444in" svg:height="0.25in">
          <draw:text-box>
            <text:p text:style-name="a837" text:class-names="" text:cond-style-name=""><text:span text:style-name="a835" text:class-names="">Checked</text:span><text:span text:style-name="a836" text:class-names=""/></text:p>
          </draw:text-box>
          <svg:title/>
          <svg:desc/>
        </draw:frame>
        <draw:frame draw:id="id101" draw:style-name="a842" draw:name="Text Box 33" svg:x="3.5816in" svg:y="6.98438in" svg:width="0.92535in" svg:height="0.25in">
          <draw:text-box>
            <text:p text:style-name="a841" text:class-names="" text:cond-style-name=""><text:span text:style-name="a839" text:class-names="">Unchecked</text:span><text:span text:style-name="a840" text:class-names=""/></text:p>
          </draw:text-box>
          <svg:title/>
          <svg:desc/>
        </draw:frame>
        <draw:custom-shape svg:x="3.52257in" svg:y="0.87326in" svg:width="1in" svg:height="0.31424in" draw:id="id102" draw:style-name="a846" draw:name="Oval 34">
          <svg:title/>
          <svg:desc/>
          <text:p text:style-name="a845" text:class-names="" text:cond-style-name=""><text:span text:style-name="a843" text:class-names="">Client/QMGR</text:span><text:span text:style-name="a84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.73438in" svg:y="1.03125in" svg:width="0.78819in" svg:height="0.23611in" draw:id="id103" draw:style-name="a850" draw:name="Line 35">
          <svg:title/>
          <svg:desc/>
          <text:p text:style-name="a848" text:class-names="" text:cond-style-name=""><text:span text:style-name="a84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04" draw:style-name="a855" draw:transform="translate(-0.51215in -0.23698in) rotate(0.22054) translate(3.15451in 1.14844in)" draw:name="Text Box 36" svg:width="1.02431in" svg:height="0.47396in">
          <draw:text-box>
            <text:p text:style-name="a852" text:class-names="" text:cond-style-name=""><text:span text:style-name="a851" text:class-names="">QMGR Name</text:span></text:p>
            <text:p text:style-name="a854" text:class-names="" text:cond-style-name=""><text:span text:style-name="a853" text:class-names=""/></text:p>
          </draw:text-box>
          <svg:title/>
          <svg:desc/>
        </draw:frame>
        <draw:frame draw:id="id105" draw:style-name="a859" draw:name="Text Box 37" svg:x="3.89063in" svg:y="1.22049in" svg:width="0.86632in" svg:height="0.25in">
          <draw:text-box>
            <text:p text:style-name="a858" text:class-names="" text:cond-style-name=""><text:span text:style-name="a856" text:class-names="">Client User</text:span><text:span text:style-name="a857" text:class-names=""/></text:p>
          </draw:text-box>
          <svg:title/>
          <svg:desc/>
        </draw:frame>
        <draw:custom-shape svg:x="3.99479in" svg:y="1.18924in" svg:width="0in" svg:height="0.47222in" draw:id="id106" draw:style-name="a863" draw:name="Line 38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68403in" svg:y="7.86632in" svg:width="0in" svg:height="0.15799in" draw:id="id107" draw:style-name="a867" draw:name="Line 39">
          <svg:title/>
          <svg:desc/>
          <text:p text:style-name="a865" text:class-names="" text:cond-style-name=""><text:span text:style-name="a86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40104in" svg:y="7.15625in" svg:width="1.25868in" svg:height="0.3941in" draw:id="id108" draw:style-name="a871" draw:name="Line 40">
          <svg:title/>
          <svg:desc/>
          <text:p text:style-name="a869" text:class-names="" text:cond-style-name=""><text:span text:style-name="a86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65972in" svg:y="6.76215in" svg:width="0in" svg:height="0.78819in" draw:id="id109" draw:style-name="a875" draw:name="Line 41">
          <svg:title/>
          <svg:desc/>
          <text:p text:style-name="a873" text:class-names="" text:cond-style-name=""><text:span text:style-name="a87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10" draw:style-name="a878" draw:name="Text Box 42" svg:x="3.5816in" svg:y="0.00694in" svg:width="0.80729in" svg:height="0.26736in">
          <draw:text-box>
            <text:p text:style-name="a877" text:class-names="" text:cond-style-name=""><text:span text:style-name="a876" text:class-names="">Start here</text:span></text:p>
          </draw:text-box>
          <svg:title/>
          <svg:desc/>
        </draw:frame>
        <draw:custom-shape svg:x="3.99653in" svg:y="0.19618in" svg:width="0in" svg:height="0.15799in" draw:id="id111" draw:style-name="a882" draw:name="Line 43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29167in" svg:y="9.78993in" svg:width="1in" svg:height="0.31424in" draw:id="id112" draw:style-name="a886" draw:name="Rectangle 44">
          <svg:title/>
          <svg:desc/>
          <text:p text:style-name="a885" text:class-names="" text:cond-style-name=""><text:span text:style-name="a883" text:class-names="">Summary</text:span><text:span text:style-name="a8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3368in" svg:y="8.05382in" svg:width="1in" svg:height="0.31424in" draw:id="id113" draw:style-name="a891" draw:name="Rectangle 45">
          <svg:title/>
          <svg:desc/>
          <text:p text:style-name="a888" text:class-names="" text:cond-style-name=""><text:span text:style-name="a887" text:class-names="">Certificate<text:s text:c="1"/></text:span></text:p>
          <text:p text:style-name="a890" text:class-names="" text:cond-style-name=""><text:span text:style-name="a889" text:class-names="">Setup Choic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059in" svg:y="8.36806in" svg:width="0in" svg:height="0.15799in" draw:id="id114" draw:style-name="a895" draw:name="Line 46">
          <svg:title/>
          <svg:desc/>
          <text:p text:style-name="a893" text:class-names="" text:cond-style-name=""><text:span text:style-name="a89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13368in" svg:y="8.52604in" svg:width="1in" svg:height="0.31424in" draw:id="id115" draw:style-name="a899" draw:name="Oval 47">
          <svg:title/>
          <svg:desc/>
          <text:p text:style-name="a898" text:class-names="" text:cond-style-name=""><text:span text:style-name="a896" text:class-names="">Signer?</text:span><text:span text:style-name="a89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55035in" svg:y="8.9375in" svg:width="1in" svg:height="0.31424in" draw:id="id116" draw:style-name="a905" draw:name="Rectangle 48">
          <svg:title/>
          <svg:desc/>
          <text:p text:style-name="a901" text:class-names="" text:cond-style-name=""><text:span text:style-name="a900" text:class-names="">CA Setup</text:span></text:p>
          <text:p text:style-name="a904" text:class-names="" text:cond-style-name=""><text:span text:style-name="a902" text:class-names="">Choice</text:span><text:span text:style-name="a9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4549in" svg:y="8.70139in" svg:width="0.78819in" svg:height="0.23611in" draw:id="id117" draw:style-name="a909" draw:name="Line 49">
          <svg:title/>
          <svg:desc/>
          <text:p text:style-name="a907" text:class-names="" text:cond-style-name=""><text:span text:style-name="a90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18" draw:style-name="a914" draw:transform="translate(-0.40972in -0.19965in) rotate(0.25169) translate(2.76736in 8.78646in)" draw:name="Text Box 50" svg:width="0.81944in" svg:height="0.39931in">
          <draw:text-box>
            <text:p text:style-name="a911" text:class-names="" text:cond-style-name=""><text:span text:style-name="a910" text:class-names="">Self signed</text:span></text:p>
            <text:p text:style-name="a913" text:class-names="" text:cond-style-name=""><text:span text:style-name="a912" text:class-names=""/></text:p>
          </draw:text-box>
          <svg:title/>
          <svg:desc/>
        </draw:frame>
        <draw:frame draw:id="id119" draw:style-name="a918" draw:transform="translate(-0.50868in -0.125in) rotate(-0.30865) translate(6.00868in 9.57639in)" draw:name="Text Box 51" svg:width="1.01736in" svg:height="0.25in">
          <draw:text-box>
            <text:p text:style-name="a917" text:class-names="" text:cond-style-name=""><text:span text:style-name="a915" text:class-names="">Create</text:span><text:span text:style-name="a916" text:class-names=""/></text:p>
          </draw:text-box>
          <svg:title/>
          <svg:desc/>
        </draw:frame>
        <draw:custom-shape svg:x="4.53993in" svg:y="9.39583in" svg:width="1in" svg:height="0.31424in" draw:id="id120" draw:style-name="a922" draw:name="Oval 52">
          <svg:title/>
          <svg:desc/>
          <text:p text:style-name="a921" text:class-names="" text:cond-style-name=""><text:span text:style-name="a919" text:class-names="">CA?</text:span><text:span text:style-name="a92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88889in" svg:y="9.78993in" svg:width="1in" svg:height="0.31424in" draw:id="id121" draw:style-name="a925" draw:name="Rectangle 53">
          <svg:title/>
          <svg:desc/>
          <text:p text:style-name="a924" text:class-names="" text:cond-style-name=""><text:span text:style-name="a923" text:class-names="">CA System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5174in" svg:y="9.55382in" svg:width="0.78819in" svg:height="0.23611in" draw:id="id122" draw:style-name="a929" draw:name="Line 54">
          <svg:title/>
          <svg:desc/>
          <text:p text:style-name="a927" text:class-names="" text:cond-style-name=""><text:span text:style-name="a92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56424in" svg:y="9.55382in" svg:width="0.78646in" svg:height="0.23611in" draw:id="id123" draw:style-name="a933" draw:name="Line 55">
          <svg:title/>
          <svg:desc/>
          <text:p text:style-name="a931" text:class-names="" text:cond-style-name=""><text:span text:style-name="a93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24" draw:style-name="a937" draw:transform="translate(-0.32031in -0.125in) rotate(0.22054) translate(4.15017in 9.58854in)" draw:name="Text Box 56" svg:width="0.64063in" svg:height="0.25in">
          <draw:text-box>
            <text:p text:style-name="a936" text:class-names="" text:cond-style-name=""><text:span text:style-name="a934" text:class-names="">Use</text:span><text:span text:style-name="a935" text:class-names=""/></text:p>
          </draw:text-box>
          <svg:title/>
          <svg:desc/>
        </draw:frame>
        <draw:custom-shape svg:x="5.02257in" svg:y="9.23611in" svg:width="0in" svg:height="0.15799in" draw:id="id125" draw:style-name="a941" draw:name="Line 57">
          <svg:title/>
          <svg:desc/>
          <text:p text:style-name="a939" text:class-names="" text:cond-style-name=""><text:span text:style-name="a93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16146in" svg:y="8.68403in" svg:width="0.86632in" svg:height="0.23611in" draw:id="id126" draw:style-name="a945" draw:name="Line 58">
          <svg:title/>
          <svg:desc/>
          <text:p text:style-name="a943" text:class-names="" text:cond-style-name=""><text:span text:style-name="a94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27" draw:style-name="a949" draw:transform="translate(-0.54601in -0.125in) rotate(-0.2951) translate(4.6224in 8.71181in)" draw:name="Text Box 59" svg:width="1.09201in" svg:height="0.25in">
          <draw:text-box>
            <text:p text:style-name="a948" text:class-names="" text:cond-style-name=""><text:span text:style-name="a946" text:class-names="">CA signed</text:span><text:span text:style-name="a947" text:class-names=""/></text:p>
          </draw:text-box>
          <svg:title/>
          <svg:desc/>
        </draw:frame>
        <draw:custom-shape svg:x="6.36285in" svg:y="10.10417in" svg:width="0in" svg:height="0.15799in" draw:id="id128" draw:style-name="a953" draw:name="Line 60">
          <svg:title/>
          <svg:desc/>
          <text:p text:style-name="a951" text:class-names="" text:cond-style-name=""><text:span text:style-name="a95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88889in" svg:y="10.26215in" svg:width="1in" svg:height="0.31424in" draw:id="id129" draw:style-name="a957" draw:name="Oval 61">
          <svg:title/>
          <svg:desc/>
          <text:p text:style-name="a956" text:class-names="" text:cond-style-name=""><text:span text:style-name="a954" text:class-names="">Platform?</text:span><text:span text:style-name="a95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55035in" svg:y="10.65625in" svg:width="1in" svg:height="0.31424in" draw:id="id130" draw:style-name="a963" draw:name="Rectangle 62">
          <svg:title/>
          <svg:desc/>
          <text:p text:style-name="a959" text:class-names="" text:cond-style-name=""><text:span text:style-name="a958" text:class-names="">CA z/OS</text:span></text:p>
          <text:p text:style-name="a962" text:class-names="" text:cond-style-name=""><text:span text:style-name="a960" text:class-names="">Properties</text:span><text:span text:style-name="a9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9132in" svg:y="10.65625in" svg:width="1.49653in" svg:height="0.31424in" draw:id="id131" draw:style-name="a969" draw:name="Rectangle 63">
          <svg:title/>
          <svg:desc/>
          <text:p text:style-name="a965" text:class-names="" text:cond-style-name=""><text:span text:style-name="a964" text:class-names="">CA UNIX/Windows</text:span></text:p>
          <text:p text:style-name="a968" text:class-names="" text:cond-style-name=""><text:span text:style-name="a966" text:class-names="">Properties</text:span><text:span text:style-name="a9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1319in" svg:y="10.42014in" svg:width="0.86632in" svg:height="0.23611in" draw:id="id132" draw:style-name="a973" draw:name="Line 64">
          <svg:title/>
          <svg:desc/>
          <text:p text:style-name="a971" text:class-names="" text:cond-style-name=""><text:span text:style-name="a97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10069in" svg:y="10.42014in" svg:width="0.78819in" svg:height="0.23611in" draw:id="id133" draw:style-name="a977" draw:name="Line 65">
          <svg:title/>
          <svg:desc/>
          <text:p text:style-name="a975" text:class-names="" text:cond-style-name=""><text:span text:style-name="a97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34" draw:style-name="a981" draw:transform="translate(-0.27517in -0.125in) rotate(0.22054) translate(5.45573in 10.46701in)" draw:name="Text Box 68" svg:width="0.55035in" svg:height="0.25in">
          <draw:text-box>
            <text:p text:style-name="a980" text:class-names="" text:cond-style-name=""><text:span text:style-name="a978" text:class-names="">z/OS</text:span><text:span text:style-name="a979" text:class-names=""/></text:p>
          </draw:text-box>
          <svg:title/>
          <svg:desc/>
        </draw:frame>
        <draw:frame draw:id="id135" draw:style-name="a985" draw:transform="translate(-0.54601in -0.125in) rotate(-0.30865) translate(7.31337in 10.44965in)" draw:name="Text Box 69" svg:width="1.09201in" svg:height="0.25in">
          <draw:text-box>
            <text:p text:style-name="a984" text:class-names="" text:cond-style-name=""><text:span text:style-name="a982" text:class-names="">UNIX/Windows</text:span><text:span text:style-name="a983" text:class-names=""/></text:p>
          </draw:text-box>
          <svg:title/>
          <svg:desc/>
        </draw:frame>
        <draw:custom-shape svg:x="6.5191in" svg:y="12.35417in" svg:width="1in" svg:height="0.31424in" draw:id="id136" draw:style-name="a991" draw:name="Rectangle 70">
          <svg:title/>
          <svg:desc/>
          <text:p text:style-name="a987" text:class-names="" text:cond-style-name=""><text:span text:style-name="a986" text:class-names="">CA Certificate</text:span></text:p>
          <text:p text:style-name="a990" text:class-names="" text:cond-style-name=""><text:span text:style-name="a988" text:class-names="">Properties</text:span><text:span text:style-name="a9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191in" svg:y="12.82813in" svg:width="1in" svg:height="0.31424in" draw:id="id137" draw:style-name="a995" draw:name="Rectangle 71">
          <svg:title/>
          <svg:desc/>
          <text:p text:style-name="a994" text:class-names="" text:cond-style-name=""><text:span text:style-name="a992" text:class-names="">Summary</text:span><text:span text:style-name="a9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1563in" svg:y="12.67014in" svg:width="0in" svg:height="0.15799in" draw:id="id138" draw:style-name="a999" draw:name="Line 72">
          <svg:title/>
          <svg:desc/>
          <text:p text:style-name="a997" text:class-names="" text:cond-style-name=""><text:span text:style-name="a99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39" draw:style-name="a1002" draw:name="Text Box 73" svg:x="1.97917in" svg:y="9.31424in" svg:width="0.76042in" svg:height="0.26736in">
          <draw:text-box>
            <text:p text:style-name="a1001" text:class-names="" text:cond-style-name=""><text:span text:style-name="a1000" text:class-names="">End here</text:span></text:p>
          </draw:text-box>
          <svg:title/>
          <svg:desc/>
        </draw:frame>
        <draw:custom-shape svg:x="2.34549in" svg:y="9.23611in" svg:width="0in" svg:height="0.15799in" draw:id="id140" draw:style-name="a1006" draw:name="Line 74">
          <svg:title/>
          <svg:desc/>
          <text:p text:style-name="a1004" text:class-names="" text:cond-style-name=""><text:span text:style-name="a100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41" draw:style-name="a1009" draw:name="Text Box 75" svg:x="3.44792in" svg:y="10.18056in" svg:width="0.76042in" svg:height="0.26736in">
          <draw:text-box>
            <text:p text:style-name="a1008" text:class-names="" text:cond-style-name=""><text:span text:style-name="a1007" text:class-names="">End here</text:span></text:p>
          </draw:text-box>
          <svg:title/>
          <svg:desc/>
        </draw:frame>
        <draw:custom-shape svg:x="3.78993in" svg:y="10.1059in" svg:width="0in" svg:height="0.15799in" draw:id="id142" draw:style-name="a1013" draw:name="Line 76">
          <svg:title/>
          <svg:desc/>
          <text:p text:style-name="a1011" text:class-names="" text:cond-style-name=""><text:span text:style-name="a101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43" draw:style-name="a1016" draw:name="Text Box 77" svg:x="6.62674in" svg:y="13.21701in" svg:width="0.76042in" svg:height="0.26736in">
          <draw:text-box>
            <text:p text:style-name="a1015" text:class-names="" text:cond-style-name=""><text:span text:style-name="a1014" text:class-names="">End here</text:span></text:p>
          </draw:text-box>
          <svg:title/>
          <svg:desc/>
        </draw:frame>
        <draw:custom-shape svg:x="6.99306in" svg:y="13.13889in" svg:width="0in" svg:height="0.15799in" draw:id="id144" draw:style-name="a1020" draw:name="Line 78">
          <svg:title/>
          <svg:desc/>
          <text:p text:style-name="a1018" text:class-names="" text:cond-style-name=""><text:span text:style-name="a101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45" draw:style-name="a1024" draw:transform="translate(-0.54601in -0.125in) rotate(-0.30865) translate(3.51823in 1.42361in)" draw:name="Text Box 79" svg:width="1.09201in" svg:height="0.25in">
          <draw:text-box>
            <text:p text:style-name="a1023" text:class-names="" text:cond-style-name=""><text:span text:style-name="a1021" text:class-names="">UNIX/Windows</text:span><text:span text:style-name="a1022" text:class-names=""/></text:p>
          </draw:text-box>
          <svg:title/>
          <svg:desc/>
        </draw:frame>
        <draw:custom-shape svg:x="3.47222in" svg:y="2.11806in" svg:width="1in" svg:height="0.31424in" draw:id="id146" draw:style-name="a1028" draw:name="Oval 80">
          <svg:title/>
          <svg:desc/>
          <text:p text:style-name="a1027" text:class-names="" text:cond-style-name=""><text:span text:style-name="a1025" text:class-names="">Command?</text:span><text:span text:style-name="a102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in" svg:y="1.96007in" svg:width="0in" svg:height="0.15799in" draw:id="id147" draw:style-name="a1032" draw:name="Line 81">
          <svg:title/>
          <svg:desc/>
          <text:p text:style-name="a1030" text:class-names="" text:cond-style-name=""><text:span text:style-name="a102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48" draw:style-name="a1036" draw:transform="translate(-0.43403in -0.19965in) rotate(0.87096) translate(3.41146in 2.86458in)" draw:name="Text Box 82" svg:width="0.86806in" svg:height="0.39931in">
          <draw:text-box>
            <text:p text:style-name="a1035" text:class-names="" text:cond-style-name=""><text:span text:style-name="a1033" text:class-names="">runmqckm/ <text:s text:c="1"/>gsk7cmd</text:span><text:span text:style-name="a1034" text:class-names=""/></text:p>
          </draw:text-box>
          <svg:title/>
          <svg:desc/>
        </draw:frame>
        <draw:frame draw:id="id149" draw:style-name="a1040" draw:transform="translate(-0.54601in -0.125in) rotate(-0.30865) translate(4.87066in 2.55729in)" draw:name="Text Box 83" svg:width="1.09201in" svg:height="0.25in">
          <draw:text-box>
            <text:p text:style-name="a1039" text:class-names="" text:cond-style-name=""><text:span text:style-name="a1037" text:class-names="">gsk7capicmd</text:span><text:span text:style-name="a1038" text:class-names=""/></text:p>
          </draw:text-box>
          <svg:title/>
          <svg:desc/>
        </draw:frame>
        <draw:custom-shape svg:x="3.6059in" svg:y="3.0625in" svg:width="1.41667in" svg:height="0.31424in" draw:id="id150" draw:style-name="a1044" draw:name="Line 85">
          <svg:title/>
          <svg:desc/>
          <text:p text:style-name="a1042" text:class-names="" text:cond-style-name=""><text:span text:style-name="a104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.40104in" svg:y="1.96007in" svg:width="1.41667in" svg:height="1.41667in" draw:id="id151" draw:style-name="a1048" draw:name="Line 86">
          <svg:title/>
          <svg:desc/>
          <text:p text:style-name="a1046" text:class-names="" text:cond-style-name=""><text:span text:style-name="a104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81076in" svg:y="5.34722in" svg:width="1.47222in" svg:height="0.31424in" draw:id="id152" draw:style-name="a1054" draw:name="Rectangle 87">
          <svg:title/>
          <svg:desc/>
          <text:p text:style-name="a1050" text:class-names="" text:cond-style-name=""><text:span text:style-name="a1049" text:class-names="">SSL Server gsk7capicmd</text:span></text:p>
          <text:p text:style-name="a1053" text:class-names="" text:cond-style-name=""><text:span text:style-name="a1051" text:class-names="">Properties</text:span><text:span text:style-name="a10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7049in" svg:y="5.03125in" svg:width="1.02431in" svg:height="0.31597in" draw:id="id153" draw:style-name="a1058" draw:name="Line 88">
          <svg:title/>
          <svg:desc/>
          <text:p text:style-name="a1056" text:class-names="" text:cond-style-name=""><text:span text:style-name="a105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68403in" svg:y="5.03125in" svg:width="0.78819in" svg:height="0.94444in" draw:id="id154" draw:style-name="a1062" draw:name="Line 89">
          <svg:title/>
          <svg:desc/>
          <text:p text:style-name="a1060" text:class-names="" text:cond-style-name=""><text:span text:style-name="a105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94444in" svg:y="4.71701in" svg:width="1in" svg:height="0.31424in" draw:id="id155" draw:style-name="a1066" draw:name="Oval 90">
          <svg:title/>
          <svg:desc/>
          <text:p text:style-name="a1065" text:class-names="" text:cond-style-name=""><text:span text:style-name="a1063" text:class-names="">Command?</text:span><text:span text:style-name="a106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56" draw:style-name="a1070" draw:transform="translate(-0.43403in -0.19965in) rotate(0.87096) translate(3.88368in 5.46354in)" draw:name="Text Box 92" svg:width="0.86806in" svg:height="0.39931in">
          <draw:text-box>
            <text:p text:style-name="a1069" text:class-names="" text:cond-style-name=""><text:span text:style-name="a1067" text:class-names="">runmqckm/ <text:s text:c="1"/>gsk7cmd</text:span><text:span text:style-name="a1068" text:class-names=""/></text:p>
          </draw:text-box>
          <svg:title/>
          <svg:desc/>
        </draw:frame>
        <draw:frame draw:id="id157" draw:style-name="a1074" draw:transform="translate(-0.54601in -0.125in) rotate(-0.30865) translate(5.34288in 5.15625in)" draw:name="Text Box 93" svg:width="1.09201in" svg:height="0.25in">
          <draw:text-box>
            <text:p text:style-name="a1073" text:class-names="" text:cond-style-name=""><text:span text:style-name="a1071" text:class-names="">gsk7capicmd</text:span><text:span text:style-name="a1072" text:class-names=""/></text:p>
          </draw:text-box>
          <svg:title/>
          <svg:desc/>
        </draw:frame>
        <draw:custom-shape svg:x="4.07813in" svg:y="5.66146in" svg:width="1.41667in" svg:height="0.31424in" draw:id="id158" draw:style-name="a1078" draw:name="Line 94">
          <svg:title/>
          <svg:desc/>
          <text:p text:style-name="a1076" text:class-names="" text:cond-style-name=""><text:span text:style-name="a107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10938in" svg:y="11.72569in" svg:width="1.47222in" svg:height="0.31424in" draw:id="id159" draw:style-name="a1084" draw:name="Rectangle 96">
          <svg:title/>
          <svg:desc/>
          <text:p text:style-name="a1080" text:class-names="" text:cond-style-name=""><text:span text:style-name="a1079" text:class-names="">SSL Server gsk7capicmd</text:span></text:p>
          <text:p text:style-name="a1083" text:class-names="" text:cond-style-name=""><text:span text:style-name="a1081" text:class-names="">Properties</text:span><text:span text:style-name="a10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7691in" svg:y="11.40972in" svg:width="1.02431in" svg:height="0.31597in" draw:id="id160" draw:style-name="a1088" draw:name="Line 97">
          <svg:title/>
          <svg:desc/>
          <text:p text:style-name="a1086" text:class-names="" text:cond-style-name=""><text:span text:style-name="a108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98264in" svg:y="11.40972in" svg:width="0.78819in" svg:height="0.94444in" draw:id="id161" draw:style-name="a1092" draw:name="Line 98">
          <svg:title/>
          <svg:desc/>
          <text:p text:style-name="a1090" text:class-names="" text:cond-style-name=""><text:span text:style-name="a108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24306in" svg:y="11.09549in" svg:width="1in" svg:height="0.31424in" draw:id="id162" draw:style-name="a1096" draw:name="Oval 99">
          <svg:title/>
          <svg:desc/>
          <text:p text:style-name="a1095" text:class-names="" text:cond-style-name=""><text:span text:style-name="a1093" text:class-names="">Command?</text:span><text:span text:style-name="a109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63" draw:style-name="a1100" draw:transform="translate(-0.43403in -0.19965in) rotate(0.87096) translate(7.18229in 11.84201in)" draw:name="Text Box 100" svg:width="0.86806in" svg:height="0.39931in">
          <draw:text-box>
            <text:p text:style-name="a1099" text:class-names="" text:cond-style-name=""><text:span text:style-name="a1097" text:class-names="">runmqckm/ <text:s text:c="1"/>gsk7cmd</text:span><text:span text:style-name="a1098" text:class-names=""/></text:p>
          </draw:text-box>
          <svg:title/>
          <svg:desc/>
        </draw:frame>
        <draw:frame draw:id="id164" draw:style-name="a1104" draw:transform="translate(-0.54601in -0.125in) rotate(-0.30865) translate(8.64149in 11.53472in)" draw:name="Text Box 101" svg:width="1.09201in" svg:height="0.25in">
          <draw:text-box>
            <text:p text:style-name="a1103" text:class-names="" text:cond-style-name=""><text:span text:style-name="a1101" text:class-names="">gsk7capicmd</text:span><text:span text:style-name="a1102" text:class-names=""/></text:p>
          </draw:text-box>
          <svg:title/>
          <svg:desc/>
        </draw:frame>
        <draw:custom-shape svg:x="7.37674in" svg:y="12.03993in" svg:width="1.41667in" svg:height="0.31424in" draw:id="id165" draw:style-name="a1108" draw:name="Line 102">
          <svg:title/>
          <svg:desc/>
          <text:p text:style-name="a1106" text:class-names="" text:cond-style-name=""><text:span text:style-name="a110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8819in" svg:y="4.34896in" svg:width="8.92361in" svg:height="3.00174in"/>
      <presentation:placeholder presentation:object="subtitle" svg:x="1.57465in" svg:y="7.93403in" svg:width="7.35069in" svg:height="3.57639in"/>
      <presentation:placeholder presentation:object="date-time" svg:x="0.52431in" svg:y="12.74826in" svg:width="2.45139in" svg:height="0.97222in"/>
      <presentation:placeholder presentation:object="footer" svg:x="3.58681in" svg:y="12.74826in" svg:width="3.32639in" svg:height="0.97222in"/>
      <presentation:placeholder presentation:object="page-number" svg:x="7.52431in" svg:y="12.74826in" svg:width="2.45139in" svg:height="0.97222in"/>
    </style:presentation-page-layout>
    <style:presentation-page-layout style:name="Master1-PPL2" style:display-name="Title and Content">
      <presentation:placeholder presentation:object="title" svg:x="0.52431in" svg:y="0.56076in" svg:width="9.45139in" svg:height="2.33333in"/>
      <presentation:placeholder presentation:object="object" svg:x="0.52431in" svg:y="3.26736in" svg:width="9.45139in" svg:height="9.23785in"/>
      <presentation:placeholder presentation:object="date-time" svg:x="0.52431in" svg:y="12.74826in" svg:width="2.45139in" svg:height="0.97222in"/>
      <presentation:placeholder presentation:object="footer" svg:x="3.58681in" svg:y="12.74826in" svg:width="3.32639in" svg:height="0.97222in"/>
      <presentation:placeholder presentation:object="page-number" svg:x="7.52431in" svg:y="12.74826in" svg:width="2.45139in" svg:height="0.97222in"/>
    </style:presentation-page-layout>
    <style:presentation-page-layout style:name="Master1-PPL3" style:display-name="Section Header">
      <presentation:placeholder presentation:object="title" svg:x="0.82986in" svg:y="8.99653in" svg:width="8.92535in" svg:height="2.77951in"/>
      <presentation:placeholder presentation:object="outline" svg:x="0.82986in" svg:y="5.93403in" svg:width="8.92535in" svg:height="3.0625in"/>
      <presentation:placeholder presentation:object="date-time" svg:x="0.52431in" svg:y="12.74826in" svg:width="2.45139in" svg:height="0.97222in"/>
      <presentation:placeholder presentation:object="footer" svg:x="3.58681in" svg:y="12.74826in" svg:width="3.32639in" svg:height="0.97222in"/>
      <presentation:placeholder presentation:object="page-number" svg:x="7.52431in" svg:y="12.74826in" svg:width="2.45139in" svg:height="0.97222in"/>
    </style:presentation-page-layout>
    <style:presentation-page-layout style:name="Master1-PPL4" style:display-name="Two Content">
      <presentation:placeholder presentation:object="title" svg:x="0.52431in" svg:y="0.56076in" svg:width="9.45139in" svg:height="2.33333in"/>
      <presentation:placeholder presentation:object="object" svg:x="0.52431in" svg:y="3.26736in" svg:width="4.64236in" svg:height="9.23785in"/>
      <presentation:placeholder presentation:object="object" svg:x="5.33333in" svg:y="3.26736in" svg:width="4.64236in" svg:height="9.23785in"/>
      <presentation:placeholder presentation:object="date-time" svg:x="0.52431in" svg:y="12.74826in" svg:width="2.45139in" svg:height="0.97222in"/>
      <presentation:placeholder presentation:object="footer" svg:x="3.58681in" svg:y="12.74826in" svg:width="3.32639in" svg:height="0.97222in"/>
      <presentation:placeholder presentation:object="page-number" svg:x="7.52431in" svg:y="12.74826in" svg:width="2.45139in" svg:height="0.97222in"/>
    </style:presentation-page-layout>
    <style:presentation-page-layout style:name="Master1-PPL5" style:display-name="Comparison">
      <presentation:placeholder presentation:object="title" svg:x="0.52431in" svg:y="0.56076in" svg:width="9.45139in" svg:height="2.33333in"/>
      <presentation:placeholder presentation:object="outline" svg:x="0.52431in" svg:y="3.13368in" svg:width="4.64063in" svg:height="1.30556in"/>
      <presentation:placeholder presentation:object="object" svg:x="0.52431in" svg:y="4.43924in" svg:width="4.64063in" svg:height="8.06597in"/>
      <presentation:placeholder presentation:object="outline" svg:x="5.33333in" svg:y="3.13368in" svg:width="4.64236in" svg:height="1.30556in"/>
      <presentation:placeholder presentation:object="object" svg:x="5.33333in" svg:y="4.43924in" svg:width="4.64236in" svg:height="8.06597in"/>
      <presentation:placeholder presentation:object="date-time" svg:x="0.52431in" svg:y="12.74826in" svg:width="2.45139in" svg:height="0.97222in"/>
      <presentation:placeholder presentation:object="footer" svg:x="3.58681in" svg:y="12.74826in" svg:width="3.32639in" svg:height="0.97222in"/>
      <presentation:placeholder presentation:object="page-number" svg:x="7.52431in" svg:y="12.74826in" svg:width="2.45139in" svg:height="0.97222in"/>
    </style:presentation-page-layout>
    <style:presentation-page-layout style:name="Master1-PPL6" style:display-name="Title Only">
      <presentation:placeholder presentation:object="title" svg:x="0.52431in" svg:y="0.56076in" svg:width="9.45139in" svg:height="2.33333in"/>
      <presentation:placeholder presentation:object="date-time" svg:x="0.52431in" svg:y="12.74826in" svg:width="2.45139in" svg:height="0.97222in"/>
      <presentation:placeholder presentation:object="footer" svg:x="3.58681in" svg:y="12.74826in" svg:width="3.32639in" svg:height="0.97222in"/>
      <presentation:placeholder presentation:object="page-number" svg:x="7.52431in" svg:y="12.74826in" svg:width="2.45139in" svg:height="0.97222in"/>
    </style:presentation-page-layout>
    <style:presentation-page-layout style:name="Master1-PPL7" style:display-name="Blank">
      <presentation:placeholder presentation:object="date-time" svg:x="0.52431in" svg:y="12.74826in" svg:width="2.45139in" svg:height="0.97222in"/>
      <presentation:placeholder presentation:object="footer" svg:x="3.58681in" svg:y="12.74826in" svg:width="3.32639in" svg:height="0.97222in"/>
      <presentation:placeholder presentation:object="page-number" svg:x="7.52431in" svg:y="12.74826in" svg:width="2.45139in" svg:height="0.97222in"/>
    </style:presentation-page-layout>
    <style:presentation-page-layout style:name="Master1-PPL8" style:display-name="Content with Caption">
      <presentation:placeholder presentation:object="title" svg:x="0.52431in" svg:y="0.55729in" svg:width="3.45486in" svg:height="2.37153in"/>
      <presentation:placeholder presentation:object="object" svg:x="4.1059in" svg:y="0.55729in" svg:width="5.86979in" svg:height="11.94792in"/>
      <presentation:placeholder presentation:object="outline" svg:x="0.52431in" svg:y="2.92882in" svg:width="3.45486in" svg:height="9.57639in"/>
      <presentation:placeholder presentation:object="date-time" svg:x="0.52431in" svg:y="12.74826in" svg:width="2.45139in" svg:height="0.97222in"/>
      <presentation:placeholder presentation:object="footer" svg:x="3.58681in" svg:y="12.74826in" svg:width="3.32639in" svg:height="0.97222in"/>
      <presentation:placeholder presentation:object="page-number" svg:x="7.52431in" svg:y="12.74826in" svg:width="2.45139in" svg:height="0.97222in"/>
    </style:presentation-page-layout>
    <style:presentation-page-layout style:name="Master1-PPL9" style:display-name="Picture with Caption">
      <presentation:placeholder presentation:object="title" svg:x="2.05729in" svg:y="9.80035in" svg:width="6.30035in" svg:height="1.15625in"/>
      <presentation:placeholder presentation:object="graphic" svg:x="2.05729in" svg:y="1.25174in" svg:width="6.30035in" svg:height="8.39931in"/>
      <presentation:placeholder presentation:object="outline" svg:x="2.05729in" svg:y="10.9566in" svg:width="6.30035in" svg:height="1.6441in"/>
      <presentation:placeholder presentation:object="date-time" svg:x="0.52431in" svg:y="12.74826in" svg:width="2.45139in" svg:height="0.97222in"/>
      <presentation:placeholder presentation:object="footer" svg:x="3.58681in" svg:y="12.74826in" svg:width="3.32639in" svg:height="0.97222in"/>
      <presentation:placeholder presentation:object="page-number" svg:x="7.52431in" svg:y="12.74826in" svg:width="2.45139in" svg:height="0.97222in"/>
    </style:presentation-page-layout>
    <style:presentation-page-layout style:name="Master1-PPL10" style:display-name="Title and Vertical Text">
      <presentation:placeholder presentation:object="title" svg:x="0.52431in" svg:y="0.56076in" svg:width="9.45139in" svg:height="2.33333in"/>
      <presentation:placeholder presentation:object="outline" svg:x="0.52431in" svg:y="3.26736in" svg:width="9.45139in" svg:height="9.23785in"/>
      <presentation:placeholder presentation:object="date-time" svg:x="0.52431in" svg:y="12.74826in" svg:width="2.45139in" svg:height="0.97222in"/>
      <presentation:placeholder presentation:object="footer" svg:x="3.58681in" svg:y="12.74826in" svg:width="3.32639in" svg:height="0.97222in"/>
      <presentation:placeholder presentation:object="page-number" svg:x="7.52431in" svg:y="12.74826in" svg:width="2.45139in" svg:height="0.97222in"/>
    </style:presentation-page-layout>
    <style:presentation-page-layout style:name="Master1-PPL11" style:display-name="Vertical Title and Text">
      <presentation:placeholder presentation:object="title" svg:x="7.61285in" svg:y="0.56076in" svg:width="2.36285in" svg:height="11.94444in"/>
      <presentation:placeholder presentation:object="outline" svg:x="0.52431in" svg:y="0.56076in" svg:width="6.92188in" svg:height="11.94444in"/>
      <presentation:placeholder presentation:object="date-time" svg:x="0.52431in" svg:y="12.74826in" svg:width="2.45139in" svg:height="0.97222in"/>
      <presentation:placeholder presentation:object="footer" svg:x="3.58681in" svg:y="12.74826in" svg:width="3.32639in" svg:height="0.97222in"/>
      <presentation:placeholder presentation:object="page-number" svg:x="7.52431in" svg:y="12.74826in" svg:width="2.45139in" svg:height="0.97222in"/>
    </style:presentation-page-layout>
    <style:default-style style:family="graphic">
      <style:graphic-properties draw:fill="solid" draw:fill-color="#bbe0e3" draw:opacity="100%" draw:stroke="solid" svg:stroke-width="0.01042in" svg:stroke-color="#000000" svg:stroke-opacity="100%" draw:stroke-linejoin="round"/>
    </style:default-style>
    <draw:marker draw:name="a1012" svg:viewBox="0 0 20 30" svg:d="m10 0-10 30h20z"/>
    <draw:marker draw:name="a793" svg:viewBox="0 0 20 30" svg:d="m10 0-10 30h20z"/>
    <draw:marker draw:name="a862" svg:viewBox="0 0 20 30" svg:d="m10 0-10 30h20z"/>
    <draw:marker draw:name="a932" svg:viewBox="0 0 20 30" svg:d="m10 0-10 30h20z"/>
    <draw:marker draw:name="a701" svg:viewBox="0 0 20 30" svg:d="m10 0-10 30h20z"/>
    <draw:marker draw:name="a797" svg:viewBox="0 0 20 30" svg:d="m10 0-10 30h20z"/>
    <draw:marker draw:name="a1091" svg:viewBox="0 0 20 30" svg:d="m10 0-10 30h20z"/>
    <draw:marker draw:name="a972" svg:viewBox="0 0 20 30" svg:d="m10 0-10 30h20z"/>
    <draw:marker draw:name="a866" svg:viewBox="0 0 20 30" svg:d="m10 0-10 30h20z"/>
    <draw:marker draw:name="a1019" svg:viewBox="0 0 20 30" svg:d="m10 0-10 30h20z"/>
    <draw:marker draw:name="a1057" svg:viewBox="0 0 20 30" svg:d="m10 0-10 30h20z"/>
    <draw:marker draw:name="a813" svg:viewBox="0 0 20 30" svg:d="m10 0-10 30h20z"/>
    <draw:marker draw:name="a976" svg:viewBox="0 0 20 30" svg:d="m10 0-10 30h20z"/>
    <draw:marker draw:name="a781" svg:viewBox="0 0 20 30" svg:d="m10 0-10 30h20z"/>
    <draw:marker draw:name="a817" svg:viewBox="0 0 20 30" svg:d="m10 0-10 30h20z"/>
    <draw:marker draw:name="a1005" svg:viewBox="0 0 20 30" svg:d="m10 0-10 30h20z"/>
    <draw:marker draw:name="a785" svg:viewBox="0 0 20 30" svg:d="m10 0-10 30h20z"/>
    <draw:marker draw:name="a1043" svg:viewBox="0 0 20 30" svg:d="m10 0-10 30h20z"/>
    <draw:marker draw:name="a894" svg:viewBox="0 0 20 30" svg:d="m10 0-10 30h20z"/>
    <draw:marker draw:name="a789" svg:viewBox="0 0 20 30" svg:d="m10 0-10 30h20z"/>
    <draw:marker draw:name="a801" svg:viewBox="0 0 20 30" svg:d="m10 0-10 30h20z"/>
    <draw:marker draw:name="a928" svg:viewBox="0 0 20 30" svg:d="m10 0-10 30h20z"/>
    <draw:marker draw:name="a1047" svg:viewBox="0 0 20 30" svg:d="m10 0-10 30h20z"/>
    <draw:marker draw:name="a805" svg:viewBox="0 0 20 30" svg:d="m10 0-10 30h20z"/>
    <draw:marker draw:name="a1087" svg:viewBox="0 0 20 30" svg:d="m10 0-10 30h20z"/>
    <draw:marker draw:name="a1031" svg:viewBox="0 0 20 30" svg:d="m10 0-10 30h20z"/>
    <draw:marker draw:name="a881" svg:viewBox="0 0 20 30" svg:d="m10 0-10 30h20z"/>
    <draw:marker draw:name="a809" svg:viewBox="0 0 20 30" svg:d="m10 0-10 30h20z"/>
    <draw:marker draw:name="a952" svg:viewBox="0 0 20 30" svg:d="m10 0-10 30h20z"/>
    <draw:marker draw:name="a849" svg:viewBox="0 0 20 30" svg:d="m10 0-10 30h20z"/>
    <draw:marker draw:name="a1107" svg:viewBox="0 0 20 30" svg:d="m10 0-10 30h20z"/>
    <draw:marker draw:name="a693" svg:viewBox="0 0 20 30" svg:d="m10 0-10 30h20z"/>
    <draw:marker draw:name="a1077" svg:viewBox="0 0 20 30" svg:d="m10 0-10 30h20z"/>
    <draw:marker draw:name="a870" svg:viewBox="0 0 20 30" svg:d="m10 0-10 30h20z"/>
    <draw:marker draw:name="a940" svg:viewBox="0 0 20 30" svg:d="m10 0-10 30h20z"/>
    <draw:marker draw:name="a697" svg:viewBox="0 0 20 30" svg:d="m10 0-10 30h20z"/>
    <draw:marker draw:name="a998" svg:viewBox="0 0 20 30" svg:d="m10 0-10 30h20z"/>
    <draw:marker draw:name="a1061" svg:viewBox="0 0 20 30" svg:d="m10 0-10 30h20z"/>
    <draw:marker draw:name="a874" svg:viewBox="0 0 20 30" svg:d="m10 0-10 30h20z"/>
    <draw:marker draw:name="a944" svg:viewBox="0 0 20 30" svg:d="m10 0-10 30h20z"/>
    <draw:marker draw:name="a908" svg:viewBox="0 0 20 30" svg:d="m10 0-10 30h20z"/>
    <draw:marker draw:name="a821" svg:viewBox="0 0 20 30" svg:d="m10 0-10 30h20z"/>
  </office:styles>
  <office:automatic-styles>
    <style:page-layout style:name="pageLayout1">
      <style:page-layout-properties fo:page-width="10.5in" fo:page-height="14in" style:print-orientation="portrait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center" style:tab-stop-distance="1.399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6111in" style:font-size-asian="0.86111in" style:font-size-complex="0.8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6998in" fo:padding-bottom="0.06998in" fo:padding-left="0.13997in" fo:padding-right="0.13997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6111in" style:font-size-asian="0.86111in" style:font-size-complex="0.8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.399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right" style:tab-stop-distance="1.399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6998in" fo:padding-bottom="0.06998in" fo:padding-left="0.13997in" fo:padding-right="0.1399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6998in" fo:padding-bottom="0.06998in" fo:padding-left="0.13997in" fo:padding-right="0.13997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.39931in" fo:margin-left="0.52431in" fo:margin-right="0in" fo:text-indent="-0.52431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.39931in" fo:margin-left="1.13715in" fo:margin-right="0in" fo:text-indent="-0.4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draw:fill="none" draw:stroke="solid" svg:stroke-width="0.01042in" svg:stroke-color="#000000" svg:stroke-opacity="100%" draw:stroke-linejoin="miter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.39931in" fo:margin-left="1.75in" fo:margin-right="0in" fo:text-indent="-0.3506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100%" fo:text-align="left" style:tab-stop-distance="1.39931in" fo:margin-left="2.44965in" fo:margin-right="0in" fo:text-indent="-0.3489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0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.399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1.39931in" fo:margin-left="3.14931in" fo:margin-right="0in" fo:text-indent="-0.3489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6998in" fo:padding-bottom="0.06998in" fo:padding-left="0.13997in" fo:padding-right="0.1399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.39931in" fo:margin-left="0.52431in" fo:margin-right="0in" fo:text-indent="-0.52431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6998in" fo:padding-bottom="0.06998in" fo:padding-left="0.13997in" fo:padding-right="0.1399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1.39931in" fo:margin-left="0.52431in" fo:margin-right="0in" fo:text-indent="-0.52431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1.39931in" fo:margin-left="1.13715in" fo:margin-right="0in" fo:text-indent="-0.4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.39931in" fo:margin-left="1.13715in" fo:margin-right="0in" fo:text-indent="-0.4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.39931in" fo:margin-left="1.75in" fo:margin-right="0in" fo:text-indent="-0.3506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.39931in" fo:margin-left="1.75in" fo:margin-right="0in" fo:text-indent="-0.3506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left" style:tab-stop-distance="1.39931in" fo:margin-left="2.44965in" fo:margin-right="0in" fo:text-indent="-0.3489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.39931in" fo:margin-left="2.44965in" fo:margin-right="0in" fo:text-indent="-0.3489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.39931in" fo:margin-left="3.14931in" fo:margin-right="0in" fo:text-indent="-0.3489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1.39931in" fo:margin-left="3.14931in" fo:margin-right="0in" fo:text-indent="-0.3489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6998in" fo:padding-bottom="0.06998in" fo:padding-left="0.13997in" fo:padding-right="0.1399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.3993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6998in" fo:padding-bottom="0.06998in" fo:padding-left="0.13997in" fo:padding-right="0.1399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.399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6998in" fo:padding-bottom="0.06998in" fo:padding-left="0.13997in" fo:padding-right="0.1399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center" style:tab-stop-distance="1.399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6998in" fo:padding-bottom="0.06998in" fo:padding-left="0.13997in" fo:padding-right="0.13997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6998in" fo:padding-bottom="0.06998in" fo:padding-left="0.13997in" fo:padding-right="0.1399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fo:text-align="right" style:tab-stop-distance="1.399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6998in" fo:padding-bottom="0.06998in" fo:padding-left="0.13997in" fo:padding-right="0.1399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3">
      <style:paragraph-properties fo:line-height="100%" fo:text-align="left" style:tab-stop-distance="1.399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6998in" fo:padding-bottom="0.06998in" fo:padding-left="0.13997in" fo:padding-right="0.1399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1.399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6998in" fo:padding-bottom="0.06998in" fo:padding-left="0.13997in" fo:padding-right="0.13997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1.399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6">
      <style:graphic-properties draw:fill="none" draw:stroke="solid" svg:stroke-width="0.01042in" svg:stroke-color="#000000" svg:stroke-opacity="100%" draw:stroke-linejoin="miter"/>
    </style:style>
    <style:style style:family="presentation" style:name="a490">
      <style:graphic-properties fo:wrap-option="wrap" fo:padding-top="0.06998in" fo:padding-bottom="0.06998in" fo:padding-left="0.13997in" fo:padding-right="0.1399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solid" svg:stroke-width="0.01042in" svg:stroke-color="#000000" svg:stroke-opacity="100%" draw:stroke-linejoin="miter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6111in" style:font-size-asian="0.86111in" style:font-size-complex="0.8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.399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6998in" fo:padding-bottom="0.06998in" fo:padding-left="0.13997in" fo:padding-right="0.13997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.39931in" fo:margin-left="0.52431in" fo:margin-right="0in" fo:text-indent="-0.52431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.39931in" fo:margin-left="1.13715in" fo:margin-right="0in" fo:text-indent="-0.4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0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6111in" style:font-size-asian="0.86111in" style:font-size-complex="0.8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6111in" style:font-size-asian="0.86111in" style:font-size-complex="0.8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center" style:tab-stop-distance="1.399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6998in" fo:padding-bottom="0.06998in" fo:padding-left="0.13997in" fo:padding-right="0.13997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5">
      <style:paragraph-properties fo:line-height="100%" fo:text-align="left" style:tab-stop-distance="1.3993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6998in" fo:padding-bottom="0.06998in" fo:padding-left="0.13997in" fo:padding-right="0.1399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9">
      <style:paragraph-properties fo:line-height="100%" fo:text-align="left" style:tab-stop-distance="1.39931in" fo:margin-left="0.52431in" fo:margin-right="0in" fo:text-indent="-0.524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3">
      <style:paragraph-properties fo:line-height="100%" fo:text-align="left" style:tab-stop-distance="1.399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6998in" fo:padding-bottom="0.06998in" fo:padding-left="0.13997in" fo:padding-right="0.1399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left" style:tab-stop-distance="1.3993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6998in" fo:padding-bottom="0.06998in" fo:padding-left="0.13997in" fo:padding-right="0.1399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left" style:tab-stop-distance="1.3993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left" style:tab-stop-distance="1.39931in" fo:margin-left="1.13715in" fo:margin-right="0in" fo:text-indent="-0.4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left" style:tab-stop-distance="1.39931in" fo:margin-left="1.75in" fo:margin-right="0in" fo:text-indent="-0.35069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6998in" fo:padding-bottom="0.06998in" fo:padding-left="0.13997in" fo:padding-right="0.1399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.39931in" fo:margin-left="2.44965in" fo:margin-right="0in" fo:text-indent="-0.3489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.399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6998in" fo:padding-bottom="0.06998in" fo:padding-left="0.13997in" fo:padding-right="0.1399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.399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6998in" fo:padding-bottom="0.06998in" fo:padding-left="0.13997in" fo:padding-right="0.13997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1.399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left" style:tab-stop-distance="1.39931in" fo:margin-left="3.14931in" fo:margin-right="0in" fo:text-indent="-0.3489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6998in" fo:padding-bottom="0.06998in" fo:padding-left="0.13997in" fo:padding-right="0.1399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6">
      <style:paragraph-properties fo:line-height="100%" fo:text-align="left" style:tab-stop-distance="1.3993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6998in" fo:padding-bottom="0.06998in" fo:padding-left="0.13997in" fo:padding-right="0.1399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6998in" fo:padding-bottom="0.06998in" fo:padding-left="0.13997in" fo:padding-right="0.1399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draw:fill="none" draw:stroke="solid" svg:stroke-width="0.01042in" svg:stroke-color="#000000" svg:stroke-opacity="100%" draw:stroke-linejoin="miter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.39931in" fo:margin-left="0.52431in" fo:margin-right="0in" fo:text-indent="-0.524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1.39931in" fo:margin-left="1.13715in" fo:margin-right="0in" fo:text-indent="-0.4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100%" fo:text-align="left" style:tab-stop-distance="1.39931in" fo:margin-left="1.75in" fo:margin-right="0in" fo:text-indent="-0.35069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.39931in" fo:margin-left="2.44965in" fo:margin-right="0in" fo:text-indent="-0.3489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6111in" style:font-size-asian="0.86111in" style:font-size-complex="0.8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6111in" style:font-size-asian="0.86111in" style:font-size-complex="0.8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center" style:tab-stop-distance="1.399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6998in" fo:padding-bottom="0.06998in" fo:padding-left="0.13997in" fo:padding-right="0.13997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1.39931in" fo:margin-left="3.14931in" fo:margin-right="0in" fo:text-indent="-0.3489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6998in" fo:padding-bottom="0.06998in" fo:padding-left="0.13997in" fo:padding-right="0.1399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.399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6998in" fo:padding-bottom="0.06998in" fo:padding-left="0.13997in" fo:padding-right="0.1399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.39931in" fo:margin-left="0.52431in" fo:margin-right="0in" fo:text-indent="-0.52431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.39931in" fo:margin-left="1.13715in" fo:margin-right="0in" fo:text-indent="-0.4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.399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.39931in" fo:margin-left="1.75in" fo:margin-right="0in" fo:text-indent="-0.3506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6998in" fo:padding-bottom="0.06998in" fo:padding-left="0.13997in" fo:padding-right="0.13997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right" style:tab-stop-distance="1.399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6998in" fo:padding-bottom="0.06998in" fo:padding-left="0.13997in" fo:padding-right="0.1399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6111in" style:font-size-asian="0.86111in" style:font-size-complex="0.8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6111in" style:font-size-asian="0.86111in" style:font-size-complex="0.8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center" style:tab-stop-distance="1.399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6998in" fo:padding-bottom="0.06998in" fo:padding-left="0.13997in" fo:padding-right="0.13997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left" style:tab-stop-distance="1.39931in" fo:margin-left="0.52431in" fo:margin-right="0in" fo:text-indent="-0.52431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.39931in" fo:margin-left="1.13715in" fo:margin-right="0in" fo:text-indent="-0.4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.39931in" fo:margin-left="2.44965in" fo:margin-right="0in" fo:text-indent="-0.3489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left" style:tab-stop-distance="1.39931in" fo:margin-left="3.14931in" fo:margin-right="0in" fo:text-indent="-0.3489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6998in" fo:padding-bottom="0.06998in" fo:padding-left="0.13997in" fo:padding-right="0.1399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draw:fill="none" draw:stroke="solid" svg:stroke-width="0.01042in" svg:stroke-color="#000000" svg:stroke-opacity="100%" draw:stroke-linejoin="miter"/>
    </style:style>
    <style:style style:family="paragraph" style:name="a128">
      <style:paragraph-properties fo:line-height="100%" fo:text-align="left" style:tab-stop-distance="1.399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6998in" fo:padding-bottom="0.06998in" fo:padding-left="0.13997in" fo:padding-right="0.1399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.39931in" fo:margin-left="1.75in" fo:margin-right="0in" fo:text-indent="-0.3506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left" style:tab-stop-distance="1.39931in" fo:margin-left="2.44965in" fo:margin-right="0in" fo:text-indent="-0.3489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1.39931in" fo:margin-left="3.14931in" fo:margin-right="0in" fo:text-indent="-0.3489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center" style:tab-stop-distance="1.399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6998in" fo:padding-bottom="0.06998in" fo:padding-left="0.13997in" fo:padding-right="0.13997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1.399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6998in" fo:padding-bottom="0.06998in" fo:padding-left="0.13997in" fo:padding-right="0.1399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6998in" fo:padding-bottom="0.06998in" fo:padding-left="0.13997in" fo:padding-right="0.13997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.399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6998in" fo:padding-bottom="0.06998in" fo:padding-left="0.13997in" fo:padding-right="0.1399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.399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6998in" fo:padding-bottom="0.06998in" fo:padding-left="0.13997in" fo:padding-right="0.13997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.399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">
      <style:graphic-properties draw:fill="none" draw:stroke="solid" svg:stroke-width="0.01042in" svg:stroke-color="#000000" svg:stroke-opacity="100%" draw:stroke-linejoin="miter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6111in" style:font-size-asian="0.86111in" style:font-size-complex="0.8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6111in" style:font-size-asian="0.86111in" style:font-size-complex="0.8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center" style:tab-stop-distance="1.399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6998in" fo:padding-bottom="0.06998in" fo:padding-left="0.13997in" fo:padding-right="0.13997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6998in" fo:padding-bottom="0.06998in" fo:padding-left="0.13997in" fo:padding-right="0.1399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7">
      <style:graphic-properties draw:fill="none" draw:stroke="solid" svg:stroke-width="0.01042in" svg:stroke-color="#000000" svg:stroke-opacity="100%" draw:stroke-linejoin="miter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.39931in" fo:margin-left="1.75in" fo:margin-right="0in" fo:text-indent="-0.3506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.399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1.39931in" fo:margin-left="2.44965in" fo:margin-right="0in" fo:text-indent="-0.3489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6998in" fo:padding-bottom="0.06998in" fo:padding-left="0.13997in" fo:padding-right="0.1399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center" style:tab-stop-distance="1.399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6998in" fo:padding-bottom="0.06998in" fo:padding-left="0.13997in" fo:padding-right="0.13997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100%" fo:text-align="left" style:tab-stop-distance="1.39931in" fo:margin-left="3.14931in" fo:margin-right="0in" fo:text-indent="-0.3489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1.399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6998in" fo:padding-bottom="0.06998in" fo:padding-left="0.13997in" fo:padding-right="0.1399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7">
      <style:graphic-properties fo:wrap-option="wrap" fo:padding-top="0.06998in" fo:padding-bottom="0.06998in" fo:padding-left="0.13997in" fo:padding-right="0.1399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">
      <style:paragraph-properties fo:line-height="100%" fo:text-align="left" style:tab-stop-distance="1.399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">
      <style:graphic-properties fo:wrap-option="wrap" fo:padding-top="0.06998in" fo:padding-bottom="0.06998in" fo:padding-left="0.13997in" fo:padding-right="0.1399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">
      <style:paragraph-properties fo:line-height="100%" fo:text-align="center" style:tab-stop-distance="1.399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.399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6998in" fo:padding-bottom="0.06998in" fo:padding-left="0.13997in" fo:padding-right="0.13997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6998in" fo:padding-bottom="0.06998in" fo:padding-left="0.13997in" fo:padding-right="0.1399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draw:fill="none" draw:stroke="solid" svg:stroke-width="0.01042in" svg:stroke-color="#000000" svg:stroke-opacity="100%" draw:stroke-linejoin="miter"/>
    </style:style>
    <style:style style:family="paragraph" style:name="a27">
      <style:paragraph-properties fo:line-height="100%" fo:text-align="right" style:tab-stop-distance="1.399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6998in" fo:padding-bottom="0.06998in" fo:padding-left="0.13997in" fo:padding-right="0.1399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left" style:tab-stop-distance="1.3993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6998in" fo:padding-bottom="0.06998in" fo:padding-left="0.13997in" fo:padding-right="0.13997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.399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6998in" fo:padding-bottom="0.06998in" fo:padding-left="0.13997in" fo:padding-right="0.1399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center" style:tab-stop-distance="1.399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draw:fill="none" draw:stroke="solid" svg:stroke-width="0.01042in" svg:stroke-color="#000000" svg:stroke-opacity="100%" draw:stroke-linejoin="miter"/>
    </style:style>
    <style:style style:family="presentation" style:name="a179">
      <style:graphic-properties fo:wrap-option="wrap" fo:padding-top="0.06998in" fo:padding-bottom="0.06998in" fo:padding-left="0.13997in" fo:padding-right="0.13997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6111in" style:font-size-asian="0.86111in" style:font-size-complex="0.8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6111in" style:font-size-asian="0.86111in" style:font-size-complex="0.8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1.399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6998in" fo:padding-bottom="0.06998in" fo:padding-left="0.13997in" fo:padding-right="0.13997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.39931in" fo:margin-left="0.52431in" fo:margin-right="0in" fo:text-indent="-0.52431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.39931in" fo:margin-left="1.13715in" fo:margin-right="0in" fo:text-indent="-0.4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1.399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6998in" fo:padding-bottom="0.06998in" fo:padding-left="0.13997in" fo:padding-right="0.1399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draw:fill="none" draw:stroke="solid" svg:stroke-width="0.01042in" svg:stroke-color="#000000" svg:stroke-opacity="100%" draw:stroke-linejoin="miter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2">
      <style:paragraph-properties fo:line-height="100%" fo:text-align="left" style:tab-stop-distance="1.39931in" fo:margin-left="1.75in" fo:margin-right="0in" fo:text-indent="-0.3506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.399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left" style:tab-stop-distance="1.39931in" fo:margin-left="2.44965in" fo:margin-right="0in" fo:text-indent="-0.3489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1.39931in" fo:margin-left="3.14931in" fo:margin-right="0in" fo:text-indent="-0.3489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6998in" fo:padding-bottom="0.06998in" fo:padding-left="0.13997in" fo:padding-right="0.1399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center" style:tab-stop-distance="1.399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3">
      <style:graphic-properties fo:wrap-option="wrap" fo:padding-top="0.06998in" fo:padding-bottom="0.06998in" fo:padding-left="0.13997in" fo:padding-right="0.13997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6111in" style:font-size-asian="0.86111in" style:font-size-complex="0.8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1.399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6998in" fo:padding-bottom="0.06998in" fo:padding-left="0.13997in" fo:padding-right="0.1399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6998in" fo:padding-bottom="0.06998in" fo:padding-left="0.13997in" fo:padding-right="0.13997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left" style:tab-stop-distance="1.399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6998in" fo:padding-bottom="0.06998in" fo:padding-left="0.13997in" fo:padding-right="0.1399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.399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6998in" fo:padding-bottom="0.06998in" fo:padding-left="0.13997in" fo:padding-right="0.13997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right" style:tab-stop-distance="1.399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6111in" style:font-size-asian="0.86111in" style:font-size-complex="0.8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center" style:tab-stop-distance="1.399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6998in" fo:padding-bottom="0.06998in" fo:padding-left="0.13997in" fo:padding-right="0.13997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center" style:tab-stop-distance="1.3993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6998in" fo:padding-bottom="0.06998in" fo:padding-left="0.13997in" fo:padding-right="0.13997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.399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draw:fill="none" draw:stroke="solid" svg:stroke-width="0.01042in" svg:stroke-color="#000000" svg:stroke-opacity="100%" draw:stroke-linejoin="miter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6998in" fo:padding-bottom="0.06998in" fo:padding-left="0.13997in" fo:padding-right="0.1399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6998in" fo:padding-bottom="0.06998in" fo:padding-left="0.13997in" fo:padding-right="0.1399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draw:fill="none" draw:stroke="solid" svg:stroke-width="0.01042in" svg:stroke-color="#000000" svg:stroke-opacity="100%" draw:stroke-linejoin="miter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»">
        <style:list-level-properties text:space-before="0.17535in" text:min-label-width="0.34896in"/>
        <style:text-properties fo:font-size="100%"/>
      </text:list-level-style-bullet>
      <text:list-level-style-bullet text:level="2" text:bullet-char="»">
        <style:list-level-properties text:space-before="0.78819in" text:min-label-width="0.34896in"/>
        <style:text-properties fo:font-size="100%"/>
      </text:list-level-style-bullet>
      <text:list-level-style-bullet text:level="3" text:bullet-char="»">
        <style:list-level-properties text:space-before="1.40104in" text:min-label-width="0.34896in"/>
        <style:text-properties fo:font-size="100%"/>
      </text:list-level-style-bullet>
      <text:list-level-style-bullet text:level="4" text:bullet-char="»">
        <style:list-level-properties text:space-before="2.10069in" text:min-label-width="0.34896in"/>
        <style:text-properties fo:font-size="100%"/>
      </text:list-level-style-bullet>
      <text:list-level-style-bullet text:level="5" text:bullet-char="»">
        <style:list-level-properties text:space-before="2.80035in" text:min-label-width="0.34896in"/>
        <style:text-properties fo:font-size="100%"/>
      </text:list-level-style-bullet>
      <text:list-level-style-bullet text:level="6" text:bullet-char="»">
        <style:list-level-properties text:space-before="3.30035in" text:min-label-width="0.34896in"/>
        <style:text-properties fo:font-size="100%"/>
      </text:list-level-style-bullet>
      <text:list-level-style-bullet text:level="7" text:bullet-char="»">
        <style:list-level-properties text:space-before="3.80035in" text:min-label-width="0.34896in"/>
        <style:text-properties fo:font-size="100%"/>
      </text:list-level-style-bullet>
      <text:list-level-style-bullet text:level="8" text:bullet-char="»">
        <style:list-level-properties text:space-before="4.30035in" text:min-label-width="0.34896in"/>
        <style:text-properties fo:font-size="100%"/>
      </text:list-level-style-bullet>
      <text:list-level-style-bullet text:level="9" text:bullet-char="»">
        <style:list-level-properties text:space-before="4.80035in" text:min-label-width="0.34896in"/>
        <style:text-properties fo:font-size="100%"/>
      </text:list-level-style-bullet>
    </text:list-style>
    <text:list-style style:name="a313">
      <text:list-level-style-bullet text:level="1" text:bullet-char="»">
        <style:list-level-properties text:space-before="0.17535in" text:min-label-width="0.34896in"/>
        <style:text-properties fo:font-size="100%"/>
      </text:list-level-style-bullet>
      <text:list-level-style-bullet text:level="2" text:bullet-char="»">
        <style:list-level-properties text:space-before="0.78819in" text:min-label-width="0.34896in"/>
        <style:text-properties fo:font-size="100%"/>
      </text:list-level-style-bullet>
      <text:list-level-style-bullet text:level="3" text:bullet-char="»">
        <style:list-level-properties text:space-before="1.40104in" text:min-label-width="0.34896in"/>
        <style:text-properties fo:font-size="100%"/>
      </text:list-level-style-bullet>
      <text:list-level-style-bullet text:level="4" text:bullet-char="»">
        <style:list-level-properties text:space-before="2.10069in" text:min-label-width="0.34896in"/>
        <style:text-properties fo:font-size="100%"/>
      </text:list-level-style-bullet>
      <text:list-level-style-bullet text:level="5" text:bullet-char="»">
        <style:list-level-properties text:space-before="2.80035in" text:min-label-width="0.34896in"/>
        <style:text-properties fo:font-size="100%"/>
      </text:list-level-style-bullet>
      <text:list-level-style-bullet text:level="6" text:bullet-char="»">
        <style:list-level-properties text:space-before="3.30035in" text:min-label-width="0.34896in"/>
        <style:text-properties fo:font-size="100%"/>
      </text:list-level-style-bullet>
      <text:list-level-style-bullet text:level="7" text:bullet-char="»">
        <style:list-level-properties text:space-before="3.80035in" text:min-label-width="0.34896in"/>
        <style:text-properties fo:font-size="100%"/>
      </text:list-level-style-bullet>
      <text:list-level-style-bullet text:level="8" text:bullet-char="»">
        <style:list-level-properties text:space-before="4.30035in" text:min-label-width="0.34896in"/>
        <style:text-properties fo:font-size="100%"/>
      </text:list-level-style-bullet>
      <text:list-level-style-bullet text:level="9" text:bullet-char="»">
        <style:list-level-properties text:space-before="4.80035in" text:min-label-width="0.34896in"/>
        <style:text-properties fo:font-size="100%"/>
      </text:list-level-style-bullet>
    </text:list-style>
    <text:list-style style:name="a472">
      <text:list-level-style-bullet text:level="1" text:bullet-char="–">
        <style:list-level-properties text:space-before="0.17535in" text:min-label-width="0.34896in"/>
        <style:text-properties fo:font-size="100%"/>
      </text:list-level-style-bullet>
      <text:list-level-style-bullet text:level="2" text:bullet-char="–">
        <style:list-level-properties text:space-before="0.78819in" text:min-label-width="0.34896in"/>
        <style:text-properties fo:font-size="100%"/>
      </text:list-level-style-bullet>
      <text:list-level-style-bullet text:level="3" text:bullet-char="–">
        <style:list-level-properties text:space-before="1.40104in" text:min-label-width="0.34896in"/>
        <style:text-properties fo:font-size="100%"/>
      </text:list-level-style-bullet>
      <text:list-level-style-bullet text:level="4" text:bullet-char="–">
        <style:list-level-properties text:space-before="2.10069in" text:min-label-width="0.34896in"/>
        <style:text-properties fo:font-size="100%"/>
      </text:list-level-style-bullet>
      <text:list-level-style-bullet text:level="5" text:bullet-char="–">
        <style:list-level-properties text:space-before="2.80035in" text:min-label-width="0.34896in"/>
        <style:text-properties fo:font-size="100%"/>
      </text:list-level-style-bullet>
      <text:list-level-style-bullet text:level="6" text:bullet-char="–">
        <style:list-level-properties text:space-before="3.30035in" text:min-label-width="0.34896in"/>
        <style:text-properties fo:font-size="100%"/>
      </text:list-level-style-bullet>
      <text:list-level-style-bullet text:level="7" text:bullet-char="–">
        <style:list-level-properties text:space-before="3.80035in" text:min-label-width="0.34896in"/>
        <style:text-properties fo:font-size="100%"/>
      </text:list-level-style-bullet>
      <text:list-level-style-bullet text:level="8" text:bullet-char="–">
        <style:list-level-properties text:space-before="4.30035in" text:min-label-width="0.34896in"/>
        <style:text-properties fo:font-size="100%"/>
      </text:list-level-style-bullet>
      <text:list-level-style-bullet text:level="9" text:bullet-char="–">
        <style:list-level-properties text:space-before="4.80035in" text:min-label-width="0.34896in"/>
        <style:text-properties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bullet text:level="1" text:bullet-char="»">
        <style:list-level-properties text:space-before="0.17535in" text:min-label-width="0.34896in"/>
        <style:text-properties fo:font-size="100%"/>
      </text:list-level-style-bullet>
      <text:list-level-style-bullet text:level="2" text:bullet-char="»">
        <style:list-level-properties text:space-before="0.78819in" text:min-label-width="0.34896in"/>
        <style:text-properties fo:font-size="100%"/>
      </text:list-level-style-bullet>
      <text:list-level-style-bullet text:level="3" text:bullet-char="»">
        <style:list-level-properties text:space-before="1.40104in" text:min-label-width="0.34896in"/>
        <style:text-properties fo:font-size="100%"/>
      </text:list-level-style-bullet>
      <text:list-level-style-bullet text:level="4" text:bullet-char="»">
        <style:list-level-properties text:space-before="2.10069in" text:min-label-width="0.34896in"/>
        <style:text-properties fo:font-size="100%"/>
      </text:list-level-style-bullet>
      <text:list-level-style-bullet text:level="5" text:bullet-char="»">
        <style:list-level-properties text:space-before="2.80035in" text:min-label-width="0.34896in"/>
        <style:text-properties fo:font-size="100%"/>
      </text:list-level-style-bullet>
      <text:list-level-style-bullet text:level="6" text:bullet-char="»">
        <style:list-level-properties text:space-before="3.30035in" text:min-label-width="0.34896in"/>
        <style:text-properties fo:font-size="100%"/>
      </text:list-level-style-bullet>
      <text:list-level-style-bullet text:level="7" text:bullet-char="»">
        <style:list-level-properties text:space-before="3.80035in" text:min-label-width="0.34896in"/>
        <style:text-properties fo:font-size="100%"/>
      </text:list-level-style-bullet>
      <text:list-level-style-bullet text:level="8" text:bullet-char="»">
        <style:list-level-properties text:space-before="4.30035in" text:min-label-width="0.34896in"/>
        <style:text-properties fo:font-size="100%"/>
      </text:list-level-style-bullet>
      <text:list-level-style-bullet text:level="9" text:bullet-char="»">
        <style:list-level-properties text:space-before="4.80035in" text:min-label-width="0.34896in"/>
        <style:text-properties fo:font-size="100%"/>
      </text:list-level-style-bullet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bullet text:level="1" text:bullet-char="–">
        <style:list-level-properties text:space-before="0.08681in" text:min-label-width="0.4375in"/>
        <style:text-properties fo:font-size="100%"/>
      </text:list-level-style-bullet>
      <text:list-level-style-bullet text:level="2" text:bullet-char="–">
        <style:list-level-properties text:space-before="0.69965in" text:min-label-width="0.4375in"/>
        <style:text-properties fo:font-size="100%"/>
      </text:list-level-style-bullet>
      <text:list-level-style-bullet text:level="3" text:bullet-char="–">
        <style:list-level-properties text:space-before="1.3125in" text:min-label-width="0.4375in"/>
        <style:text-properties fo:font-size="100%"/>
      </text:list-level-style-bullet>
      <text:list-level-style-bullet text:level="4" text:bullet-char="–">
        <style:list-level-properties text:space-before="2.01215in" text:min-label-width="0.4375in"/>
        <style:text-properties fo:font-size="100%"/>
      </text:list-level-style-bullet>
      <text:list-level-style-bullet text:level="5" text:bullet-char="–">
        <style:list-level-properties text:space-before="2.71181in" text:min-label-width="0.4375in"/>
        <style:text-properties fo:font-size="100%"/>
      </text:list-level-style-bullet>
      <text:list-level-style-bullet text:level="6" text:bullet-char="–">
        <style:list-level-properties text:space-before="3.21181in" text:min-label-width="0.4375in"/>
        <style:text-properties fo:font-size="100%"/>
      </text:list-level-style-bullet>
      <text:list-level-style-bullet text:level="7" text:bullet-char="–">
        <style:list-level-properties text:space-before="3.71181in" text:min-label-width="0.4375in"/>
        <style:text-properties fo:font-size="100%"/>
      </text:list-level-style-bullet>
      <text:list-level-style-bullet text:level="8" text:bullet-char="–">
        <style:list-level-properties text:space-before="4.21181in" text:min-label-width="0.4375in"/>
        <style:text-properties fo:font-size="100%"/>
      </text:list-level-style-bullet>
      <text:list-level-style-bullet text:level="9" text:bullet-char="–">
        <style:list-level-properties text:space-before="4.71181in" text:min-label-width="0.4375in"/>
        <style:text-properties fo:font-size="100%"/>
      </text:list-level-style-bullet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bullet text:level="1" text:bullet-char="•">
        <style:list-level-properties text:space-before="0.17361in" text:min-label-width="0.35069in"/>
        <style:text-properties fo:font-size="100%"/>
      </text:list-level-style-bullet>
      <text:list-level-style-bullet text:level="2" text:bullet-char="•">
        <style:list-level-properties text:space-before="0.78646in" text:min-label-width="0.35069in"/>
        <style:text-properties fo:font-size="100%"/>
      </text:list-level-style-bullet>
      <text:list-level-style-bullet text:level="3" text:bullet-char="•">
        <style:list-level-properties text:space-before="1.39931in" text:min-label-width="0.35069in"/>
        <style:text-properties fo:font-size="100%"/>
      </text:list-level-style-bullet>
      <text:list-level-style-bullet text:level="4" text:bullet-char="•">
        <style:list-level-properties text:space-before="2.09896in" text:min-label-width="0.35069in"/>
        <style:text-properties fo:font-size="100%"/>
      </text:list-level-style-bullet>
      <text:list-level-style-bullet text:level="5" text:bullet-char="•">
        <style:list-level-properties text:space-before="2.79861in" text:min-label-width="0.35069in"/>
        <style:text-properties fo:font-size="100%"/>
      </text:list-level-style-bullet>
      <text:list-level-style-bullet text:level="6" text:bullet-char="•">
        <style:list-level-properties text:space-before="3.29861in" text:min-label-width="0.35069in"/>
        <style:text-properties fo:font-size="100%"/>
      </text:list-level-style-bullet>
      <text:list-level-style-bullet text:level="7" text:bullet-char="•">
        <style:list-level-properties text:space-before="3.79861in" text:min-label-width="0.35069in"/>
        <style:text-properties fo:font-size="100%"/>
      </text:list-level-style-bullet>
      <text:list-level-style-bullet text:level="8" text:bullet-char="•">
        <style:list-level-properties text:space-before="4.29861in" text:min-label-width="0.35069in"/>
        <style:text-properties fo:font-size="100%"/>
      </text:list-level-style-bullet>
      <text:list-level-style-bullet text:level="9" text:bullet-char="•">
        <style:list-level-properties text:space-before="4.79861in" text:min-label-width="0.35069in"/>
        <style:text-properties fo:font-size="100%"/>
      </text:list-level-style-bullet>
    </text:list-style>
    <text:list-style style:name="a228">
      <text:list-level-style-bullet text:level="1" text:bullet-char="–">
        <style:list-level-properties text:space-before="0.17535in" text:min-label-width="0.34896in"/>
        <style:text-properties fo:font-size="100%"/>
      </text:list-level-style-bullet>
      <text:list-level-style-bullet text:level="2" text:bullet-char="–">
        <style:list-level-properties text:space-before="0.78819in" text:min-label-width="0.34896in"/>
        <style:text-properties fo:font-size="100%"/>
      </text:list-level-style-bullet>
      <text:list-level-style-bullet text:level="3" text:bullet-char="–">
        <style:list-level-properties text:space-before="1.40104in" text:min-label-width="0.34896in"/>
        <style:text-properties fo:font-size="100%"/>
      </text:list-level-style-bullet>
      <text:list-level-style-bullet text:level="4" text:bullet-char="–">
        <style:list-level-properties text:space-before="2.10069in" text:min-label-width="0.34896in"/>
        <style:text-properties fo:font-size="100%"/>
      </text:list-level-style-bullet>
      <text:list-level-style-bullet text:level="5" text:bullet-char="–">
        <style:list-level-properties text:space-before="2.80035in" text:min-label-width="0.34896in"/>
        <style:text-properties fo:font-size="100%"/>
      </text:list-level-style-bullet>
      <text:list-level-style-bullet text:level="6" text:bullet-char="–">
        <style:list-level-properties text:space-before="3.30035in" text:min-label-width="0.34896in"/>
        <style:text-properties fo:font-size="100%"/>
      </text:list-level-style-bullet>
      <text:list-level-style-bullet text:level="7" text:bullet-char="–">
        <style:list-level-properties text:space-before="3.80035in" text:min-label-width="0.34896in"/>
        <style:text-properties fo:font-size="100%"/>
      </text:list-level-style-bullet>
      <text:list-level-style-bullet text:level="8" text:bullet-char="–">
        <style:list-level-properties text:space-before="4.30035in" text:min-label-width="0.34896in"/>
        <style:text-properties fo:font-size="100%"/>
      </text:list-level-style-bullet>
      <text:list-level-style-bullet text:level="9" text:bullet-char="–">
        <style:list-level-properties text:space-before="4.80035in" text:min-label-width="0.34896in"/>
        <style:text-properties fo:font-size="100%"/>
      </text:list-level-style-bullet>
    </text:list-style>
    <text:list-style style:name="a637">
      <text:list-level-style-bullet text:level="1" text:bullet-char="•">
        <style:list-level-properties text:space-before="0in" text:min-label-width="0.52431in"/>
        <style:text-properties fo:font-size="100%"/>
      </text:list-level-style-bullet>
      <text:list-level-style-bullet text:level="2" text:bullet-char="•">
        <style:list-level-properties text:space-before="0.61285in" text:min-label-width="0.52431in"/>
        <style:text-properties fo:font-size="100%"/>
      </text:list-level-style-bullet>
      <text:list-level-style-bullet text:level="3" text:bullet-char="•">
        <style:list-level-properties text:space-before="1.22569in" text:min-label-width="0.52431in"/>
        <style:text-properties fo:font-size="100%"/>
      </text:list-level-style-bullet>
      <text:list-level-style-bullet text:level="4" text:bullet-char="•">
        <style:list-level-properties text:space-before="1.92535in" text:min-label-width="0.52431in"/>
        <style:text-properties fo:font-size="100%"/>
      </text:list-level-style-bullet>
      <text:list-level-style-bullet text:level="5" text:bullet-char="•">
        <style:list-level-properties text:space-before="2.625in" text:min-label-width="0.52431in"/>
        <style:text-properties fo:font-size="100%"/>
      </text:list-level-style-bullet>
      <text:list-level-style-bullet text:level="6" text:bullet-char="•">
        <style:list-level-properties text:space-before="3.125in" text:min-label-width="0.52431in"/>
        <style:text-properties fo:font-size="100%"/>
      </text:list-level-style-bullet>
      <text:list-level-style-bullet text:level="7" text:bullet-char="•">
        <style:list-level-properties text:space-before="3.625in" text:min-label-width="0.52431in"/>
        <style:text-properties fo:font-size="100%"/>
      </text:list-level-style-bullet>
      <text:list-level-style-bullet text:level="8" text:bullet-char="•">
        <style:list-level-properties text:space-before="4.125in" text:min-label-width="0.52431in"/>
        <style:text-properties fo:font-size="100%"/>
      </text:list-level-style-bullet>
      <text:list-level-style-bullet text:level="9" text:bullet-char="•">
        <style:list-level-properties text:space-before="4.625in" text:min-label-width="0.52431in"/>
        <style:text-properties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•">
        <style:list-level-properties text:space-before="0in" text:min-label-width="0.52431in"/>
        <style:text-properties fo:font-size="100%"/>
      </text:list-level-style-bullet>
      <text:list-level-style-bullet text:level="2" text:bullet-char="•">
        <style:list-level-properties text:space-before="0.61285in" text:min-label-width="0.52431in"/>
        <style:text-properties fo:font-size="100%"/>
      </text:list-level-style-bullet>
      <text:list-level-style-bullet text:level="3" text:bullet-char="•">
        <style:list-level-properties text:space-before="1.22569in" text:min-label-width="0.52431in"/>
        <style:text-properties fo:font-size="100%"/>
      </text:list-level-style-bullet>
      <text:list-level-style-bullet text:level="4" text:bullet-char="•">
        <style:list-level-properties text:space-before="1.92535in" text:min-label-width="0.52431in"/>
        <style:text-properties fo:font-size="100%"/>
      </text:list-level-style-bullet>
      <text:list-level-style-bullet text:level="5" text:bullet-char="•">
        <style:list-level-properties text:space-before="2.625in" text:min-label-width="0.52431in"/>
        <style:text-properties fo:font-size="100%"/>
      </text:list-level-style-bullet>
      <text:list-level-style-bullet text:level="6" text:bullet-char="•">
        <style:list-level-properties text:space-before="3.125in" text:min-label-width="0.52431in"/>
        <style:text-properties fo:font-size="100%"/>
      </text:list-level-style-bullet>
      <text:list-level-style-bullet text:level="7" text:bullet-char="•">
        <style:list-level-properties text:space-before="3.625in" text:min-label-width="0.52431in"/>
        <style:text-properties fo:font-size="100%"/>
      </text:list-level-style-bullet>
      <text:list-level-style-bullet text:level="8" text:bullet-char="•">
        <style:list-level-properties text:space-before="4.125in" text:min-label-width="0.52431in"/>
        <style:text-properties fo:font-size="100%"/>
      </text:list-level-style-bullet>
      <text:list-level-style-bullet text:level="9" text:bullet-char="•">
        <style:list-level-properties text:space-before="4.625in" text:min-label-width="0.52431in"/>
        <style:text-properties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52431in"/>
        <style:text-properties fo:font-size="100%"/>
      </text:list-level-style-bullet>
      <text:list-level-style-bullet text:level="2" text:bullet-char="•">
        <style:list-level-properties text:space-before="0.61285in" text:min-label-width="0.52431in"/>
        <style:text-properties fo:font-size="100%"/>
      </text:list-level-style-bullet>
      <text:list-level-style-bullet text:level="3" text:bullet-char="•">
        <style:list-level-properties text:space-before="1.22569in" text:min-label-width="0.52431in"/>
        <style:text-properties fo:font-size="100%"/>
      </text:list-level-style-bullet>
      <text:list-level-style-bullet text:level="4" text:bullet-char="•">
        <style:list-level-properties text:space-before="1.92535in" text:min-label-width="0.52431in"/>
        <style:text-properties fo:font-size="100%"/>
      </text:list-level-style-bullet>
      <text:list-level-style-bullet text:level="5" text:bullet-char="•">
        <style:list-level-properties text:space-before="2.625in" text:min-label-width="0.52431in"/>
        <style:text-properties fo:font-size="100%"/>
      </text:list-level-style-bullet>
      <text:list-level-style-bullet text:level="6" text:bullet-char="•">
        <style:list-level-properties text:space-before="3.125in" text:min-label-width="0.52431in"/>
        <style:text-properties fo:font-size="100%"/>
      </text:list-level-style-bullet>
      <text:list-level-style-bullet text:level="7" text:bullet-char="•">
        <style:list-level-properties text:space-before="3.625in" text:min-label-width="0.52431in"/>
        <style:text-properties fo:font-size="100%"/>
      </text:list-level-style-bullet>
      <text:list-level-style-bullet text:level="8" text:bullet-char="•">
        <style:list-level-properties text:space-before="4.125in" text:min-label-width="0.52431in"/>
        <style:text-properties fo:font-size="100%"/>
      </text:list-level-style-bullet>
      <text:list-level-style-bullet text:level="9" text:bullet-char="•">
        <style:list-level-properties text:space-before="4.625in" text:min-label-width="0.52431in"/>
        <style:text-properties fo:font-size="100%"/>
      </text:list-level-style-bullet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–">
        <style:list-level-properties text:space-before="0.08681in" text:min-label-width="0.4375in"/>
        <style:text-properties fo:font-size="100%"/>
      </text:list-level-style-bullet>
      <text:list-level-style-bullet text:level="2" text:bullet-char="–">
        <style:list-level-properties text:space-before="0.69965in" text:min-label-width="0.4375in"/>
        <style:text-properties fo:font-size="100%"/>
      </text:list-level-style-bullet>
      <text:list-level-style-bullet text:level="3" text:bullet-char="–">
        <style:list-level-properties text:space-before="1.3125in" text:min-label-width="0.4375in"/>
        <style:text-properties fo:font-size="100%"/>
      </text:list-level-style-bullet>
      <text:list-level-style-bullet text:level="4" text:bullet-char="–">
        <style:list-level-properties text:space-before="2.01215in" text:min-label-width="0.4375in"/>
        <style:text-properties fo:font-size="100%"/>
      </text:list-level-style-bullet>
      <text:list-level-style-bullet text:level="5" text:bullet-char="–">
        <style:list-level-properties text:space-before="2.71181in" text:min-label-width="0.4375in"/>
        <style:text-properties fo:font-size="100%"/>
      </text:list-level-style-bullet>
      <text:list-level-style-bullet text:level="6" text:bullet-char="–">
        <style:list-level-properties text:space-before="3.21181in" text:min-label-width="0.4375in"/>
        <style:text-properties fo:font-size="100%"/>
      </text:list-level-style-bullet>
      <text:list-level-style-bullet text:level="7" text:bullet-char="–">
        <style:list-level-properties text:space-before="3.71181in" text:min-label-width="0.4375in"/>
        <style:text-properties fo:font-size="100%"/>
      </text:list-level-style-bullet>
      <text:list-level-style-bullet text:level="8" text:bullet-char="–">
        <style:list-level-properties text:space-before="4.21181in" text:min-label-width="0.4375in"/>
        <style:text-properties fo:font-size="100%"/>
      </text:list-level-style-bullet>
      <text:list-level-style-bullet text:level="9" text:bullet-char="–">
        <style:list-level-properties text:space-before="4.71181in" text:min-label-width="0.4375in"/>
        <style:text-properties fo:font-size="100%"/>
      </text:list-level-style-bullet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.17361in" text:min-label-width="0.35069in"/>
        <style:text-properties fo:font-size="100%"/>
      </text:list-level-style-bullet>
      <text:list-level-style-bullet text:level="2" text:bullet-char="•">
        <style:list-level-properties text:space-before="0.78646in" text:min-label-width="0.35069in"/>
        <style:text-properties fo:font-size="100%"/>
      </text:list-level-style-bullet>
      <text:list-level-style-bullet text:level="3" text:bullet-char="•">
        <style:list-level-properties text:space-before="1.39931in" text:min-label-width="0.35069in"/>
        <style:text-properties fo:font-size="100%"/>
      </text:list-level-style-bullet>
      <text:list-level-style-bullet text:level="4" text:bullet-char="•">
        <style:list-level-properties text:space-before="2.09896in" text:min-label-width="0.35069in"/>
        <style:text-properties fo:font-size="100%"/>
      </text:list-level-style-bullet>
      <text:list-level-style-bullet text:level="5" text:bullet-char="•">
        <style:list-level-properties text:space-before="2.79861in" text:min-label-width="0.35069in"/>
        <style:text-properties fo:font-size="100%"/>
      </text:list-level-style-bullet>
      <text:list-level-style-bullet text:level="6" text:bullet-char="•">
        <style:list-level-properties text:space-before="3.29861in" text:min-label-width="0.35069in"/>
        <style:text-properties fo:font-size="100%"/>
      </text:list-level-style-bullet>
      <text:list-level-style-bullet text:level="7" text:bullet-char="•">
        <style:list-level-properties text:space-before="3.79861in" text:min-label-width="0.35069in"/>
        <style:text-properties fo:font-size="100%"/>
      </text:list-level-style-bullet>
      <text:list-level-style-bullet text:level="8" text:bullet-char="•">
        <style:list-level-properties text:space-before="4.29861in" text:min-label-width="0.35069in"/>
        <style:text-properties fo:font-size="100%"/>
      </text:list-level-style-bullet>
      <text:list-level-style-bullet text:level="9" text:bullet-char="•">
        <style:list-level-properties text:space-before="4.79861in" text:min-label-width="0.35069in"/>
        <style:text-properties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52431in"/>
        <style:text-properties fo:font-size="100%"/>
      </text:list-level-style-bullet>
      <text:list-level-style-bullet text:level="2" text:bullet-char="•">
        <style:list-level-properties text:space-before="0.61285in" text:min-label-width="0.52431in"/>
        <style:text-properties fo:font-size="100%"/>
      </text:list-level-style-bullet>
      <text:list-level-style-bullet text:level="3" text:bullet-char="•">
        <style:list-level-properties text:space-before="1.22569in" text:min-label-width="0.52431in"/>
        <style:text-properties fo:font-size="100%"/>
      </text:list-level-style-bullet>
      <text:list-level-style-bullet text:level="4" text:bullet-char="•">
        <style:list-level-properties text:space-before="1.92535in" text:min-label-width="0.52431in"/>
        <style:text-properties fo:font-size="100%"/>
      </text:list-level-style-bullet>
      <text:list-level-style-bullet text:level="5" text:bullet-char="•">
        <style:list-level-properties text:space-before="2.625in" text:min-label-width="0.52431in"/>
        <style:text-properties fo:font-size="100%"/>
      </text:list-level-style-bullet>
      <text:list-level-style-bullet text:level="6" text:bullet-char="•">
        <style:list-level-properties text:space-before="3.125in" text:min-label-width="0.52431in"/>
        <style:text-properties fo:font-size="100%"/>
      </text:list-level-style-bullet>
      <text:list-level-style-bullet text:level="7" text:bullet-char="•">
        <style:list-level-properties text:space-before="3.625in" text:min-label-width="0.52431in"/>
        <style:text-properties fo:font-size="100%"/>
      </text:list-level-style-bullet>
      <text:list-level-style-bullet text:level="8" text:bullet-char="•">
        <style:list-level-properties text:space-before="4.125in" text:min-label-width="0.52431in"/>
        <style:text-properties fo:font-size="100%"/>
      </text:list-level-style-bullet>
      <text:list-level-style-bullet text:level="9" text:bullet-char="•">
        <style:list-level-properties text:space-before="4.625in" text:min-label-width="0.52431in"/>
        <style:text-properties fo:font-size="100%"/>
      </text:list-level-style-bullet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–">
        <style:list-level-properties text:space-before="0.08681in" text:min-label-width="0.4375in"/>
        <style:text-properties fo:font-size="100%"/>
      </text:list-level-style-bullet>
      <text:list-level-style-bullet text:level="2" text:bullet-char="–">
        <style:list-level-properties text:space-before="0.69965in" text:min-label-width="0.4375in"/>
        <style:text-properties fo:font-size="100%"/>
      </text:list-level-style-bullet>
      <text:list-level-style-bullet text:level="3" text:bullet-char="–">
        <style:list-level-properties text:space-before="1.3125in" text:min-label-width="0.4375in"/>
        <style:text-properties fo:font-size="100%"/>
      </text:list-level-style-bullet>
      <text:list-level-style-bullet text:level="4" text:bullet-char="–">
        <style:list-level-properties text:space-before="2.01215in" text:min-label-width="0.4375in"/>
        <style:text-properties fo:font-size="100%"/>
      </text:list-level-style-bullet>
      <text:list-level-style-bullet text:level="5" text:bullet-char="–">
        <style:list-level-properties text:space-before="2.71181in" text:min-label-width="0.4375in"/>
        <style:text-properties fo:font-size="100%"/>
      </text:list-level-style-bullet>
      <text:list-level-style-bullet text:level="6" text:bullet-char="–">
        <style:list-level-properties text:space-before="3.21181in" text:min-label-width="0.4375in"/>
        <style:text-properties fo:font-size="100%"/>
      </text:list-level-style-bullet>
      <text:list-level-style-bullet text:level="7" text:bullet-char="–">
        <style:list-level-properties text:space-before="3.71181in" text:min-label-width="0.4375in"/>
        <style:text-properties fo:font-size="100%"/>
      </text:list-level-style-bullet>
      <text:list-level-style-bullet text:level="8" text:bullet-char="–">
        <style:list-level-properties text:space-before="4.21181in" text:min-label-width="0.4375in"/>
        <style:text-properties fo:font-size="100%"/>
      </text:list-level-style-bullet>
      <text:list-level-style-bullet text:level="9" text:bullet-char="–">
        <style:list-level-properties text:space-before="4.71181in" text:min-label-width="0.4375in"/>
        <style:text-properties fo:font-size="100%"/>
      </text:list-level-style-bullet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bullet text:level="1" text:bullet-char="»">
        <style:list-level-properties text:space-before="0.17535in" text:min-label-width="0.34896in"/>
        <style:text-properties fo:font-size="100%"/>
      </text:list-level-style-bullet>
      <text:list-level-style-bullet text:level="2" text:bullet-char="»">
        <style:list-level-properties text:space-before="0.78819in" text:min-label-width="0.34896in"/>
        <style:text-properties fo:font-size="100%"/>
      </text:list-level-style-bullet>
      <text:list-level-style-bullet text:level="3" text:bullet-char="»">
        <style:list-level-properties text:space-before="1.40104in" text:min-label-width="0.34896in"/>
        <style:text-properties fo:font-size="100%"/>
      </text:list-level-style-bullet>
      <text:list-level-style-bullet text:level="4" text:bullet-char="»">
        <style:list-level-properties text:space-before="2.10069in" text:min-label-width="0.34896in"/>
        <style:text-properties fo:font-size="100%"/>
      </text:list-level-style-bullet>
      <text:list-level-style-bullet text:level="5" text:bullet-char="»">
        <style:list-level-properties text:space-before="2.80035in" text:min-label-width="0.34896in"/>
        <style:text-properties fo:font-size="100%"/>
      </text:list-level-style-bullet>
      <text:list-level-style-bullet text:level="6" text:bullet-char="»">
        <style:list-level-properties text:space-before="3.30035in" text:min-label-width="0.34896in"/>
        <style:text-properties fo:font-size="100%"/>
      </text:list-level-style-bullet>
      <text:list-level-style-bullet text:level="7" text:bullet-char="»">
        <style:list-level-properties text:space-before="3.80035in" text:min-label-width="0.34896in"/>
        <style:text-properties fo:font-size="100%"/>
      </text:list-level-style-bullet>
      <text:list-level-style-bullet text:level="8" text:bullet-char="»">
        <style:list-level-properties text:space-before="4.30035in" text:min-label-width="0.34896in"/>
        <style:text-properties fo:font-size="100%"/>
      </text:list-level-style-bullet>
      <text:list-level-style-bullet text:level="9" text:bullet-char="»">
        <style:list-level-properties text:space-before="4.80035in" text:min-label-width="0.34896in"/>
        <style:text-properties fo:font-size="10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bullet text:level="1" text:bullet-char="–">
        <style:list-level-properties text:space-before="0.08681in" text:min-label-width="0.4375in"/>
        <style:text-properties fo:font-size="100%"/>
      </text:list-level-style-bullet>
      <text:list-level-style-bullet text:level="2" text:bullet-char="–">
        <style:list-level-properties text:space-before="0.69965in" text:min-label-width="0.4375in"/>
        <style:text-properties fo:font-size="100%"/>
      </text:list-level-style-bullet>
      <text:list-level-style-bullet text:level="3" text:bullet-char="–">
        <style:list-level-properties text:space-before="1.3125in" text:min-label-width="0.4375in"/>
        <style:text-properties fo:font-size="100%"/>
      </text:list-level-style-bullet>
      <text:list-level-style-bullet text:level="4" text:bullet-char="–">
        <style:list-level-properties text:space-before="2.01215in" text:min-label-width="0.4375in"/>
        <style:text-properties fo:font-size="100%"/>
      </text:list-level-style-bullet>
      <text:list-level-style-bullet text:level="5" text:bullet-char="–">
        <style:list-level-properties text:space-before="2.71181in" text:min-label-width="0.4375in"/>
        <style:text-properties fo:font-size="100%"/>
      </text:list-level-style-bullet>
      <text:list-level-style-bullet text:level="6" text:bullet-char="–">
        <style:list-level-properties text:space-before="3.21181in" text:min-label-width="0.4375in"/>
        <style:text-properties fo:font-size="100%"/>
      </text:list-level-style-bullet>
      <text:list-level-style-bullet text:level="7" text:bullet-char="–">
        <style:list-level-properties text:space-before="3.71181in" text:min-label-width="0.4375in"/>
        <style:text-properties fo:font-size="100%"/>
      </text:list-level-style-bullet>
      <text:list-level-style-bullet text:level="8" text:bullet-char="–">
        <style:list-level-properties text:space-before="4.21181in" text:min-label-width="0.4375in"/>
        <style:text-properties fo:font-size="100%"/>
      </text:list-level-style-bullet>
      <text:list-level-style-bullet text:level="9" text:bullet-char="–">
        <style:list-level-properties text:space-before="4.71181in" text:min-label-width="0.4375in"/>
        <style:text-properties fo:font-size="100%"/>
      </text:list-level-style-bullet>
    </text:list-style>
    <text:list-style style:name="a643">
      <text:list-level-style-bullet text:level="1" text:bullet-char="•">
        <style:list-level-properties text:space-before="0.17361in" text:min-label-width="0.35069in"/>
        <style:text-properties fo:font-size="100%"/>
      </text:list-level-style-bullet>
      <text:list-level-style-bullet text:level="2" text:bullet-char="•">
        <style:list-level-properties text:space-before="0.78646in" text:min-label-width="0.35069in"/>
        <style:text-properties fo:font-size="100%"/>
      </text:list-level-style-bullet>
      <text:list-level-style-bullet text:level="3" text:bullet-char="•">
        <style:list-level-properties text:space-before="1.39931in" text:min-label-width="0.35069in"/>
        <style:text-properties fo:font-size="100%"/>
      </text:list-level-style-bullet>
      <text:list-level-style-bullet text:level="4" text:bullet-char="•">
        <style:list-level-properties text:space-before="2.09896in" text:min-label-width="0.35069in"/>
        <style:text-properties fo:font-size="100%"/>
      </text:list-level-style-bullet>
      <text:list-level-style-bullet text:level="5" text:bullet-char="•">
        <style:list-level-properties text:space-before="2.79861in" text:min-label-width="0.35069in"/>
        <style:text-properties fo:font-size="100%"/>
      </text:list-level-style-bullet>
      <text:list-level-style-bullet text:level="6" text:bullet-char="•">
        <style:list-level-properties text:space-before="3.29861in" text:min-label-width="0.35069in"/>
        <style:text-properties fo:font-size="100%"/>
      </text:list-level-style-bullet>
      <text:list-level-style-bullet text:level="7" text:bullet-char="•">
        <style:list-level-properties text:space-before="3.79861in" text:min-label-width="0.35069in"/>
        <style:text-properties fo:font-size="100%"/>
      </text:list-level-style-bullet>
      <text:list-level-style-bullet text:level="8" text:bullet-char="•">
        <style:list-level-properties text:space-before="4.29861in" text:min-label-width="0.35069in"/>
        <style:text-properties fo:font-size="100%"/>
      </text:list-level-style-bullet>
      <text:list-level-style-bullet text:level="9" text:bullet-char="•">
        <style:list-level-properties text:space-before="4.79861in" text:min-label-width="0.35069in"/>
        <style:text-properties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52431in"/>
        <style:text-properties fo:font-size="100%"/>
      </text:list-level-style-bullet>
      <text:list-level-style-bullet text:level="2" text:bullet-char="•">
        <style:list-level-properties text:space-before="0.61285in" text:min-label-width="0.52431in"/>
        <style:text-properties fo:font-size="100%"/>
      </text:list-level-style-bullet>
      <text:list-level-style-bullet text:level="3" text:bullet-char="•">
        <style:list-level-properties text:space-before="1.22569in" text:min-label-width="0.52431in"/>
        <style:text-properties fo:font-size="100%"/>
      </text:list-level-style-bullet>
      <text:list-level-style-bullet text:level="4" text:bullet-char="•">
        <style:list-level-properties text:space-before="1.92535in" text:min-label-width="0.52431in"/>
        <style:text-properties fo:font-size="100%"/>
      </text:list-level-style-bullet>
      <text:list-level-style-bullet text:level="5" text:bullet-char="•">
        <style:list-level-properties text:space-before="2.625in" text:min-label-width="0.52431in"/>
        <style:text-properties fo:font-size="100%"/>
      </text:list-level-style-bullet>
      <text:list-level-style-bullet text:level="6" text:bullet-char="•">
        <style:list-level-properties text:space-before="3.125in" text:min-label-width="0.52431in"/>
        <style:text-properties fo:font-size="100%"/>
      </text:list-level-style-bullet>
      <text:list-level-style-bullet text:level="7" text:bullet-char="•">
        <style:list-level-properties text:space-before="3.625in" text:min-label-width="0.52431in"/>
        <style:text-properties fo:font-size="100%"/>
      </text:list-level-style-bullet>
      <text:list-level-style-bullet text:level="8" text:bullet-char="•">
        <style:list-level-properties text:space-before="4.125in" text:min-label-width="0.52431in"/>
        <style:text-properties fo:font-size="100%"/>
      </text:list-level-style-bullet>
      <text:list-level-style-bullet text:level="9" text:bullet-char="•">
        <style:list-level-properties text:space-before="4.625in" text:min-label-width="0.52431in"/>
        <style:text-properties fo:font-size="100%"/>
      </text:list-level-style-bullet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bullet text:level="1" text:bullet-char="–">
        <style:list-level-properties text:space-before="0.17535in" text:min-label-width="0.34896in"/>
        <style:text-properties fo:font-size="100%"/>
      </text:list-level-style-bullet>
      <text:list-level-style-bullet text:level="2" text:bullet-char="–">
        <style:list-level-properties text:space-before="0.78819in" text:min-label-width="0.34896in"/>
        <style:text-properties fo:font-size="100%"/>
      </text:list-level-style-bullet>
      <text:list-level-style-bullet text:level="3" text:bullet-char="–">
        <style:list-level-properties text:space-before="1.40104in" text:min-label-width="0.34896in"/>
        <style:text-properties fo:font-size="100%"/>
      </text:list-level-style-bullet>
      <text:list-level-style-bullet text:level="4" text:bullet-char="–">
        <style:list-level-properties text:space-before="2.10069in" text:min-label-width="0.34896in"/>
        <style:text-properties fo:font-size="100%"/>
      </text:list-level-style-bullet>
      <text:list-level-style-bullet text:level="5" text:bullet-char="–">
        <style:list-level-properties text:space-before="2.80035in" text:min-label-width="0.34896in"/>
        <style:text-properties fo:font-size="100%"/>
      </text:list-level-style-bullet>
      <text:list-level-style-bullet text:level="6" text:bullet-char="–">
        <style:list-level-properties text:space-before="3.30035in" text:min-label-width="0.34896in"/>
        <style:text-properties fo:font-size="100%"/>
      </text:list-level-style-bullet>
      <text:list-level-style-bullet text:level="7" text:bullet-char="–">
        <style:list-level-properties text:space-before="3.80035in" text:min-label-width="0.34896in"/>
        <style:text-properties fo:font-size="100%"/>
      </text:list-level-style-bullet>
      <text:list-level-style-bullet text:level="8" text:bullet-char="–">
        <style:list-level-properties text:space-before="4.30035in" text:min-label-width="0.34896in"/>
        <style:text-properties fo:font-size="100%"/>
      </text:list-level-style-bullet>
      <text:list-level-style-bullet text:level="9" text:bullet-char="–">
        <style:list-level-properties text:space-before="4.80035in" text:min-label-width="0.34896in"/>
        <style:text-properties fo:font-size="100%"/>
      </text:list-level-style-bullet>
    </text:list-style>
    <text:list-style style:name="a580">
      <text:list-level-style-bullet text:level="1" text:bullet-char="–">
        <style:list-level-properties text:space-before="0.08681in" text:min-label-width="0.4375in"/>
        <style:text-properties fo:font-size="100%"/>
      </text:list-level-style-bullet>
      <text:list-level-style-bullet text:level="2" text:bullet-char="–">
        <style:list-level-properties text:space-before="0.69965in" text:min-label-width="0.4375in"/>
        <style:text-properties fo:font-size="100%"/>
      </text:list-level-style-bullet>
      <text:list-level-style-bullet text:level="3" text:bullet-char="–">
        <style:list-level-properties text:space-before="1.3125in" text:min-label-width="0.4375in"/>
        <style:text-properties fo:font-size="100%"/>
      </text:list-level-style-bullet>
      <text:list-level-style-bullet text:level="4" text:bullet-char="–">
        <style:list-level-properties text:space-before="2.01215in" text:min-label-width="0.4375in"/>
        <style:text-properties fo:font-size="100%"/>
      </text:list-level-style-bullet>
      <text:list-level-style-bullet text:level="5" text:bullet-char="–">
        <style:list-level-properties text:space-before="2.71181in" text:min-label-width="0.4375in"/>
        <style:text-properties fo:font-size="100%"/>
      </text:list-level-style-bullet>
      <text:list-level-style-bullet text:level="6" text:bullet-char="–">
        <style:list-level-properties text:space-before="3.21181in" text:min-label-width="0.4375in"/>
        <style:text-properties fo:font-size="100%"/>
      </text:list-level-style-bullet>
      <text:list-level-style-bullet text:level="7" text:bullet-char="–">
        <style:list-level-properties text:space-before="3.71181in" text:min-label-width="0.4375in"/>
        <style:text-properties fo:font-size="100%"/>
      </text:list-level-style-bullet>
      <text:list-level-style-bullet text:level="8" text:bullet-char="–">
        <style:list-level-properties text:space-before="4.21181in" text:min-label-width="0.4375in"/>
        <style:text-properties fo:font-size="100%"/>
      </text:list-level-style-bullet>
      <text:list-level-style-bullet text:level="9" text:bullet-char="–">
        <style:list-level-properties text:space-before="4.71181in" text:min-label-width="0.4375in"/>
        <style:text-properties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–">
        <style:list-level-properties text:space-before="0.08681in" text:min-label-width="0.4375in"/>
        <style:text-properties fo:font-size="100%"/>
      </text:list-level-style-bullet>
      <text:list-level-style-bullet text:level="2" text:bullet-char="–">
        <style:list-level-properties text:space-before="0.69965in" text:min-label-width="0.4375in"/>
        <style:text-properties fo:font-size="100%"/>
      </text:list-level-style-bullet>
      <text:list-level-style-bullet text:level="3" text:bullet-char="–">
        <style:list-level-properties text:space-before="1.3125in" text:min-label-width="0.4375in"/>
        <style:text-properties fo:font-size="100%"/>
      </text:list-level-style-bullet>
      <text:list-level-style-bullet text:level="4" text:bullet-char="–">
        <style:list-level-properties text:space-before="2.01215in" text:min-label-width="0.4375in"/>
        <style:text-properties fo:font-size="100%"/>
      </text:list-level-style-bullet>
      <text:list-level-style-bullet text:level="5" text:bullet-char="–">
        <style:list-level-properties text:space-before="2.71181in" text:min-label-width="0.4375in"/>
        <style:text-properties fo:font-size="100%"/>
      </text:list-level-style-bullet>
      <text:list-level-style-bullet text:level="6" text:bullet-char="–">
        <style:list-level-properties text:space-before="3.21181in" text:min-label-width="0.4375in"/>
        <style:text-properties fo:font-size="100%"/>
      </text:list-level-style-bullet>
      <text:list-level-style-bullet text:level="7" text:bullet-char="–">
        <style:list-level-properties text:space-before="3.71181in" text:min-label-width="0.4375in"/>
        <style:text-properties fo:font-size="100%"/>
      </text:list-level-style-bullet>
      <text:list-level-style-bullet text:level="8" text:bullet-char="–">
        <style:list-level-properties text:space-before="4.21181in" text:min-label-width="0.4375in"/>
        <style:text-properties fo:font-size="100%"/>
      </text:list-level-style-bullet>
      <text:list-level-style-bullet text:level="9" text:bullet-char="–">
        <style:list-level-properties text:space-before="4.71181in" text:min-label-width="0.4375in"/>
        <style:text-properties fo:font-size="100%"/>
      </text:list-level-style-bullet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•">
        <style:list-level-properties text:space-before="0.17361in" text:min-label-width="0.35069in"/>
        <style:text-properties fo:font-size="100%"/>
      </text:list-level-style-bullet>
      <text:list-level-style-bullet text:level="2" text:bullet-char="•">
        <style:list-level-properties text:space-before="0.78646in" text:min-label-width="0.35069in"/>
        <style:text-properties fo:font-size="100%"/>
      </text:list-level-style-bullet>
      <text:list-level-style-bullet text:level="3" text:bullet-char="•">
        <style:list-level-properties text:space-before="1.39931in" text:min-label-width="0.35069in"/>
        <style:text-properties fo:font-size="100%"/>
      </text:list-level-style-bullet>
      <text:list-level-style-bullet text:level="4" text:bullet-char="•">
        <style:list-level-properties text:space-before="2.09896in" text:min-label-width="0.35069in"/>
        <style:text-properties fo:font-size="100%"/>
      </text:list-level-style-bullet>
      <text:list-level-style-bullet text:level="5" text:bullet-char="•">
        <style:list-level-properties text:space-before="2.79861in" text:min-label-width="0.35069in"/>
        <style:text-properties fo:font-size="100%"/>
      </text:list-level-style-bullet>
      <text:list-level-style-bullet text:level="6" text:bullet-char="•">
        <style:list-level-properties text:space-before="3.29861in" text:min-label-width="0.35069in"/>
        <style:text-properties fo:font-size="100%"/>
      </text:list-level-style-bullet>
      <text:list-level-style-bullet text:level="7" text:bullet-char="•">
        <style:list-level-properties text:space-before="3.79861in" text:min-label-width="0.35069in"/>
        <style:text-properties fo:font-size="100%"/>
      </text:list-level-style-bullet>
      <text:list-level-style-bullet text:level="8" text:bullet-char="•">
        <style:list-level-properties text:space-before="4.29861in" text:min-label-width="0.35069in"/>
        <style:text-properties fo:font-size="100%"/>
      </text:list-level-style-bullet>
      <text:list-level-style-bullet text:level="9" text:bullet-char="•">
        <style:list-level-properties text:space-before="4.79861in" text:min-label-width="0.35069in"/>
        <style:text-properties fo:font-size="100%"/>
      </text:list-level-style-bullet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bullet text:level="1" text:bullet-char="–">
        <style:list-level-properties text:space-before="0.17535in" text:min-label-width="0.34896in"/>
        <style:text-properties fo:font-size="100%"/>
      </text:list-level-style-bullet>
      <text:list-level-style-bullet text:level="2" text:bullet-char="–">
        <style:list-level-properties text:space-before="0.78819in" text:min-label-width="0.34896in"/>
        <style:text-properties fo:font-size="100%"/>
      </text:list-level-style-bullet>
      <text:list-level-style-bullet text:level="3" text:bullet-char="–">
        <style:list-level-properties text:space-before="1.40104in" text:min-label-width="0.34896in"/>
        <style:text-properties fo:font-size="100%"/>
      </text:list-level-style-bullet>
      <text:list-level-style-bullet text:level="4" text:bullet-char="–">
        <style:list-level-properties text:space-before="2.10069in" text:min-label-width="0.34896in"/>
        <style:text-properties fo:font-size="100%"/>
      </text:list-level-style-bullet>
      <text:list-level-style-bullet text:level="5" text:bullet-char="–">
        <style:list-level-properties text:space-before="2.80035in" text:min-label-width="0.34896in"/>
        <style:text-properties fo:font-size="100%"/>
      </text:list-level-style-bullet>
      <text:list-level-style-bullet text:level="6" text:bullet-char="–">
        <style:list-level-properties text:space-before="3.30035in" text:min-label-width="0.34896in"/>
        <style:text-properties fo:font-size="100%"/>
      </text:list-level-style-bullet>
      <text:list-level-style-bullet text:level="7" text:bullet-char="–">
        <style:list-level-properties text:space-before="3.80035in" text:min-label-width="0.34896in"/>
        <style:text-properties fo:font-size="100%"/>
      </text:list-level-style-bullet>
      <text:list-level-style-bullet text:level="8" text:bullet-char="–">
        <style:list-level-properties text:space-before="4.30035in" text:min-label-width="0.34896in"/>
        <style:text-properties fo:font-size="100%"/>
      </text:list-level-style-bullet>
      <text:list-level-style-bullet text:level="9" text:bullet-char="–">
        <style:list-level-properties text:space-before="4.80035in" text:min-label-width="0.34896in"/>
        <style:text-properties fo:font-size="100%"/>
      </text:list-level-style-bullet>
    </text:list-style>
    <text:list-style style:name="a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–">
        <style:list-level-properties text:space-before="0.17535in" text:min-label-width="0.34896in"/>
        <style:text-properties fo:font-size="100%"/>
      </text:list-level-style-bullet>
      <text:list-level-style-bullet text:level="2" text:bullet-char="–">
        <style:list-level-properties text:space-before="0.78819in" text:min-label-width="0.34896in"/>
        <style:text-properties fo:font-size="100%"/>
      </text:list-level-style-bullet>
      <text:list-level-style-bullet text:level="3" text:bullet-char="–">
        <style:list-level-properties text:space-before="1.40104in" text:min-label-width="0.34896in"/>
        <style:text-properties fo:font-size="100%"/>
      </text:list-level-style-bullet>
      <text:list-level-style-bullet text:level="4" text:bullet-char="–">
        <style:list-level-properties text:space-before="2.10069in" text:min-label-width="0.34896in"/>
        <style:text-properties fo:font-size="100%"/>
      </text:list-level-style-bullet>
      <text:list-level-style-bullet text:level="5" text:bullet-char="–">
        <style:list-level-properties text:space-before="2.80035in" text:min-label-width="0.34896in"/>
        <style:text-properties fo:font-size="100%"/>
      </text:list-level-style-bullet>
      <text:list-level-style-bullet text:level="6" text:bullet-char="–">
        <style:list-level-properties text:space-before="3.30035in" text:min-label-width="0.34896in"/>
        <style:text-properties fo:font-size="100%"/>
      </text:list-level-style-bullet>
      <text:list-level-style-bullet text:level="7" text:bullet-char="–">
        <style:list-level-properties text:space-before="3.80035in" text:min-label-width="0.34896in"/>
        <style:text-properties fo:font-size="100%"/>
      </text:list-level-style-bullet>
      <text:list-level-style-bullet text:level="8" text:bullet-char="–">
        <style:list-level-properties text:space-before="4.30035in" text:min-label-width="0.34896in"/>
        <style:text-properties fo:font-size="100%"/>
      </text:list-level-style-bullet>
      <text:list-level-style-bullet text:level="9" text:bullet-char="–">
        <style:list-level-properties text:space-before="4.80035in" text:min-label-width="0.34896in"/>
        <style:text-properties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4">
      <text:list-level-style-bullet text:level="1" text:bullet-char="»">
        <style:list-level-properties text:space-before="0.17535in" text:min-label-width="0.34896in"/>
        <style:text-properties fo:font-size="100%"/>
      </text:list-level-style-bullet>
      <text:list-level-style-bullet text:level="2" text:bullet-char="»">
        <style:list-level-properties text:space-before="0.78819in" text:min-label-width="0.34896in"/>
        <style:text-properties fo:font-size="100%"/>
      </text:list-level-style-bullet>
      <text:list-level-style-bullet text:level="3" text:bullet-char="»">
        <style:list-level-properties text:space-before="1.40104in" text:min-label-width="0.34896in"/>
        <style:text-properties fo:font-size="100%"/>
      </text:list-level-style-bullet>
      <text:list-level-style-bullet text:level="4" text:bullet-char="»">
        <style:list-level-properties text:space-before="2.10069in" text:min-label-width="0.34896in"/>
        <style:text-properties fo:font-size="100%"/>
      </text:list-level-style-bullet>
      <text:list-level-style-bullet text:level="5" text:bullet-char="»">
        <style:list-level-properties text:space-before="2.80035in" text:min-label-width="0.34896in"/>
        <style:text-properties fo:font-size="100%"/>
      </text:list-level-style-bullet>
      <text:list-level-style-bullet text:level="6" text:bullet-char="»">
        <style:list-level-properties text:space-before="3.30035in" text:min-label-width="0.34896in"/>
        <style:text-properties fo:font-size="100%"/>
      </text:list-level-style-bullet>
      <text:list-level-style-bullet text:level="7" text:bullet-char="»">
        <style:list-level-properties text:space-before="3.80035in" text:min-label-width="0.34896in"/>
        <style:text-properties fo:font-size="100%"/>
      </text:list-level-style-bullet>
      <text:list-level-style-bullet text:level="8" text:bullet-char="»">
        <style:list-level-properties text:space-before="4.30035in" text:min-label-width="0.34896in"/>
        <style:text-properties fo:font-size="100%"/>
      </text:list-level-style-bullet>
      <text:list-level-style-bullet text:level="9" text:bullet-char="»">
        <style:list-level-properties text:space-before="4.80035in" text:min-label-width="0.34896in"/>
        <style:text-properties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52431in"/>
        <style:text-properties fo:font-size="100%"/>
      </text:list-level-style-bullet>
      <text:list-level-style-bullet text:level="2" text:bullet-char="•">
        <style:list-level-properties text:space-before="0.61285in" text:min-label-width="0.52431in"/>
        <style:text-properties fo:font-size="100%"/>
      </text:list-level-style-bullet>
      <text:list-level-style-bullet text:level="3" text:bullet-char="•">
        <style:list-level-properties text:space-before="1.22569in" text:min-label-width="0.52431in"/>
        <style:text-properties fo:font-size="100%"/>
      </text:list-level-style-bullet>
      <text:list-level-style-bullet text:level="4" text:bullet-char="•">
        <style:list-level-properties text:space-before="1.92535in" text:min-label-width="0.52431in"/>
        <style:text-properties fo:font-size="100%"/>
      </text:list-level-style-bullet>
      <text:list-level-style-bullet text:level="5" text:bullet-char="•">
        <style:list-level-properties text:space-before="2.625in" text:min-label-width="0.52431in"/>
        <style:text-properties fo:font-size="100%"/>
      </text:list-level-style-bullet>
      <text:list-level-style-bullet text:level="6" text:bullet-char="•">
        <style:list-level-properties text:space-before="3.125in" text:min-label-width="0.52431in"/>
        <style:text-properties fo:font-size="100%"/>
      </text:list-level-style-bullet>
      <text:list-level-style-bullet text:level="7" text:bullet-char="•">
        <style:list-level-properties text:space-before="3.625in" text:min-label-width="0.52431in"/>
        <style:text-properties fo:font-size="100%"/>
      </text:list-level-style-bullet>
      <text:list-level-style-bullet text:level="8" text:bullet-char="•">
        <style:list-level-properties text:space-before="4.125in" text:min-label-width="0.52431in"/>
        <style:text-properties fo:font-size="100%"/>
      </text:list-level-style-bullet>
      <text:list-level-style-bullet text:level="9" text:bullet-char="•">
        <style:list-level-properties text:space-before="4.625in" text:min-label-width="0.52431in"/>
        <style:text-properties fo:font-size="100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">
      <text:list-level-style-bullet text:level="1" text:bullet-char="–">
        <style:list-level-properties text:space-before="0.08681in" text:min-label-width="0.4375in"/>
        <style:text-properties fo:font-size="100%"/>
      </text:list-level-style-bullet>
      <text:list-level-style-bullet text:level="2" text:bullet-char="–">
        <style:list-level-properties text:space-before="0.69965in" text:min-label-width="0.4375in"/>
        <style:text-properties fo:font-size="100%"/>
      </text:list-level-style-bullet>
      <text:list-level-style-bullet text:level="3" text:bullet-char="–">
        <style:list-level-properties text:space-before="1.3125in" text:min-label-width="0.4375in"/>
        <style:text-properties fo:font-size="100%"/>
      </text:list-level-style-bullet>
      <text:list-level-style-bullet text:level="4" text:bullet-char="–">
        <style:list-level-properties text:space-before="2.01215in" text:min-label-width="0.4375in"/>
        <style:text-properties fo:font-size="100%"/>
      </text:list-level-style-bullet>
      <text:list-level-style-bullet text:level="5" text:bullet-char="–">
        <style:list-level-properties text:space-before="2.71181in" text:min-label-width="0.4375in"/>
        <style:text-properties fo:font-size="100%"/>
      </text:list-level-style-bullet>
      <text:list-level-style-bullet text:level="6" text:bullet-char="–">
        <style:list-level-properties text:space-before="3.21181in" text:min-label-width="0.4375in"/>
        <style:text-properties fo:font-size="100%"/>
      </text:list-level-style-bullet>
      <text:list-level-style-bullet text:level="7" text:bullet-char="–">
        <style:list-level-properties text:space-before="3.71181in" text:min-label-width="0.4375in"/>
        <style:text-properties fo:font-size="100%"/>
      </text:list-level-style-bullet>
      <text:list-level-style-bullet text:level="8" text:bullet-char="–">
        <style:list-level-properties text:space-before="4.21181in" text:min-label-width="0.4375in"/>
        <style:text-properties fo:font-size="100%"/>
      </text:list-level-style-bullet>
      <text:list-level-style-bullet text:level="9" text:bullet-char="–">
        <style:list-level-properties text:space-before="4.71181in" text:min-label-width="0.4375in"/>
        <style:text-properties fo:font-size="100%"/>
      </text:list-level-style-bullet>
    </text:list-style>
    <text:list-style style:name="a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bullet text:level="1" text:bullet-char="•">
        <style:list-level-properties text:space-before="0in" text:min-label-width="0.52431in"/>
        <style:text-properties fo:font-size="100%"/>
      </text:list-level-style-bullet>
      <text:list-level-style-bullet text:level="2" text:bullet-char="•">
        <style:list-level-properties text:space-before="0.61285in" text:min-label-width="0.52431in"/>
        <style:text-properties fo:font-size="100%"/>
      </text:list-level-style-bullet>
      <text:list-level-style-bullet text:level="3" text:bullet-char="•">
        <style:list-level-properties text:space-before="1.22569in" text:min-label-width="0.52431in"/>
        <style:text-properties fo:font-size="100%"/>
      </text:list-level-style-bullet>
      <text:list-level-style-bullet text:level="4" text:bullet-char="•">
        <style:list-level-properties text:space-before="1.92535in" text:min-label-width="0.52431in"/>
        <style:text-properties fo:font-size="100%"/>
      </text:list-level-style-bullet>
      <text:list-level-style-bullet text:level="5" text:bullet-char="•">
        <style:list-level-properties text:space-before="2.625in" text:min-label-width="0.52431in"/>
        <style:text-properties fo:font-size="100%"/>
      </text:list-level-style-bullet>
      <text:list-level-style-bullet text:level="6" text:bullet-char="•">
        <style:list-level-properties text:space-before="3.125in" text:min-label-width="0.52431in"/>
        <style:text-properties fo:font-size="100%"/>
      </text:list-level-style-bullet>
      <text:list-level-style-bullet text:level="7" text:bullet-char="•">
        <style:list-level-properties text:space-before="3.625in" text:min-label-width="0.52431in"/>
        <style:text-properties fo:font-size="100%"/>
      </text:list-level-style-bullet>
      <text:list-level-style-bullet text:level="8" text:bullet-char="•">
        <style:list-level-properties text:space-before="4.125in" text:min-label-width="0.52431in"/>
        <style:text-properties fo:font-size="100%"/>
      </text:list-level-style-bullet>
      <text:list-level-style-bullet text:level="9" text:bullet-char="•">
        <style:list-level-properties text:space-before="4.625in" text:min-label-width="0.52431in"/>
        <style:text-properties fo:font-size="100%"/>
      </text:list-level-style-bullet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">
      <text:list-level-style-bullet text:level="1" text:bullet-char="•">
        <style:list-level-properties text:space-before="0.17361in" text:min-label-width="0.35069in"/>
        <style:text-properties fo:font-size="100%"/>
      </text:list-level-style-bullet>
      <text:list-level-style-bullet text:level="2" text:bullet-char="•">
        <style:list-level-properties text:space-before="0.78646in" text:min-label-width="0.35069in"/>
        <style:text-properties fo:font-size="100%"/>
      </text:list-level-style-bullet>
      <text:list-level-style-bullet text:level="3" text:bullet-char="•">
        <style:list-level-properties text:space-before="1.39931in" text:min-label-width="0.35069in"/>
        <style:text-properties fo:font-size="100%"/>
      </text:list-level-style-bullet>
      <text:list-level-style-bullet text:level="4" text:bullet-char="•">
        <style:list-level-properties text:space-before="2.09896in" text:min-label-width="0.35069in"/>
        <style:text-properties fo:font-size="100%"/>
      </text:list-level-style-bullet>
      <text:list-level-style-bullet text:level="5" text:bullet-char="•">
        <style:list-level-properties text:space-before="2.79861in" text:min-label-width="0.35069in"/>
        <style:text-properties fo:font-size="100%"/>
      </text:list-level-style-bullet>
      <text:list-level-style-bullet text:level="6" text:bullet-char="•">
        <style:list-level-properties text:space-before="3.29861in" text:min-label-width="0.35069in"/>
        <style:text-properties fo:font-size="100%"/>
      </text:list-level-style-bullet>
      <text:list-level-style-bullet text:level="7" text:bullet-char="•">
        <style:list-level-properties text:space-before="3.79861in" text:min-label-width="0.35069in"/>
        <style:text-properties fo:font-size="100%"/>
      </text:list-level-style-bullet>
      <text:list-level-style-bullet text:level="8" text:bullet-char="•">
        <style:list-level-properties text:space-before="4.29861in" text:min-label-width="0.35069in"/>
        <style:text-properties fo:font-size="100%"/>
      </text:list-level-style-bullet>
      <text:list-level-style-bullet text:level="9" text:bullet-char="•">
        <style:list-level-properties text:space-before="4.79861in" text:min-label-width="0.35069in"/>
        <style:text-properties fo:font-size="100%"/>
      </text:list-level-style-bullet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bullet text:level="1" text:bullet-char="–">
        <style:list-level-properties text:space-before="0.08681in" text:min-label-width="0.4375in"/>
        <style:text-properties fo:font-size="100%"/>
      </text:list-level-style-bullet>
      <text:list-level-style-bullet text:level="2" text:bullet-char="–">
        <style:list-level-properties text:space-before="0.69965in" text:min-label-width="0.4375in"/>
        <style:text-properties fo:font-size="100%"/>
      </text:list-level-style-bullet>
      <text:list-level-style-bullet text:level="3" text:bullet-char="–">
        <style:list-level-properties text:space-before="1.3125in" text:min-label-width="0.4375in"/>
        <style:text-properties fo:font-size="100%"/>
      </text:list-level-style-bullet>
      <text:list-level-style-bullet text:level="4" text:bullet-char="–">
        <style:list-level-properties text:space-before="2.01215in" text:min-label-width="0.4375in"/>
        <style:text-properties fo:font-size="100%"/>
      </text:list-level-style-bullet>
      <text:list-level-style-bullet text:level="5" text:bullet-char="–">
        <style:list-level-properties text:space-before="2.71181in" text:min-label-width="0.4375in"/>
        <style:text-properties fo:font-size="100%"/>
      </text:list-level-style-bullet>
      <text:list-level-style-bullet text:level="6" text:bullet-char="–">
        <style:list-level-properties text:space-before="3.21181in" text:min-label-width="0.4375in"/>
        <style:text-properties fo:font-size="100%"/>
      </text:list-level-style-bullet>
      <text:list-level-style-bullet text:level="7" text:bullet-char="–">
        <style:list-level-properties text:space-before="3.71181in" text:min-label-width="0.4375in"/>
        <style:text-properties fo:font-size="100%"/>
      </text:list-level-style-bullet>
      <text:list-level-style-bullet text:level="8" text:bullet-char="–">
        <style:list-level-properties text:space-before="4.21181in" text:min-label-width="0.4375in"/>
        <style:text-properties fo:font-size="100%"/>
      </text:list-level-style-bullet>
      <text:list-level-style-bullet text:level="9" text:bullet-char="–">
        <style:list-level-properties text:space-before="4.71181in" text:min-label-width="0.4375in"/>
        <style:text-properties fo:font-size="10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•">
        <style:list-level-properties text:space-before="0.17361in" text:min-label-width="0.35069in"/>
        <style:text-properties fo:font-size="100%"/>
      </text:list-level-style-bullet>
      <text:list-level-style-bullet text:level="2" text:bullet-char="•">
        <style:list-level-properties text:space-before="0.78646in" text:min-label-width="0.35069in"/>
        <style:text-properties fo:font-size="100%"/>
      </text:list-level-style-bullet>
      <text:list-level-style-bullet text:level="3" text:bullet-char="•">
        <style:list-level-properties text:space-before="1.39931in" text:min-label-width="0.35069in"/>
        <style:text-properties fo:font-size="100%"/>
      </text:list-level-style-bullet>
      <text:list-level-style-bullet text:level="4" text:bullet-char="•">
        <style:list-level-properties text:space-before="2.09896in" text:min-label-width="0.35069in"/>
        <style:text-properties fo:font-size="100%"/>
      </text:list-level-style-bullet>
      <text:list-level-style-bullet text:level="5" text:bullet-char="•">
        <style:list-level-properties text:space-before="2.79861in" text:min-label-width="0.35069in"/>
        <style:text-properties fo:font-size="100%"/>
      </text:list-level-style-bullet>
      <text:list-level-style-bullet text:level="6" text:bullet-char="•">
        <style:list-level-properties text:space-before="3.29861in" text:min-label-width="0.35069in"/>
        <style:text-properties fo:font-size="100%"/>
      </text:list-level-style-bullet>
      <text:list-level-style-bullet text:level="7" text:bullet-char="•">
        <style:list-level-properties text:space-before="3.79861in" text:min-label-width="0.35069in"/>
        <style:text-properties fo:font-size="100%"/>
      </text:list-level-style-bullet>
      <text:list-level-style-bullet text:level="8" text:bullet-char="•">
        <style:list-level-properties text:space-before="4.29861in" text:min-label-width="0.35069in"/>
        <style:text-properties fo:font-size="100%"/>
      </text:list-level-style-bullet>
      <text:list-level-style-bullet text:level="9" text:bullet-char="•">
        <style:list-level-properties text:space-before="4.79861in" text:min-label-width="0.35069in"/>
        <style:text-properties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bullet text:level="1" text:bullet-char="•">
        <style:list-level-properties text:space-before="0in" text:min-label-width="0.52431in"/>
        <style:text-properties fo:font-size="100%"/>
      </text:list-level-style-bullet>
      <text:list-level-style-bullet text:level="2" text:bullet-char="•">
        <style:list-level-properties text:space-before="0.61285in" text:min-label-width="0.52431in"/>
        <style:text-properties fo:font-size="100%"/>
      </text:list-level-style-bullet>
      <text:list-level-style-bullet text:level="3" text:bullet-char="•">
        <style:list-level-properties text:space-before="1.22569in" text:min-label-width="0.52431in"/>
        <style:text-properties fo:font-size="100%"/>
      </text:list-level-style-bullet>
      <text:list-level-style-bullet text:level="4" text:bullet-char="•">
        <style:list-level-properties text:space-before="1.92535in" text:min-label-width="0.52431in"/>
        <style:text-properties fo:font-size="100%"/>
      </text:list-level-style-bullet>
      <text:list-level-style-bullet text:level="5" text:bullet-char="•">
        <style:list-level-properties text:space-before="2.625in" text:min-label-width="0.52431in"/>
        <style:text-properties fo:font-size="100%"/>
      </text:list-level-style-bullet>
      <text:list-level-style-bullet text:level="6" text:bullet-char="•">
        <style:list-level-properties text:space-before="3.125in" text:min-label-width="0.52431in"/>
        <style:text-properties fo:font-size="100%"/>
      </text:list-level-style-bullet>
      <text:list-level-style-bullet text:level="7" text:bullet-char="•">
        <style:list-level-properties text:space-before="3.625in" text:min-label-width="0.52431in"/>
        <style:text-properties fo:font-size="100%"/>
      </text:list-level-style-bullet>
      <text:list-level-style-bullet text:level="8" text:bullet-char="•">
        <style:list-level-properties text:space-before="4.125in" text:min-label-width="0.52431in"/>
        <style:text-properties fo:font-size="100%"/>
      </text:list-level-style-bullet>
      <text:list-level-style-bullet text:level="9" text:bullet-char="•">
        <style:list-level-properties text:space-before="4.625in" text:min-label-width="0.52431in"/>
        <style:text-properties fo:font-size="100%"/>
      </text:list-level-style-bullet>
    </text:list-style>
    <text:list-style style:name="a242">
      <text:list-level-style-bullet text:level="1" text:bullet-char="•">
        <style:list-level-properties text:space-before="0.17361in" text:min-label-width="0.35069in"/>
        <style:text-properties fo:font-size="100%"/>
      </text:list-level-style-bullet>
      <text:list-level-style-bullet text:level="2" text:bullet-char="•">
        <style:list-level-properties text:space-before="0.78646in" text:min-label-width="0.35069in"/>
        <style:text-properties fo:font-size="100%"/>
      </text:list-level-style-bullet>
      <text:list-level-style-bullet text:level="3" text:bullet-char="•">
        <style:list-level-properties text:space-before="1.39931in" text:min-label-width="0.35069in"/>
        <style:text-properties fo:font-size="100%"/>
      </text:list-level-style-bullet>
      <text:list-level-style-bullet text:level="4" text:bullet-char="•">
        <style:list-level-properties text:space-before="2.09896in" text:min-label-width="0.35069in"/>
        <style:text-properties fo:font-size="100%"/>
      </text:list-level-style-bullet>
      <text:list-level-style-bullet text:level="5" text:bullet-char="•">
        <style:list-level-properties text:space-before="2.79861in" text:min-label-width="0.35069in"/>
        <style:text-properties fo:font-size="100%"/>
      </text:list-level-style-bullet>
      <text:list-level-style-bullet text:level="6" text:bullet-char="•">
        <style:list-level-properties text:space-before="3.29861in" text:min-label-width="0.35069in"/>
        <style:text-properties fo:font-size="100%"/>
      </text:list-level-style-bullet>
      <text:list-level-style-bullet text:level="7" text:bullet-char="•">
        <style:list-level-properties text:space-before="3.79861in" text:min-label-width="0.35069in"/>
        <style:text-properties fo:font-size="100%"/>
      </text:list-level-style-bullet>
      <text:list-level-style-bullet text:level="8" text:bullet-char="•">
        <style:list-level-properties text:space-before="4.29861in" text:min-label-width="0.35069in"/>
        <style:text-properties fo:font-size="100%"/>
      </text:list-level-style-bullet>
      <text:list-level-style-bullet text:level="9" text:bullet-char="•">
        <style:list-level-properties text:space-before="4.79861in" text:min-label-width="0.35069in"/>
        <style:text-properties fo:font-size="100%"/>
      </text:list-level-style-bullet>
    </text:list-style>
    <text:list-style style:name="a650">
      <text:list-level-style-bullet text:level="1" text:bullet-char="»">
        <style:list-level-properties text:space-before="0.17535in" text:min-label-width="0.34896in"/>
        <style:text-properties fo:font-size="100%"/>
      </text:list-level-style-bullet>
      <text:list-level-style-bullet text:level="2" text:bullet-char="»">
        <style:list-level-properties text:space-before="0.78819in" text:min-label-width="0.34896in"/>
        <style:text-properties fo:font-size="100%"/>
      </text:list-level-style-bullet>
      <text:list-level-style-bullet text:level="3" text:bullet-char="»">
        <style:list-level-properties text:space-before="1.40104in" text:min-label-width="0.34896in"/>
        <style:text-properties fo:font-size="100%"/>
      </text:list-level-style-bullet>
      <text:list-level-style-bullet text:level="4" text:bullet-char="»">
        <style:list-level-properties text:space-before="2.10069in" text:min-label-width="0.34896in"/>
        <style:text-properties fo:font-size="100%"/>
      </text:list-level-style-bullet>
      <text:list-level-style-bullet text:level="5" text:bullet-char="»">
        <style:list-level-properties text:space-before="2.80035in" text:min-label-width="0.34896in"/>
        <style:text-properties fo:font-size="100%"/>
      </text:list-level-style-bullet>
      <text:list-level-style-bullet text:level="6" text:bullet-char="»">
        <style:list-level-properties text:space-before="3.30035in" text:min-label-width="0.34896in"/>
        <style:text-properties fo:font-size="100%"/>
      </text:list-level-style-bullet>
      <text:list-level-style-bullet text:level="7" text:bullet-char="»">
        <style:list-level-properties text:space-before="3.80035in" text:min-label-width="0.34896in"/>
        <style:text-properties fo:font-size="100%"/>
      </text:list-level-style-bullet>
      <text:list-level-style-bullet text:level="8" text:bullet-char="»">
        <style:list-level-properties text:space-before="4.30035in" text:min-label-width="0.34896in"/>
        <style:text-properties fo:font-size="100%"/>
      </text:list-level-style-bullet>
      <text:list-level-style-bullet text:level="9" text:bullet-char="»">
        <style:list-level-properties text:space-before="4.80035in" text:min-label-width="0.34896in"/>
        <style:text-properties fo:font-size="100%"/>
      </text:list-level-style-bullet>
    </text:list-style>
    <text:list-style style:name="a309">
      <text:list-level-style-bullet text:level="1" text:bullet-char="–">
        <style:list-level-properties text:space-before="0.17535in" text:min-label-width="0.34896in"/>
        <style:text-properties fo:font-size="100%"/>
      </text:list-level-style-bullet>
      <text:list-level-style-bullet text:level="2" text:bullet-char="–">
        <style:list-level-properties text:space-before="0.78819in" text:min-label-width="0.34896in"/>
        <style:text-properties fo:font-size="100%"/>
      </text:list-level-style-bullet>
      <text:list-level-style-bullet text:level="3" text:bullet-char="–">
        <style:list-level-properties text:space-before="1.40104in" text:min-label-width="0.34896in"/>
        <style:text-properties fo:font-size="100%"/>
      </text:list-level-style-bullet>
      <text:list-level-style-bullet text:level="4" text:bullet-char="–">
        <style:list-level-properties text:space-before="2.10069in" text:min-label-width="0.34896in"/>
        <style:text-properties fo:font-size="100%"/>
      </text:list-level-style-bullet>
      <text:list-level-style-bullet text:level="5" text:bullet-char="–">
        <style:list-level-properties text:space-before="2.80035in" text:min-label-width="0.34896in"/>
        <style:text-properties fo:font-size="100%"/>
      </text:list-level-style-bullet>
      <text:list-level-style-bullet text:level="6" text:bullet-char="–">
        <style:list-level-properties text:space-before="3.30035in" text:min-label-width="0.34896in"/>
        <style:text-properties fo:font-size="100%"/>
      </text:list-level-style-bullet>
      <text:list-level-style-bullet text:level="7" text:bullet-char="–">
        <style:list-level-properties text:space-before="3.80035in" text:min-label-width="0.34896in"/>
        <style:text-properties fo:font-size="100%"/>
      </text:list-level-style-bullet>
      <text:list-level-style-bullet text:level="8" text:bullet-char="–">
        <style:list-level-properties text:space-before="4.30035in" text:min-label-width="0.34896in"/>
        <style:text-properties fo:font-size="100%"/>
      </text:list-level-style-bullet>
      <text:list-level-style-bullet text:level="9" text:bullet-char="–">
        <style:list-level-properties text:space-before="4.80035in" text:min-label-width="0.34896in"/>
        <style:text-properties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–">
        <style:list-level-properties text:space-before="0.08681in" text:min-label-width="0.4375in"/>
        <style:text-properties fo:font-size="100%"/>
      </text:list-level-style-bullet>
      <text:list-level-style-bullet text:level="2" text:bullet-char="–">
        <style:list-level-properties text:space-before="0.69965in" text:min-label-width="0.4375in"/>
        <style:text-properties fo:font-size="100%"/>
      </text:list-level-style-bullet>
      <text:list-level-style-bullet text:level="3" text:bullet-char="–">
        <style:list-level-properties text:space-before="1.3125in" text:min-label-width="0.4375in"/>
        <style:text-properties fo:font-size="100%"/>
      </text:list-level-style-bullet>
      <text:list-level-style-bullet text:level="4" text:bullet-char="–">
        <style:list-level-properties text:space-before="2.01215in" text:min-label-width="0.4375in"/>
        <style:text-properties fo:font-size="100%"/>
      </text:list-level-style-bullet>
      <text:list-level-style-bullet text:level="5" text:bullet-char="–">
        <style:list-level-properties text:space-before="2.71181in" text:min-label-width="0.4375in"/>
        <style:text-properties fo:font-size="100%"/>
      </text:list-level-style-bullet>
      <text:list-level-style-bullet text:level="6" text:bullet-char="–">
        <style:list-level-properties text:space-before="3.21181in" text:min-label-width="0.4375in"/>
        <style:text-properties fo:font-size="100%"/>
      </text:list-level-style-bullet>
      <text:list-level-style-bullet text:level="7" text:bullet-char="–">
        <style:list-level-properties text:space-before="3.71181in" text:min-label-width="0.4375in"/>
        <style:text-properties fo:font-size="100%"/>
      </text:list-level-style-bullet>
      <text:list-level-style-bullet text:level="8" text:bullet-char="–">
        <style:list-level-properties text:space-before="4.21181in" text:min-label-width="0.4375in"/>
        <style:text-properties fo:font-size="100%"/>
      </text:list-level-style-bullet>
      <text:list-level-style-bullet text:level="9" text:bullet-char="–">
        <style:list-level-properties text:space-before="4.71181in" text:min-label-width="0.4375in"/>
        <style:text-properties fo:font-size="100%"/>
      </text:list-level-style-bullet>
    </text:list-style>
    <text:list-style style:name="a12">
      <text:list-level-style-bullet text:level="1" text:bullet-char="•">
        <style:list-level-properties text:space-before="0.17361in" text:min-label-width="0.35069in"/>
        <style:text-properties fo:font-size="100%"/>
      </text:list-level-style-bullet>
      <text:list-level-style-bullet text:level="2" text:bullet-char="•">
        <style:list-level-properties text:space-before="0.78646in" text:min-label-width="0.35069in"/>
        <style:text-properties fo:font-size="100%"/>
      </text:list-level-style-bullet>
      <text:list-level-style-bullet text:level="3" text:bullet-char="•">
        <style:list-level-properties text:space-before="1.39931in" text:min-label-width="0.35069in"/>
        <style:text-properties fo:font-size="100%"/>
      </text:list-level-style-bullet>
      <text:list-level-style-bullet text:level="4" text:bullet-char="•">
        <style:list-level-properties text:space-before="2.09896in" text:min-label-width="0.35069in"/>
        <style:text-properties fo:font-size="100%"/>
      </text:list-level-style-bullet>
      <text:list-level-style-bullet text:level="5" text:bullet-char="•">
        <style:list-level-properties text:space-before="2.79861in" text:min-label-width="0.35069in"/>
        <style:text-properties fo:font-size="100%"/>
      </text:list-level-style-bullet>
      <text:list-level-style-bullet text:level="6" text:bullet-char="•">
        <style:list-level-properties text:space-before="3.29861in" text:min-label-width="0.35069in"/>
        <style:text-properties fo:font-size="100%"/>
      </text:list-level-style-bullet>
      <text:list-level-style-bullet text:level="7" text:bullet-char="•">
        <style:list-level-properties text:space-before="3.79861in" text:min-label-width="0.35069in"/>
        <style:text-properties fo:font-size="100%"/>
      </text:list-level-style-bullet>
      <text:list-level-style-bullet text:level="8" text:bullet-char="•">
        <style:list-level-properties text:space-before="4.29861in" text:min-label-width="0.35069in"/>
        <style:text-properties fo:font-size="100%"/>
      </text:list-level-style-bullet>
      <text:list-level-style-bullet text:level="9" text:bullet-char="•">
        <style:list-level-properties text:space-before="4.79861in" text:min-label-width="0.35069in"/>
        <style:text-properties fo:font-size="100%"/>
      </text:list-level-style-bullet>
    </text:list-style>
    <text:list-style style:name="a245">
      <text:list-level-style-bullet text:level="1" text:bullet-char="–">
        <style:list-level-properties text:space-before="0.17535in" text:min-label-width="0.34896in"/>
        <style:text-properties fo:font-size="100%"/>
      </text:list-level-style-bullet>
      <text:list-level-style-bullet text:level="2" text:bullet-char="–">
        <style:list-level-properties text:space-before="0.78819in" text:min-label-width="0.34896in"/>
        <style:text-properties fo:font-size="100%"/>
      </text:list-level-style-bullet>
      <text:list-level-style-bullet text:level="3" text:bullet-char="–">
        <style:list-level-properties text:space-before="1.40104in" text:min-label-width="0.34896in"/>
        <style:text-properties fo:font-size="100%"/>
      </text:list-level-style-bullet>
      <text:list-level-style-bullet text:level="4" text:bullet-char="–">
        <style:list-level-properties text:space-before="2.10069in" text:min-label-width="0.34896in"/>
        <style:text-properties fo:font-size="100%"/>
      </text:list-level-style-bullet>
      <text:list-level-style-bullet text:level="5" text:bullet-char="–">
        <style:list-level-properties text:space-before="2.80035in" text:min-label-width="0.34896in"/>
        <style:text-properties fo:font-size="100%"/>
      </text:list-level-style-bullet>
      <text:list-level-style-bullet text:level="6" text:bullet-char="–">
        <style:list-level-properties text:space-before="3.30035in" text:min-label-width="0.34896in"/>
        <style:text-properties fo:font-size="100%"/>
      </text:list-level-style-bullet>
      <text:list-level-style-bullet text:level="7" text:bullet-char="–">
        <style:list-level-properties text:space-before="3.80035in" text:min-label-width="0.34896in"/>
        <style:text-properties fo:font-size="100%"/>
      </text:list-level-style-bullet>
      <text:list-level-style-bullet text:level="8" text:bullet-char="–">
        <style:list-level-properties text:space-before="4.30035in" text:min-label-width="0.34896in"/>
        <style:text-properties fo:font-size="100%"/>
      </text:list-level-style-bullet>
      <text:list-level-style-bullet text:level="9" text:bullet-char="–">
        <style:list-level-properties text:space-before="4.80035in" text:min-label-width="0.34896in"/>
        <style:text-properties fo:font-size="100%"/>
      </text:list-level-style-bullet>
    </text:list-style>
    <text:list-style style:name="a469">
      <text:list-level-style-bullet text:level="1" text:bullet-char="•">
        <style:list-level-properties text:space-before="0.17361in" text:min-label-width="0.35069in"/>
        <style:text-properties fo:font-size="100%"/>
      </text:list-level-style-bullet>
      <text:list-level-style-bullet text:level="2" text:bullet-char="•">
        <style:list-level-properties text:space-before="0.78646in" text:min-label-width="0.35069in"/>
        <style:text-properties fo:font-size="100%"/>
      </text:list-level-style-bullet>
      <text:list-level-style-bullet text:level="3" text:bullet-char="•">
        <style:list-level-properties text:space-before="1.39931in" text:min-label-width="0.35069in"/>
        <style:text-properties fo:font-size="100%"/>
      </text:list-level-style-bullet>
      <text:list-level-style-bullet text:level="4" text:bullet-char="•">
        <style:list-level-properties text:space-before="2.09896in" text:min-label-width="0.35069in"/>
        <style:text-properties fo:font-size="100%"/>
      </text:list-level-style-bullet>
      <text:list-level-style-bullet text:level="5" text:bullet-char="•">
        <style:list-level-properties text:space-before="2.79861in" text:min-label-width="0.35069in"/>
        <style:text-properties fo:font-size="100%"/>
      </text:list-level-style-bullet>
      <text:list-level-style-bullet text:level="6" text:bullet-char="•">
        <style:list-level-properties text:space-before="3.29861in" text:min-label-width="0.35069in"/>
        <style:text-properties fo:font-size="100%"/>
      </text:list-level-style-bullet>
      <text:list-level-style-bullet text:level="7" text:bullet-char="•">
        <style:list-level-properties text:space-before="3.79861in" text:min-label-width="0.35069in"/>
        <style:text-properties fo:font-size="100%"/>
      </text:list-level-style-bullet>
      <text:list-level-style-bullet text:level="8" text:bullet-char="•">
        <style:list-level-properties text:space-before="4.29861in" text:min-label-width="0.35069in"/>
        <style:text-properties fo:font-size="100%"/>
      </text:list-level-style-bullet>
      <text:list-level-style-bullet text:level="9" text:bullet-char="•">
        <style:list-level-properties text:space-before="4.79861in" text:min-label-width="0.35069in"/>
        <style:text-properties fo:font-size="100%"/>
      </text:list-level-style-bullet>
    </text:list-style>
    <text:list-style style:name="a15">
      <text:list-level-style-bullet text:level="1" text:bullet-char="–">
        <style:list-level-properties text:space-before="0.17535in" text:min-label-width="0.34896in"/>
        <style:text-properties fo:font-size="100%"/>
      </text:list-level-style-bullet>
      <text:list-level-style-bullet text:level="2" text:bullet-char="–">
        <style:list-level-properties text:space-before="0.78819in" text:min-label-width="0.34896in"/>
        <style:text-properties fo:font-size="100%"/>
      </text:list-level-style-bullet>
      <text:list-level-style-bullet text:level="3" text:bullet-char="–">
        <style:list-level-properties text:space-before="1.40104in" text:min-label-width="0.34896in"/>
        <style:text-properties fo:font-size="100%"/>
      </text:list-level-style-bullet>
      <text:list-level-style-bullet text:level="4" text:bullet-char="–">
        <style:list-level-properties text:space-before="2.10069in" text:min-label-width="0.34896in"/>
        <style:text-properties fo:font-size="100%"/>
      </text:list-level-style-bullet>
      <text:list-level-style-bullet text:level="5" text:bullet-char="–">
        <style:list-level-properties text:space-before="2.80035in" text:min-label-width="0.34896in"/>
        <style:text-properties fo:font-size="100%"/>
      </text:list-level-style-bullet>
      <text:list-level-style-bullet text:level="6" text:bullet-char="–">
        <style:list-level-properties text:space-before="3.30035in" text:min-label-width="0.34896in"/>
        <style:text-properties fo:font-size="100%"/>
      </text:list-level-style-bullet>
      <text:list-level-style-bullet text:level="7" text:bullet-char="–">
        <style:list-level-properties text:space-before="3.80035in" text:min-label-width="0.34896in"/>
        <style:text-properties fo:font-size="100%"/>
      </text:list-level-style-bullet>
      <text:list-level-style-bullet text:level="8" text:bullet-char="–">
        <style:list-level-properties text:space-before="4.30035in" text:min-label-width="0.34896in"/>
        <style:text-properties fo:font-size="100%"/>
      </text:list-level-style-bullet>
      <text:list-level-style-bullet text:level="9" text:bullet-char="–">
        <style:list-level-properties text:space-before="4.80035in" text:min-label-width="0.34896in"/>
        <style:text-properties fo:font-size="100%"/>
      </text:list-level-style-bullet>
    </text:list-style>
    <text:list-style style:name="a590">
      <text:list-level-style-bullet text:level="1" text:bullet-char="»">
        <style:list-level-properties text:space-before="0.17535in" text:min-label-width="0.34896in"/>
        <style:text-properties fo:font-size="100%"/>
      </text:list-level-style-bullet>
      <text:list-level-style-bullet text:level="2" text:bullet-char="»">
        <style:list-level-properties text:space-before="0.78819in" text:min-label-width="0.34896in"/>
        <style:text-properties fo:font-size="100%"/>
      </text:list-level-style-bullet>
      <text:list-level-style-bullet text:level="3" text:bullet-char="»">
        <style:list-level-properties text:space-before="1.40104in" text:min-label-width="0.34896in"/>
        <style:text-properties fo:font-size="100%"/>
      </text:list-level-style-bullet>
      <text:list-level-style-bullet text:level="4" text:bullet-char="»">
        <style:list-level-properties text:space-before="2.10069in" text:min-label-width="0.34896in"/>
        <style:text-properties fo:font-size="100%"/>
      </text:list-level-style-bullet>
      <text:list-level-style-bullet text:level="5" text:bullet-char="»">
        <style:list-level-properties text:space-before="2.80035in" text:min-label-width="0.34896in"/>
        <style:text-properties fo:font-size="100%"/>
      </text:list-level-style-bullet>
      <text:list-level-style-bullet text:level="6" text:bullet-char="»">
        <style:list-level-properties text:space-before="3.30035in" text:min-label-width="0.34896in"/>
        <style:text-properties fo:font-size="100%"/>
      </text:list-level-style-bullet>
      <text:list-level-style-bullet text:level="7" text:bullet-char="»">
        <style:list-level-properties text:space-before="3.80035in" text:min-label-width="0.34896in"/>
        <style:text-properties fo:font-size="100%"/>
      </text:list-level-style-bullet>
      <text:list-level-style-bullet text:level="8" text:bullet-char="»">
        <style:list-level-properties text:space-before="4.30035in" text:min-label-width="0.34896in"/>
        <style:text-properties fo:font-size="100%"/>
      </text:list-level-style-bullet>
      <text:list-level-style-bullet text:level="9" text:bullet-char="»">
        <style:list-level-properties text:space-before="4.80035in" text:min-label-width="0.34896in"/>
        <style:text-properties fo:font-size="100%"/>
      </text:list-level-style-bullet>
    </text:list-style>
    <text:list-style style:name="a249">
      <text:list-level-style-bullet text:level="1" text:bullet-char="»">
        <style:list-level-properties text:space-before="0.17535in" text:min-label-width="0.34896in"/>
        <style:text-properties fo:font-size="100%"/>
      </text:list-level-style-bullet>
      <text:list-level-style-bullet text:level="2" text:bullet-char="»">
        <style:list-level-properties text:space-before="0.78819in" text:min-label-width="0.34896in"/>
        <style:text-properties fo:font-size="100%"/>
      </text:list-level-style-bullet>
      <text:list-level-style-bullet text:level="3" text:bullet-char="»">
        <style:list-level-properties text:space-before="1.40104in" text:min-label-width="0.34896in"/>
        <style:text-properties fo:font-size="100%"/>
      </text:list-level-style-bullet>
      <text:list-level-style-bullet text:level="4" text:bullet-char="»">
        <style:list-level-properties text:space-before="2.10069in" text:min-label-width="0.34896in"/>
        <style:text-properties fo:font-size="100%"/>
      </text:list-level-style-bullet>
      <text:list-level-style-bullet text:level="5" text:bullet-char="»">
        <style:list-level-properties text:space-before="2.80035in" text:min-label-width="0.34896in"/>
        <style:text-properties fo:font-size="100%"/>
      </text:list-level-style-bullet>
      <text:list-level-style-bullet text:level="6" text:bullet-char="»">
        <style:list-level-properties text:space-before="3.30035in" text:min-label-width="0.34896in"/>
        <style:text-properties fo:font-size="100%"/>
      </text:list-level-style-bullet>
      <text:list-level-style-bullet text:level="7" text:bullet-char="»">
        <style:list-level-properties text:space-before="3.80035in" text:min-label-width="0.34896in"/>
        <style:text-properties fo:font-size="100%"/>
      </text:list-level-style-bullet>
      <text:list-level-style-bullet text:level="8" text:bullet-char="»">
        <style:list-level-properties text:space-before="4.30035in" text:min-label-width="0.34896in"/>
        <style:text-properties fo:font-size="100%"/>
      </text:list-level-style-bullet>
      <text:list-level-style-bullet text:level="9" text:bullet-char="»">
        <style:list-level-properties text:space-before="4.80035in" text:min-label-width="0.34896in"/>
        <style:text-properties fo:font-size="100%"/>
      </text:list-level-style-bullet>
    </text:list-style>
    <text:list-style style:name="a18">
      <text:list-level-style-bullet text:level="1" text:bullet-char="»">
        <style:list-level-properties text:space-before="0.17535in" text:min-label-width="0.34896in"/>
        <style:text-properties fo:font-size="100%"/>
      </text:list-level-style-bullet>
      <text:list-level-style-bullet text:level="2" text:bullet-char="»">
        <style:list-level-properties text:space-before="0.78819in" text:min-label-width="0.34896in"/>
        <style:text-properties fo:font-size="100%"/>
      </text:list-level-style-bullet>
      <text:list-level-style-bullet text:level="3" text:bullet-char="»">
        <style:list-level-properties text:space-before="1.40104in" text:min-label-width="0.34896in"/>
        <style:text-properties fo:font-size="100%"/>
      </text:list-level-style-bullet>
      <text:list-level-style-bullet text:level="4" text:bullet-char="»">
        <style:list-level-properties text:space-before="2.10069in" text:min-label-width="0.34896in"/>
        <style:text-properties fo:font-size="100%"/>
      </text:list-level-style-bullet>
      <text:list-level-style-bullet text:level="5" text:bullet-char="»">
        <style:list-level-properties text:space-before="2.80035in" text:min-label-width="0.34896in"/>
        <style:text-properties fo:font-size="100%"/>
      </text:list-level-style-bullet>
      <text:list-level-style-bullet text:level="6" text:bullet-char="»">
        <style:list-level-properties text:space-before="3.30035in" text:min-label-width="0.34896in"/>
        <style:text-properties fo:font-size="100%"/>
      </text:list-level-style-bullet>
      <text:list-level-style-bullet text:level="7" text:bullet-char="»">
        <style:list-level-properties text:space-before="3.80035in" text:min-label-width="0.34896in"/>
        <style:text-properties fo:font-size="100%"/>
      </text:list-level-style-bullet>
      <text:list-level-style-bullet text:level="8" text:bullet-char="»">
        <style:list-level-properties text:space-before="4.30035in" text:min-label-width="0.34896in"/>
        <style:text-properties fo:font-size="100%"/>
      </text:list-level-style-bullet>
      <text:list-level-style-bullet text:level="9" text:bullet-char="»">
        <style:list-level-properties text:space-before="4.80035in" text:min-label-width="0.34896in"/>
        <style:text-properties fo:font-size="100%"/>
      </text:list-level-style-bullet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bullet text:level="1" text:bullet-char="•">
        <style:list-level-properties text:space-before="0in" text:min-label-width="0.52431in"/>
        <style:text-properties fo:font-size="100%"/>
      </text:list-level-style-bullet>
      <text:list-level-style-bullet text:level="2" text:bullet-char="•">
        <style:list-level-properties text:space-before="0.61285in" text:min-label-width="0.52431in"/>
        <style:text-properties fo:font-size="100%"/>
      </text:list-level-style-bullet>
      <text:list-level-style-bullet text:level="3" text:bullet-char="•">
        <style:list-level-properties text:space-before="1.22569in" text:min-label-width="0.52431in"/>
        <style:text-properties fo:font-size="100%"/>
      </text:list-level-style-bullet>
      <text:list-level-style-bullet text:level="4" text:bullet-char="•">
        <style:list-level-properties text:space-before="1.92535in" text:min-label-width="0.52431in"/>
        <style:text-properties fo:font-size="100%"/>
      </text:list-level-style-bullet>
      <text:list-level-style-bullet text:level="5" text:bullet-char="•">
        <style:list-level-properties text:space-before="2.625in" text:min-label-width="0.52431in"/>
        <style:text-properties fo:font-size="100%"/>
      </text:list-level-style-bullet>
      <text:list-level-style-bullet text:level="6" text:bullet-char="•">
        <style:list-level-properties text:space-before="3.125in" text:min-label-width="0.52431in"/>
        <style:text-properties fo:font-size="100%"/>
      </text:list-level-style-bullet>
      <text:list-level-style-bullet text:level="7" text:bullet-char="•">
        <style:list-level-properties text:space-before="3.625in" text:min-label-width="0.52431in"/>
        <style:text-properties fo:font-size="100%"/>
      </text:list-level-style-bullet>
      <text:list-level-style-bullet text:level="8" text:bullet-char="•">
        <style:list-level-properties text:space-before="4.125in" text:min-label-width="0.52431in"/>
        <style:text-properties fo:font-size="100%"/>
      </text:list-level-style-bullet>
      <text:list-level-style-bullet text:level="9" text:bullet-char="•">
        <style:list-level-properties text:space-before="4.625in" text:min-label-width="0.52431in"/>
        <style:text-properties fo:font-size="100%"/>
      </text:list-level-style-bullet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–">
        <style:list-level-properties text:space-before="0.17535in" text:min-label-width="0.34896in"/>
        <style:text-properties fo:font-size="100%"/>
      </text:list-level-style-bullet>
      <text:list-level-style-bullet text:level="2" text:bullet-char="–">
        <style:list-level-properties text:space-before="0.78819in" text:min-label-width="0.34896in"/>
        <style:text-properties fo:font-size="100%"/>
      </text:list-level-style-bullet>
      <text:list-level-style-bullet text:level="3" text:bullet-char="–">
        <style:list-level-properties text:space-before="1.40104in" text:min-label-width="0.34896in"/>
        <style:text-properties fo:font-size="100%"/>
      </text:list-level-style-bullet>
      <text:list-level-style-bullet text:level="4" text:bullet-char="–">
        <style:list-level-properties text:space-before="2.10069in" text:min-label-width="0.34896in"/>
        <style:text-properties fo:font-size="100%"/>
      </text:list-level-style-bullet>
      <text:list-level-style-bullet text:level="5" text:bullet-char="–">
        <style:list-level-properties text:space-before="2.80035in" text:min-label-width="0.34896in"/>
        <style:text-properties fo:font-size="100%"/>
      </text:list-level-style-bullet>
      <text:list-level-style-bullet text:level="6" text:bullet-char="–">
        <style:list-level-properties text:space-before="3.30035in" text:min-label-width="0.34896in"/>
        <style:text-properties fo:font-size="100%"/>
      </text:list-level-style-bullet>
      <text:list-level-style-bullet text:level="7" text:bullet-char="–">
        <style:list-level-properties text:space-before="3.80035in" text:min-label-width="0.34896in"/>
        <style:text-properties fo:font-size="100%"/>
      </text:list-level-style-bullet>
      <text:list-level-style-bullet text:level="8" text:bullet-char="–">
        <style:list-level-properties text:space-before="4.30035in" text:min-label-width="0.34896in"/>
        <style:text-properties fo:font-size="100%"/>
      </text:list-level-style-bullet>
      <text:list-level-style-bullet text:level="9" text:bullet-char="–">
        <style:list-level-properties text:space-before="4.80035in" text:min-label-width="0.34896in"/>
        <style:text-properties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master-styles>
    <draw:layer-set>
      <draw:layer draw:name="Master1-bg" draw:protected="true"/>
    </draw:layer-set>
    <style:master-page style:name="Master1-Default-Design" style:page-layout-name="pageLayout1" draw:style-name="a0">
      <draw:frame draw:id="id0" presentation:style-name="a3" draw:name="Rectangle 2" svg:x="0.52431in" svg:y="0.56076in" svg:width="9.45139in" svg:height="2.33333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Rectangle 3" svg:x="0.52431in" svg:y="3.26736in" svg:width="9.45139in" svg:height="9.2378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Rectangle 4" svg:x="0.52431in" svg:y="12.74826in" svg:width="2.45139in" svg:height="0.97222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Rectangle 5" svg:x="3.58681in" svg:y="12.74826in" svg:width="3.32639in" svg:height="0.97222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Rectangle 6" svg:x="7.52431in" svg:y="12.74826in" svg:width="2.45139in" svg:height="0.97222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57">
        <draw:frame draw:id="id5" presentation:style-name="a31" draw:name="Rectangle 2" svg:x="0in" svg:y="0in" svg:width="3.25in" svg:height="0.5in" presentation:class="header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6" presentation:style-name="a34" draw:name="Rectangle 3" svg:x="4.24826in" svg:y="0in" svg:width="3.25in" svg:height="0.5in" presentation:class="date-time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page-thumbnail svg:x="2.34375in" svg:y="0.75in" svg:width="2.8125in" svg:height="3.75in" presentation:class="page" draw:id="id7" presentation:style-name="a35" draw:name="Rectangle 4">
          <svg:title/>
          <svg:desc/>
        </draw:page-thumbnail>
        <draw:frame draw:id="id8" presentation:style-name="a50" draw:name="Rectangle 5" svg:x="0.75in" svg:y="4.75in" svg:width="6in" svg:height="4.5in" presentation:class="notes" presentation:placeholder="false">
          <draw:text-box>
            <text:p text:style-name="a37" text:class-names="" text:cond-style-name=""><text:span text:style-name="a36" text:class-names="">Click to edit Master text styles</text:span></text:p>
            <text:list text:style-name="a40">
              <text:list-item>
                <text:list text:style-name="a40">
                  <text:list-item>
                    <text:p text:style-name="a39" text:class-names="" text:cond-style-name=""><text:span text:style-name="a38" text:class-names="">Second level</text:span></text:p>
                  </text:list-item>
                </text:list>
              </text:list-item>
            </text:list>
            <text:list text:style-name="a43">
              <text:list-item>
                <text:list text:style-name="a43">
                  <text:list-item>
                    <text:list text:style-name="a43">
                      <text:list-item>
                        <text:p text:style-name="a42" text:class-names="" text:cond-style-name=""><text:span text:style-name="a4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list text:style-name="a46">
                          <text:list-item>
                            <text:p text:style-name="a45" text:class-names="" text:cond-style-name=""><text:span text:style-name="a4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list text:style-name="a49">
                              <text:list-item>
                                <text:p text:style-name="a48" text:class-names="" text:cond-style-name=""><text:span text:style-name="a4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" draw:name="Rectangle 6" svg:x="0in" svg:y="9.49826in" svg:width="3.25in" svg:height="0.5in" presentation:class="footer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  <draw:frame draw:id="id10" presentation:style-name="a56" draw:name="Rectangle 7" svg:x="4.24826in" svg:y="9.49826in" svg:width="3.25in" svg:height="0.5in" presentation:class="page-number" presentation:placeholder="false">
          <draw:text-box>
            <text:p text:style-name="a55" text:class-names="" text:cond-style-name=""><text:span text:style-name="a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8">
      <draw:frame draw:id="id11" presentation:style-name="a62" draw:name="Title 1" svg:x="0.78819in" svg:y="4.34896in" svg:width="8.92361in" svg:height="3.00174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2" presentation:style-name="a66" draw:name="Subtitle 2" svg:x="1.57465in" svg:y="7.93403in" svg:width="7.35069in" svg:height="3.57639in" presentation:class="subtitle" presentation:placeholder="false">
        <draw:text-box>
          <text:p text:style-name="a65" text:class-names="" text:cond-style-name=""><text:span text:style-name="a63" text:class-names="">Click to edit Master subtitle style</text:span><text:span text:style-name="a64" text:class-names=""/></text:p>
        </draw:text-box>
        <svg:title/>
        <svg:desc/>
      </draw:frame>
      <draw:frame draw:id="id13" presentation:style-name="a69" draw:name="Date Placeholder 3" svg:x="0.52431in" svg:y="12.74826in" svg:width="2.45139in" svg:height="0.97222in" presentation:class="date-time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14" presentation:style-name="a72" draw:name="Footer Placeholder 4" svg:x="3.58681in" svg:y="12.74826in" svg:width="3.32639in" svg:height="0.97222in" presentation:class="footer" presentation:placeholder="false">
        <draw:text-box>
          <text:p text:style-name="a71" text:class-names="" text:cond-style-name=""><text:span text:style-name="a70" text:class-names=""/></text:p>
        </draw:text-box>
        <svg:title/>
        <svg:desc/>
      </draw:frame>
      <draw:frame draw:id="id15" presentation:style-name="a75" draw:name="Slide Number Placeholder 5" svg:x="7.52431in" svg:y="12.74826in" svg:width="2.45139in" svg:height="0.97222in" presentation:class="page-number" presentation:placeholder="false">
        <draw:text-box>
          <text:p text:style-name="a74" text:class-names="" text:cond-style-name=""><text:span text:style-name="a73" text:class-names=""><text:page-number style:num-format="1" text:fixed="false"/></text:span></text:p>
        </draw:text-box>
        <svg:title/>
        <svg:desc/>
      </draw:frame>
      <presentation:notes style:page-layout-name="pageLayout2" draw:style-name="a104">
        <draw:frame draw:id="id5" presentation:style-name="a78" draw:name="Rectangle 2" svg:x="0in" svg:y="0in" svg:width="3.25in" svg:height="0.5in" presentation:class="head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6" presentation:style-name="a81" draw:name="Rectangle 3" svg:x="4.24826in" svg:y="0in" svg:width="3.25in" svg:height="0.5in" presentation:class="date-time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page-thumbnail svg:x="2.34375in" svg:y="0.75in" svg:width="2.8125in" svg:height="3.75in" presentation:class="page" draw:id="id7" presentation:style-name="a82" draw:name="Rectangle 4">
          <svg:title/>
          <svg:desc/>
        </draw:page-thumbnail>
        <draw:frame draw:id="id8" presentation:style-name="a97" draw:name="Rectangle 5" svg:x="0.75in" svg:y="4.75in" svg:width="6in" svg:height="4.5in" presentation:class="notes" presentation:placeholder="false">
          <draw:text-box>
            <text:p text:style-name="a84" text:class-names="" text:cond-style-name=""><text:span text:style-name="a83" text:class-names="">Click to edit Master text styles</text:span></text:p>
            <text:list text:style-name="a87">
              <text:list-item>
                <text:list text:style-name="a87">
                  <text:list-item>
                    <text:p text:style-name="a86" text:class-names="" text:cond-style-name=""><text:span text:style-name="a85" text:class-names="">Second level</text:span></text:p>
                  </text:list-item>
                </text:list>
              </text:list-item>
            </text:list>
            <text:list text:style-name="a90">
              <text:list-item>
                <text:list text:style-name="a90">
                  <text:list-item>
                    <text:list text:style-name="a90">
                      <text:list-item>
                        <text:p text:style-name="a89" text:class-names="" text:cond-style-name=""><text:span text:style-name="a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3">
              <text:list-item>
                <text:list text:style-name="a93">
                  <text:list-item>
                    <text:list text:style-name="a93">
                      <text:list-item>
                        <text:list text:style-name="a93">
                          <text:list-item>
                            <text:p text:style-name="a92" text:class-names="" text:cond-style-name=""><text:span text:style-name="a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list text:style-name="a96">
                          <text:list-item>
                            <text:list text:style-name="a96">
                              <text:list-item>
                                <text:p text:style-name="a95" text:class-names="" text:cond-style-name=""><text:span text:style-name="a9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0" draw:name="Rectangle 6" svg:x="0in" svg:y="9.49826in" svg:width="3.25in" svg:height="0.5in" presentation:class="footer" presentation:placeholder="false">
          <draw:text-box>
            <text:p text:style-name="a99" text:class-names="" text:cond-style-name=""><text:span text:style-name="a98" text:class-names=""/></text:p>
          </draw:text-box>
          <svg:title/>
          <svg:desc/>
        </draw:frame>
        <draw:frame draw:id="id10" presentation:style-name="a103" draw:name="Rectangle 7" svg:x="4.24826in" svg:y="9.49826in" svg:width="3.25in" svg:height="0.5in" presentation:class="page-number" presentation:placeholder="false">
          <draw:text-box>
            <text:p text:style-name="a102" text:class-names="" text:cond-style-name=""><text:span text:style-name="a1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5">
      <draw:frame draw:id="id16" presentation:style-name="a109" draw:name="Title 1" svg:x="0.52431in" svg:y="0.56076in" svg:width="9.45139in" svg:height="2.33333in" presentation:class="title" presentation:placeholder="false">
        <draw:text-box>
          <text:p text:style-name="a108" text:class-names="" text:cond-style-name=""><text:span text:style-name="a106" text:class-names="">Click to edit Master title style</text:span><text:span text:style-name="a107" text:class-names=""/></text:p>
        </draw:text-box>
        <svg:title/>
        <svg:desc/>
      </draw:frame>
      <draw:frame draw:id="id17" presentation:style-name="a126" draw:name="Content Placeholder 2" svg:x="0.52431in" svg:y="3.26736in" svg:width="9.45139in" svg:height="9.23785in" presentation:class="object" presentation:placeholder="false">
        <draw:text-box>
          <text:list text:style-name="a112">
            <text:list-item>
              <text:p text:style-name="a111" text:class-names="" text:cond-style-name=""><text:span text:style-name="a110" text:class-names="">Click to edit Master text styles</text:span></text:p>
            </text:list-item>
          </text:list>
          <text:list text:style-name="a115">
            <text:list-item>
              <text:list text:style-name="a115">
                <text:list-item>
                  <text:p text:style-name="a114" text:class-names="" text:cond-style-name=""><text:span text:style-name="a113" text:class-names="">Second level</text:span></text:p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p text:style-name="a117" text:class-names="" text:cond-style-name=""><text:span text:style-name="a116" text:class-names="">Third level</text:span></text:p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p text:style-name="a120" text:class-names="" text:cond-style-name=""><text:span text:style-name="a1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2" text:class-names="">Fifth level</text:span><text:span text:style-name="a1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29" draw:name="Date Placeholder 3" svg:x="0.52431in" svg:y="12.74826in" svg:width="2.45139in" svg:height="0.97222in" presentation:class="date-time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19" presentation:style-name="a132" draw:name="Footer Placeholder 4" svg:x="3.58681in" svg:y="12.74826in" svg:width="3.32639in" svg:height="0.97222in" presentation:class="footer" presentation:placeholder="false">
        <draw:text-box>
          <text:p text:style-name="a131" text:class-names="" text:cond-style-name=""><text:span text:style-name="a130" text:class-names=""/></text:p>
        </draw:text-box>
        <svg:title/>
        <svg:desc/>
      </draw:frame>
      <draw:frame draw:id="id20" presentation:style-name="a135" draw:name="Slide Number Placeholder 5" svg:x="7.52431in" svg:y="12.74826in" svg:width="2.45139in" svg:height="0.97222in" presentation:class="page-number" presentation:placeholder="false">
        <draw:text-box>
          <text:p text:style-name="a134" text:class-names="" text:cond-style-name=""><text:span text:style-name="a133" text:class-names=""><text:page-number style:num-format="1" text:fixed="false"/></text:span></text:p>
        </draw:text-box>
        <svg:title/>
        <svg:desc/>
      </draw:frame>
      <presentation:notes style:page-layout-name="pageLayout2" draw:style-name="a164">
        <draw:frame draw:id="id5" presentation:style-name="a138" draw:name="Rectangle 2" svg:x="0in" svg:y="0in" svg:width="3.25in" svg:height="0.5in" presentation:class="header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6" presentation:style-name="a141" draw:name="Rectangle 3" svg:x="4.24826in" svg:y="0in" svg:width="3.25in" svg:height="0.5in" presentation:class="date-time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page-thumbnail svg:x="2.34375in" svg:y="0.75in" svg:width="2.8125in" svg:height="3.75in" presentation:class="page" draw:id="id7" presentation:style-name="a142" draw:name="Rectangle 4">
          <svg:title/>
          <svg:desc/>
        </draw:page-thumbnail>
        <draw:frame draw:id="id8" presentation:style-name="a157" draw:name="Rectangle 5" svg:x="0.75in" svg:y="4.75in" svg:width="6in" svg:height="4.5in" presentation:class="notes" presentation:placeholder="false">
          <draw:text-box>
            <text:p text:style-name="a144" text:class-names="" text:cond-style-name=""><text:span text:style-name="a143" text:class-names="">Click to edit Master text styles</text:span></text:p>
            <text:list text:style-name="a147">
              <text:list-item>
                <text:list text:style-name="a147">
                  <text:list-item>
                    <text:p text:style-name="a146" text:class-names="" text:cond-style-name=""><text:span text:style-name="a145" text:class-names="">Second level</text:span></text:p>
                  </text:list-item>
                </text:list>
              </text:list-item>
            </text:list>
            <text:list text:style-name="a150">
              <text:list-item>
                <text:list text:style-name="a150">
                  <text:list-item>
                    <text:list text:style-name="a150">
                      <text:list-item>
                        <text:p text:style-name="a149" text:class-names="" text:cond-style-name=""><text:span text:style-name="a1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3">
              <text:list-item>
                <text:list text:style-name="a153">
                  <text:list-item>
                    <text:list text:style-name="a153">
                      <text:list-item>
                        <text:list text:style-name="a153">
                          <text:list-item>
                            <text:p text:style-name="a152" text:class-names="" text:cond-style-name=""><text:span text:style-name="a1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6">
              <text:list-item>
                <text:list text:style-name="a156">
                  <text:list-item>
                    <text:list text:style-name="a156">
                      <text:list-item>
                        <text:list text:style-name="a156">
                          <text:list-item>
                            <text:list text:style-name="a156">
                              <text:list-item>
                                <text:p text:style-name="a155" text:class-names="" text:cond-style-name=""><text:span text:style-name="a1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0" draw:name="Rectangle 6" svg:x="0in" svg:y="9.49826in" svg:width="3.25in" svg:height="0.5in" presentation:class="foot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10" presentation:style-name="a163" draw:name="Rectangle 7" svg:x="4.24826in" svg:y="9.49826in" svg:width="3.25in" svg:height="0.5in" presentation:class="page-number" presentation:placeholder="false">
          <draw:text-box>
            <text:p text:style-name="a162" text:class-names="" text:cond-style-name=""><text:span text:style-name="a1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5">
      <draw:frame draw:id="id21" presentation:style-name="a169" draw:name="Title 1" svg:x="0.82986in" svg:y="8.99653in" svg:width="8.92535in" svg:height="2.77951in" presentation:class="title" presentation:placeholder="false">
        <draw:text-box>
          <text:p text:style-name="a168" text:class-names="" text:cond-style-name=""><text:span text:style-name="a166" text:class-names="">Click to edit Master title style</text:span><text:span text:style-name="a167" text:class-names=""/></text:p>
        </draw:text-box>
        <svg:title/>
        <svg:desc/>
      </draw:frame>
      <draw:frame draw:id="id22" presentation:style-name="a173" draw:name="Text Placeholder 2" svg:x="0.82986in" svg:y="5.93403in" svg:width="8.92535in" svg:height="3.0625in" presentation:class="outline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</draw:text-box>
        <svg:title/>
        <svg:desc/>
      </draw:frame>
      <draw:frame draw:id="id23" presentation:style-name="a176" draw:name="Date Placeholder 3" svg:x="0.52431in" svg:y="12.74826in" svg:width="2.45139in" svg:height="0.97222in" presentation:class="date-time" presentation:placeholder="false">
        <draw:text-box>
          <text:p text:style-name="a175" text:class-names="" text:cond-style-name=""><text:span text:style-name="a174" text:class-names=""/></text:p>
        </draw:text-box>
        <svg:title/>
        <svg:desc/>
      </draw:frame>
      <draw:frame draw:id="id24" presentation:style-name="a179" draw:name="Footer Placeholder 4" svg:x="3.58681in" svg:y="12.74826in" svg:width="3.32639in" svg:height="0.97222in" presentation:class="footer" presentation:placeholder="false">
        <draw:text-box>
          <text:p text:style-name="a178" text:class-names="" text:cond-style-name=""><text:span text:style-name="a177" text:class-names=""/></text:p>
        </draw:text-box>
        <svg:title/>
        <svg:desc/>
      </draw:frame>
      <draw:frame draw:id="id25" presentation:style-name="a182" draw:name="Slide Number Placeholder 5" svg:x="7.52431in" svg:y="12.74826in" svg:width="2.45139in" svg:height="0.97222in" presentation:class="page-number" presentation:placeholder="false">
        <draw:text-box>
          <text:p text:style-name="a181" text:class-names="" text:cond-style-name=""><text:span text:style-name="a180" text:class-names=""><text:page-number style:num-format="1" text:fixed="false"/></text:span></text:p>
        </draw:text-box>
        <svg:title/>
        <svg:desc/>
      </draw:frame>
      <presentation:notes style:page-layout-name="pageLayout2" draw:style-name="a211">
        <draw:frame draw:id="id5" presentation:style-name="a185" draw:name="Rectangle 2" svg:x="0in" svg:y="0in" svg:width="3.25in" svg:height="0.5in" presentation:class="head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6" presentation:style-name="a188" draw:name="Rectangle 3" svg:x="4.24826in" svg:y="0in" svg:width="3.25in" svg:height="0.5in" presentation:class="date-time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page-thumbnail svg:x="2.34375in" svg:y="0.75in" svg:width="2.8125in" svg:height="3.75in" presentation:class="page" draw:id="id7" presentation:style-name="a189" draw:name="Rectangle 4">
          <svg:title/>
          <svg:desc/>
        </draw:page-thumbnail>
        <draw:frame draw:id="id8" presentation:style-name="a204" draw:name="Rectangle 5" svg:x="0.75in" svg:y="4.75in" svg:width="6in" svg:height="4.5in" presentation:class="notes" presentation:placeholder="false">
          <draw:text-box>
            <text:p text:style-name="a191" text:class-names="" text:cond-style-name=""><text:span text:style-name="a190" text:class-names="">Click to edit Master text styles</text:span></text:p>
            <text:list text:style-name="a194">
              <text:list-item>
                <text:list text:style-name="a194">
                  <text:list-item>
                    <text:p text:style-name="a193" text:class-names="" text:cond-style-name=""><text:span text:style-name="a192" text:class-names="">Second level</text:span></text:p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p text:style-name="a196" text:class-names="" text:cond-style-name=""><text:span text:style-name="a1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p text:style-name="a199" text:class-names="" text:cond-style-name=""><text:span text:style-name="a1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list text:style-name="a203">
                              <text:list-item>
                                <text:p text:style-name="a202" text:class-names="" text:cond-style-name=""><text:span text:style-name="a20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7" draw:name="Rectangle 6" svg:x="0in" svg:y="9.49826in" svg:width="3.25in" svg:height="0.5in" presentation:class="foot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10" presentation:style-name="a210" draw:name="Rectangle 7" svg:x="4.24826in" svg:y="9.49826in" svg:width="3.25in" svg:height="0.5in" presentation:class="page-number" presentation:placeholder="false">
          <draw:text-box>
            <text:p text:style-name="a209" text:class-names="" text:cond-style-name=""><text:span text:style-name="a2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2">
      <draw:frame draw:id="id26" presentation:style-name="a216" draw:name="Title 1" svg:x="0.52431in" svg:y="0.56076in" svg:width="9.45139in" svg:height="2.33333in" presentation:class="title" presentation:placeholder="false">
        <draw:text-box>
          <text:p text:style-name="a215" text:class-names="" text:cond-style-name=""><text:span text:style-name="a213" text:class-names="">Click to edit Master title style</text:span><text:span text:style-name="a214" text:class-names=""/></text:p>
        </draw:text-box>
        <svg:title/>
        <svg:desc/>
      </draw:frame>
      <draw:frame draw:id="id27" presentation:style-name="a233" draw:name="Content Placeholder 2" svg:x="0.52431in" svg:y="3.26736in" svg:width="4.64236in" svg:height="9.23785in" presentation:class="object" presentation:placeholder="false">
        <draw:text-box>
          <text:list text:style-name="a219">
            <text:list-item>
              <text:p text:style-name="a218" text:class-names="" text:cond-style-name=""><text:span text:style-name="a217" text:class-names="">Click to edit Master text styles</text:span></text:p>
            </text:list-item>
          </text:list>
          <text:list text:style-name="a222">
            <text:list-item>
              <text:list text:style-name="a222">
                <text:list-item>
                  <text:p text:style-name="a221" text:class-names="" text:cond-style-name=""><text:span text:style-name="a220" text:class-names="">Second level</text:span></text:p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p text:style-name="a224" text:class-names="" text:cond-style-name=""><text:span text:style-name="a223" text:class-names="">Third level</text:span></text:p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p text:style-name="a227" text:class-names="" text:cond-style-name=""><text:span text:style-name="a2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list text:style-name="a232">
                            <text:list-item>
                              <text:p text:style-name="a231" text:class-names="" text:cond-style-name=""><text:span text:style-name="a229" text:class-names="">Fifth level</text:span><text:span text:style-name="a2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Content Placeholder 3" svg:x="5.33333in" svg:y="3.26736in" svg:width="4.64236in" svg:height="9.23785in" presentation:class="object" presentation:placeholder="false">
        <draw:text-box>
          <text:list text:style-name="a236">
            <text:list-item>
              <text:p text:style-name="a235" text:class-names="" text:cond-style-name=""><text:span text:style-name="a234" text:class-names="">Click to edit Master text styles</text:span></text:p>
            </text:list-item>
          </text:list>
          <text:list text:style-name="a239">
            <text:list-item>
              <text:list text:style-name="a239">
                <text:list-item>
                  <text:p text:style-name="a238" text:class-names="" text:cond-style-name=""><text:span text:style-name="a237" text:class-names="">Second level</text:span></text:p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p text:style-name="a241" text:class-names="" text:cond-style-name=""><text:span text:style-name="a240" text:class-names="">Third level</text:span></text:p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p text:style-name="a244" text:class-names="" text:cond-style-name=""><text:span text:style-name="a2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6" text:class-names="">Fifth level</text:span><text:span text:style-name="a2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3" draw:name="Date Placeholder 4" svg:x="0.52431in" svg:y="12.74826in" svg:width="2.45139in" svg:height="0.97222in" presentation:class="date-time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30" presentation:style-name="a256" draw:name="Footer Placeholder 5" svg:x="3.58681in" svg:y="12.74826in" svg:width="3.32639in" svg:height="0.97222in" presentation:class="footer" presentation:placeholder="false">
        <draw:text-box>
          <text:p text:style-name="a255" text:class-names="" text:cond-style-name=""><text:span text:style-name="a254" text:class-names=""/></text:p>
        </draw:text-box>
        <svg:title/>
        <svg:desc/>
      </draw:frame>
      <draw:frame draw:id="id31" presentation:style-name="a259" draw:name="Slide Number Placeholder 6" svg:x="7.52431in" svg:y="12.74826in" svg:width="2.45139in" svg:height="0.97222in" presentation:class="page-number" presentation:placeholder="false">
        <draw:text-box>
          <text:p text:style-name="a258" text:class-names="" text:cond-style-name=""><text:span text:style-name="a257" text:class-names=""><text:page-number style:num-format="1" text:fixed="false"/></text:span></text:p>
        </draw:text-box>
        <svg:title/>
        <svg:desc/>
      </draw:frame>
      <presentation:notes style:page-layout-name="pageLayout2" draw:style-name="a288">
        <draw:frame draw:id="id5" presentation:style-name="a262" draw:name="Rectangle 2" svg:x="0in" svg:y="0in" svg:width="3.25in" svg:height="0.5in" presentation:class="header" presentation:placeholder="false">
          <draw:text-box>
            <text:p text:style-name="a261" text:class-names="" text:cond-style-name=""><text:span text:style-name="a260" text:class-names=""/></text:p>
          </draw:text-box>
          <svg:title/>
          <svg:desc/>
        </draw:frame>
        <draw:frame draw:id="id6" presentation:style-name="a265" draw:name="Rectangle 3" svg:x="4.24826in" svg:y="0in" svg:width="3.25in" svg:height="0.5in" presentation:class="date-time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page-thumbnail svg:x="2.34375in" svg:y="0.75in" svg:width="2.8125in" svg:height="3.75in" presentation:class="page" draw:id="id7" presentation:style-name="a266" draw:name="Rectangle 4">
          <svg:title/>
          <svg:desc/>
        </draw:page-thumbnail>
        <draw:frame draw:id="id8" presentation:style-name="a281" draw:name="Rectangle 5" svg:x="0.75in" svg:y="4.75in" svg:width="6in" svg:height="4.5in" presentation:class="notes" presentation:placeholder="false">
          <draw:text-box>
            <text:p text:style-name="a268" text:class-names="" text:cond-style-name=""><text:span text:style-name="a267" text:class-names="">Click to edit Master text styles</text:span></text:p>
            <text:list text:style-name="a271">
              <text:list-item>
                <text:list text:style-name="a271">
                  <text:list-item>
                    <text:p text:style-name="a270" text:class-names="" text:cond-style-name=""><text:span text:style-name="a269" text:class-names="">Second level</text:span></text:p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p text:style-name="a273" text:class-names="" text:cond-style-name=""><text:span text:style-name="a27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p text:style-name="a276" text:class-names="" text:cond-style-name=""><text:span text:style-name="a27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0">
              <text:list-item>
                <text:list text:style-name="a280">
                  <text:list-item>
                    <text:list text:style-name="a280">
                      <text:list-item>
                        <text:list text:style-name="a280">
                          <text:list-item>
                            <text:list text:style-name="a280">
                              <text:list-item>
                                <text:p text:style-name="a279" text:class-names="" text:cond-style-name=""><text:span text:style-name="a27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4" draw:name="Rectangle 6" svg:x="0in" svg:y="9.49826in" svg:width="3.25in" svg:height="0.5in" presentation:class="foot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10" presentation:style-name="a287" draw:name="Rectangle 7" svg:x="4.24826in" svg:y="9.49826in" svg:width="3.25in" svg:height="0.5in" presentation:class="page-number" presentation:placeholder="false">
          <draw:text-box>
            <text:p text:style-name="a286" text:class-names="" text:cond-style-name=""><text:span text:style-name="a2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89">
      <draw:frame draw:id="id32" presentation:style-name="a293" draw:name="Title 1" svg:x="0.52431in" svg:y="0.56076in" svg:width="9.45139in" svg:height="2.33333in" presentation:class="title" presentation:placeholder="false">
        <draw:text-box>
          <text:p text:style-name="a292" text:class-names="" text:cond-style-name=""><text:span text:style-name="a290" text:class-names="">Click to edit Master title style</text:span><text:span text:style-name="a291" text:class-names=""/></text:p>
        </draw:text-box>
        <svg:title/>
        <svg:desc/>
      </draw:frame>
      <draw:frame draw:id="id33" presentation:style-name="a297" draw:name="Text Placeholder 2" svg:x="0.52431in" svg:y="3.13368in" svg:width="4.64063in" svg:height="1.30556in" presentation:class="outline" presentation:placeholder="false">
        <draw:text-box>
          <text:list text:style-name="a296">
            <text:list-item>
              <text:p text:style-name="a295" text:class-names="" text:cond-style-name=""><text:span text:style-name="a294" text:class-names="">Click to edit Master text styles</text:span></text:p>
            </text:list-item>
          </text:list>
        </draw:text-box>
        <svg:title/>
        <svg:desc/>
      </draw:frame>
      <draw:frame draw:id="id34" presentation:style-name="a314" draw:name="Content Placeholder 3" svg:x="0.52431in" svg:y="4.43924in" svg:width="4.64063in" svg:height="8.06597in" presentation:class="object" presentation:placeholder="false">
        <draw:text-box>
          <text:list text:style-name="a300">
            <text:list-item>
              <text:p text:style-name="a299" text:class-names="" text:cond-style-name=""><text:span text:style-name="a298" text:class-names="">Click to edit Master text styles</text:span></text:p>
            </text:list-item>
          </text:list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Second level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Third level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0" text:class-names="">Fifth level</text:span><text:span text:style-name="a3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Text Placeholder 4" svg:x="5.33333in" svg:y="3.13368in" svg:width="4.64236in" svg:height="1.30556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</draw:text-box>
        <svg:title/>
        <svg:desc/>
      </draw:frame>
      <draw:frame draw:id="id36" presentation:style-name="a335" draw:name="Content Placeholder 5" svg:x="5.33333in" svg:y="4.43924in" svg:width="4.64236in" svg:height="8.06597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ck to edit Master text styles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cond le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hird le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list text:style-name="a334">
                            <text:list-item>
                              <text:p text:style-name="a333" text:class-names="" text:cond-style-name=""><text:span text:style-name="a331" text:class-names="">Fifth level</text:span><text:span text:style-name="a3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Date Placeholder 6" svg:x="0.52431in" svg:y="12.74826in" svg:width="2.45139in" svg:height="0.97222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38" presentation:style-name="a341" draw:name="Footer Placeholder 7" svg:x="3.58681in" svg:y="12.74826in" svg:width="3.32639in" svg:height="0.97222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Slide Number Placeholder 8" svg:x="7.52431in" svg:y="12.74826in" svg:width="2.45139in" svg:height="0.97222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3">
        <draw:frame draw:id="id5" presentation:style-name="a347" draw:name="Rectangle 2" svg:x="0in" svg:y="0in" svg:width="3.25in" svg:height="0.5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0" draw:name="Rectangle 3" svg:x="4.24826in" svg:y="0in" svg:width="3.25in" svg:height="0.5in" presentation:class="date-time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page-thumbnail svg:x="2.34375in" svg:y="0.75in" svg:width="2.8125in" svg:height="3.75in" presentation:class="page" draw:id="id7" presentation:style-name="a351" draw:name="Rectangle 4">
          <svg:title/>
          <svg:desc/>
        </draw:page-thumbnail>
        <draw:frame draw:id="id8" presentation:style-name="a366" draw:name="Rectangle 5" svg:x="0.75in" svg:y="4.75in" svg:width="6in" svg:height="4.5in" presentation:class="notes" presentation:placeholder="false">
          <draw:text-box>
            <text:p text:style-name="a353" text:class-names="" text:cond-style-name=""><text:span text:style-name="a352" text:class-names="">Click to edit Master text styles</text:span></text:p>
            <text:list text:style-name="a356">
              <text:list-item>
                <text:list text:style-name="a356">
                  <text:list-item>
                    <text:p text:style-name="a355" text:class-names="" text:cond-style-name=""><text:span text:style-name="a354" text:class-names="">Second level</text:span></text:p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list text:style-name="a359">
                      <text:list-item>
                        <text:p text:style-name="a358" text:class-names="" text:cond-style-name=""><text:span text:style-name="a3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2">
              <text:list-item>
                <text:list text:style-name="a362">
                  <text:list-item>
                    <text:list text:style-name="a362">
                      <text:list-item>
                        <text:list text:style-name="a362">
                          <text:list-item>
                            <text:p text:style-name="a361" text:class-names="" text:cond-style-name=""><text:span text:style-name="a3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5">
              <text:list-item>
                <text:list text:style-name="a365">
                  <text:list-item>
                    <text:list text:style-name="a365">
                      <text:list-item>
                        <text:list text:style-name="a365">
                          <text:list-item>
                            <text:list text:style-name="a365">
                              <text:list-item>
                                <text:p text:style-name="a364" text:class-names="" text:cond-style-name=""><text:span text:style-name="a3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69" draw:name="Rectangle 6" svg:x="0in" svg:y="9.49826in" svg:width="3.25in" svg:height="0.5in" presentation:class="foot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10" presentation:style-name="a372" draw:name="Rectangle 7" svg:x="4.24826in" svg:y="9.49826in" svg:width="3.25in" svg:height="0.5in" presentation:class="page-number" presentation:placeholder="false">
          <draw:text-box>
            <text:p text:style-name="a371" text:class-names="" text:cond-style-name=""><text:span text:style-name="a3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4">
      <draw:frame draw:id="id40" presentation:style-name="a378" draw:name="Title 1" svg:x="0.52431in" svg:y="0.56076in" svg:width="9.45139in" svg:height="2.33333in" presentation:class="title" presentation:placeholder="false">
        <draw:text-box>
          <text:p text:style-name="a377" text:class-names="" text:cond-style-name=""><text:span text:style-name="a375" text:class-names="">Click to edit Master title style</text:span><text:span text:style-name="a376" text:class-names=""/></text:p>
        </draw:text-box>
        <svg:title/>
        <svg:desc/>
      </draw:frame>
      <draw:frame draw:id="id41" presentation:style-name="a381" draw:name="Date Placeholder 2" svg:x="0.52431in" svg:y="12.74826in" svg:width="2.45139in" svg:height="0.97222in" presentation:class="date-time" presentation:placeholder="false">
        <draw:text-box>
          <text:p text:style-name="a380" text:class-names="" text:cond-style-name=""><text:span text:style-name="a379" text:class-names=""/></text:p>
        </draw:text-box>
        <svg:title/>
        <svg:desc/>
      </draw:frame>
      <draw:frame draw:id="id42" presentation:style-name="a384" draw:name="Footer Placeholder 3" svg:x="3.58681in" svg:y="12.74826in" svg:width="3.32639in" svg:height="0.97222in" presentation:class="footer" presentation:placeholder="false">
        <draw:text-box>
          <text:p text:style-name="a383" text:class-names="" text:cond-style-name=""><text:span text:style-name="a382" text:class-names=""/></text:p>
        </draw:text-box>
        <svg:title/>
        <svg:desc/>
      </draw:frame>
      <draw:frame draw:id="id43" presentation:style-name="a387" draw:name="Slide Number Placeholder 4" svg:x="7.52431in" svg:y="12.74826in" svg:width="2.45139in" svg:height="0.97222in" presentation:class="page-number" presentation:placeholder="false">
        <draw:text-box>
          <text:p text:style-name="a386" text:class-names="" text:cond-style-name=""><text:span text:style-name="a385" text:class-names=""><text:page-number style:num-format="1" text:fixed="false"/></text:span></text:p>
        </draw:text-box>
        <svg:title/>
        <svg:desc/>
      </draw:frame>
      <presentation:notes style:page-layout-name="pageLayout2" draw:style-name="a416">
        <draw:frame draw:id="id5" presentation:style-name="a390" draw:name="Rectangle 2" svg:x="0in" svg:y="0in" svg:width="3.25in" svg:height="0.5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6" presentation:style-name="a393" draw:name="Rectangle 3" svg:x="4.24826in" svg:y="0in" svg:width="3.25in" svg:height="0.5in" presentation:class="date-time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page-thumbnail svg:x="2.34375in" svg:y="0.75in" svg:width="2.8125in" svg:height="3.75in" presentation:class="page" draw:id="id7" presentation:style-name="a394" draw:name="Rectangle 4">
          <svg:title/>
          <svg:desc/>
        </draw:page-thumbnail>
        <draw:frame draw:id="id8" presentation:style-name="a409" draw:name="Rectangle 5" svg:x="0.75in" svg:y="4.75in" svg:width="6in" svg:height="4.5in" presentation:class="notes" presentation:placeholder="false">
          <draw:text-box>
            <text:p text:style-name="a396" text:class-names="" text:cond-style-name=""><text:span text:style-name="a395" text:class-names="">Click to edit Master text styles</text:span></text:p>
            <text:list text:style-name="a399">
              <text:list-item>
                <text:list text:style-name="a399">
                  <text:list-item>
                    <text:p text:style-name="a398" text:class-names="" text:cond-style-name=""><text:span text:style-name="a397" text:class-names="">Second level</text:span></text:p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p text:style-name="a401" text:class-names="" text:cond-style-name=""><text:span text:style-name="a4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list text:style-name="a405">
                          <text:list-item>
                            <text:p text:style-name="a404" text:class-names="" text:cond-style-name=""><text:span text:style-name="a4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Rectangle 6" svg:x="0in" svg:y="9.49826in" svg:width="3.25in" svg:height="0.5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5" draw:name="Rectangle 7" svg:x="4.24826in" svg:y="9.49826in" svg:width="3.25in" svg:height="0.5in" presentation:class="page-number" presentation:placeholder="false">
          <draw:text-box>
            <text:p text:style-name="a414" text:class-names="" text:cond-style-name=""><text:span text:style-name="a4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7">
      <draw:frame draw:id="id44" presentation:style-name="a420" draw:name="Date Placeholder 1" svg:x="0.52431in" svg:y="12.74826in" svg:width="2.45139in" svg:height="0.97222in" presentation:class="date-time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45" presentation:style-name="a423" draw:name="Footer Placeholder 2" svg:x="3.58681in" svg:y="12.74826in" svg:width="3.32639in" svg:height="0.97222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46" presentation:style-name="a426" draw:name="Slide Number Placeholder 3" svg:x="7.52431in" svg:y="12.74826in" svg:width="2.45139in" svg:height="0.97222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/></text:span></text:p>
        </draw:text-box>
        <svg:title/>
        <svg:desc/>
      </draw:frame>
      <presentation:notes style:page-layout-name="pageLayout2" draw:style-name="a455">
        <draw:frame draw:id="id5" presentation:style-name="a429" draw:name="Rectangle 2" svg:x="0in" svg:y="0in" svg:width="3.25in" svg:height="0.5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6" presentation:style-name="a432" draw:name="Rectangle 3" svg:x="4.24826in" svg:y="0in" svg:width="3.25in" svg:height="0.5in" presentation:class="date-time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page-thumbnail svg:x="2.34375in" svg:y="0.75in" svg:width="2.8125in" svg:height="3.75in" presentation:class="page" draw:id="id7" presentation:style-name="a433" draw:name="Rectangle 4">
          <svg:title/>
          <svg:desc/>
        </draw:page-thumbnail>
        <draw:frame draw:id="id8" presentation:style-name="a448" draw:name="Rectangle 5" svg:x="0.75in" svg:y="4.75in" svg:width="6in" svg:height="4.5in" presentation:class="notes" presentation:placeholder="false">
          <draw:text-box>
            <text:p text:style-name="a435" text:class-names="" text:cond-style-name=""><text:span text:style-name="a434" text:class-names="">Click to edit Master text styles</text:span></text:p>
            <text:list text:style-name="a438">
              <text:list-item>
                <text:list text:style-name="a438">
                  <text:list-item>
                    <text:p text:style-name="a437" text:class-names="" text:cond-style-name=""><text:span text:style-name="a436" text:class-names="">Second level</text:span></text:p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p text:style-name="a440" text:class-names="" text:cond-style-name=""><text:span text:style-name="a4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p text:style-name="a443" text:class-names="" text:cond-style-name=""><text:span text:style-name="a4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7">
              <text:list-item>
                <text:list text:style-name="a447">
                  <text:list-item>
                    <text:list text:style-name="a447">
                      <text:list-item>
                        <text:list text:style-name="a447">
                          <text:list-item>
                            <text:list text:style-name="a447">
                              <text:list-item>
                                <text:p text:style-name="a446" text:class-names="" text:cond-style-name=""><text:span text:style-name="a4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1" draw:name="Rectangle 6" svg:x="0in" svg:y="9.49826in" svg:width="3.25in" svg:height="0.5in" presentation:class="footer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10" presentation:style-name="a454" draw:name="Rectangle 7" svg:x="4.24826in" svg:y="9.49826in" svg:width="3.25in" svg:height="0.5in" presentation:class="page-number" presentation:placeholder="false">
          <draw:text-box>
            <text:p text:style-name="a453" text:class-names="" text:cond-style-name=""><text:span text:style-name="a4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56">
      <draw:frame draw:id="id47" presentation:style-name="a460" draw:name="Title 1" svg:x="0.52431in" svg:y="0.55729in" svg:width="3.45486in" svg:height="2.37153in" presentation:class="title" presentation:placeholder="false">
        <draw:text-box>
          <text:p text:style-name="a459" text:class-names="" text:cond-style-name=""><text:span text:style-name="a457" text:class-names="">Click to edit Master title style</text:span><text:span text:style-name="a458" text:class-names=""/></text:p>
        </draw:text-box>
        <svg:title/>
        <svg:desc/>
      </draw:frame>
      <draw:frame draw:id="id48" presentation:style-name="a477" draw:name="Content Placeholder 2" svg:x="4.1059in" svg:y="0.55729in" svg:width="5.86979in" svg:height="11.94792in" presentation:class="object" presentation:placeholder="false">
        <draw:text-box>
          <text:list text:style-name="a463">
            <text:list-item>
              <text:p text:style-name="a462" text:class-names="" text:cond-style-name=""><text:span text:style-name="a461" text:class-names="">Click to edit Master text styles</text:span></text:p>
            </text:list-item>
          </text:list>
          <text:list text:style-name="a466">
            <text:list-item>
              <text:list text:style-name="a466">
                <text:list-item>
                  <text:p text:style-name="a465" text:class-names="" text:cond-style-name=""><text:span text:style-name="a464" text:class-names="">Second level</text:span></text:p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p text:style-name="a468" text:class-names="" text:cond-style-name=""><text:span text:style-name="a467" text:class-names="">Third level</text:span></text:p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p text:style-name="a471" text:class-names="" text:cond-style-name=""><text:span text:style-name="a4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list text:style-name="a476">
                            <text:list-item>
                              <text:p text:style-name="a475" text:class-names="" text:cond-style-name=""><text:span text:style-name="a473" text:class-names="">Fifth level</text:span><text:span text:style-name="a4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1" draw:name="Text Placeholder 3" svg:x="0.52431in" svg:y="2.92882in" svg:width="3.45486in" svg:height="9.57639in" presentation:class="outline" presentation:placeholder="false">
        <draw:text-box>
          <text:list text:style-name="a480">
            <text:list-item>
              <text:p text:style-name="a479" text:class-names="" text:cond-style-name=""><text:span text:style-name="a478" text:class-names="">Click to edit Master text styles</text:span></text:p>
            </text:list-item>
          </text:list>
        </draw:text-box>
        <svg:title/>
        <svg:desc/>
      </draw:frame>
      <draw:frame draw:id="id50" presentation:style-name="a484" draw:name="Date Placeholder 4" svg:x="0.52431in" svg:y="12.74826in" svg:width="2.45139in" svg:height="0.97222in" presentation:class="date-time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  <draw:frame draw:id="id51" presentation:style-name="a487" draw:name="Footer Placeholder 5" svg:x="3.58681in" svg:y="12.74826in" svg:width="3.32639in" svg:height="0.97222in" presentation:class="footer" presentation:placeholder="false">
        <draw:text-box>
          <text:p text:style-name="a486" text:class-names="" text:cond-style-name=""><text:span text:style-name="a485" text:class-names=""/></text:p>
        </draw:text-box>
        <svg:title/>
        <svg:desc/>
      </draw:frame>
      <draw:frame draw:id="id52" presentation:style-name="a490" draw:name="Slide Number Placeholder 6" svg:x="7.52431in" svg:y="12.74826in" svg:width="2.45139in" svg:height="0.97222in" presentation:class="page-number" presentation:placeholder="false">
        <draw:text-box>
          <text:p text:style-name="a489" text:class-names="" text:cond-style-name=""><text:span text:style-name="a488" text:class-names=""><text:page-number style:num-format="1" text:fixed="false"/></text:span></text:p>
        </draw:text-box>
        <svg:title/>
        <svg:desc/>
      </draw:frame>
      <presentation:notes style:page-layout-name="pageLayout2" draw:style-name="a519">
        <draw:frame draw:id="id5" presentation:style-name="a493" draw:name="Rectangle 2" svg:x="0in" svg:y="0in" svg:width="3.25in" svg:height="0.5in" presentation:class="head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6" presentation:style-name="a496" draw:name="Rectangle 3" svg:x="4.24826in" svg:y="0in" svg:width="3.25in" svg:height="0.5in" presentation:class="date-time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page-thumbnail svg:x="2.34375in" svg:y="0.75in" svg:width="2.8125in" svg:height="3.75in" presentation:class="page" draw:id="id7" presentation:style-name="a497" draw:name="Rectangle 4">
          <svg:title/>
          <svg:desc/>
        </draw:page-thumbnail>
        <draw:frame draw:id="id8" presentation:style-name="a512" draw:name="Rectangle 5" svg:x="0.75in" svg:y="4.75in" svg:width="6in" svg:height="4.5in" presentation:class="notes" presentation:placeholder="false">
          <draw:text-box>
            <text:p text:style-name="a499" text:class-names="" text:cond-style-name=""><text:span text:style-name="a498" text:class-names="">Click to edit Master text styles</text:span></text:p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500" text:class-names="">Second level</text:span></text:p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p text:style-name="a504" text:class-names="" text:cond-style-name=""><text:span text:style-name="a5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list text:style-name="a508">
                          <text:list-item>
                            <text:p text:style-name="a507" text:class-names="" text:cond-style-name=""><text:span text:style-name="a5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1">
              <text:list-item>
                <text:list text:style-name="a511">
                  <text:list-item>
                    <text:list text:style-name="a511">
                      <text:list-item>
                        <text:list text:style-name="a511">
                          <text:list-item>
                            <text:list text:style-name="a511">
                              <text:list-item>
                                <text:p text:style-name="a510" text:class-names="" text:cond-style-name=""><text:span text:style-name="a50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5" draw:name="Rectangle 6" svg:x="0in" svg:y="9.49826in" svg:width="3.25in" svg:height="0.5in" presentation:class="footer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10" presentation:style-name="a518" draw:name="Rectangle 7" svg:x="4.24826in" svg:y="9.49826in" svg:width="3.25in" svg:height="0.5in" presentation:class="page-number" presentation:placeholder="false">
          <draw:text-box>
            <text:p text:style-name="a517" text:class-names="" text:cond-style-name=""><text:span text:style-name="a5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0">
      <draw:frame draw:id="id53" presentation:style-name="a524" draw:name="Title 1" svg:x="2.05729in" svg:y="9.80035in" svg:width="6.30035in" svg:height="1.15625in" presentation:class="title" presentation:placeholder="false">
        <draw:text-box>
          <text:p text:style-name="a523" text:class-names="" text:cond-style-name=""><text:span text:style-name="a521" text:class-names="">Click to edit Master title style</text:span><text:span text:style-name="a522" text:class-names=""/></text:p>
        </draw:text-box>
        <svg:title/>
        <svg:desc/>
      </draw:frame>
      <draw:frame draw:id="id54" presentation:style-name="a527" draw:name="Picture Placeholder 2" svg:x="2.05729in" svg:y="1.25174in" svg:width="6.30035in" svg:height="8.39931in" presentation:class="graphic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55" presentation:style-name="a531" draw:name="Text Placeholder 3" svg:x="2.05729in" svg:y="10.9566in" svg:width="6.30035in" svg:height="1.6441in" presentation:class="outline" presentation:placeholder="false">
        <draw:text-box>
          <text:list text:style-name="a530">
            <text:list-item>
              <text:p text:style-name="a529" text:class-names="" text:cond-style-name=""><text:span text:style-name="a528" text:class-names="">Click to edit Master text styles</text:span></text:p>
            </text:list-item>
          </text:list>
        </draw:text-box>
        <svg:title/>
        <svg:desc/>
      </draw:frame>
      <draw:frame draw:id="id56" presentation:style-name="a534" draw:name="Date Placeholder 4" svg:x="0.52431in" svg:y="12.74826in" svg:width="2.45139in" svg:height="0.97222in" presentation:class="date-time" presentation:placeholder="false">
        <draw:text-box>
          <text:p text:style-name="a533" text:class-names="" text:cond-style-name=""><text:span text:style-name="a532" text:class-names=""/></text:p>
        </draw:text-box>
        <svg:title/>
        <svg:desc/>
      </draw:frame>
      <draw:frame draw:id="id57" presentation:style-name="a537" draw:name="Footer Placeholder 5" svg:x="3.58681in" svg:y="12.74826in" svg:width="3.32639in" svg:height="0.97222in" presentation:class="foot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58" presentation:style-name="a540" draw:name="Slide Number Placeholder 6" svg:x="7.52431in" svg:y="12.74826in" svg:width="2.45139in" svg:height="0.97222in" presentation:class="page-number" presentation:placeholder="false">
        <draw:text-box>
          <text:p text:style-name="a539" text:class-names="" text:cond-style-name=""><text:span text:style-name="a538" text:class-names=""><text:page-number style:num-format="1" text:fixed="false"/></text:span></text:p>
        </draw:text-box>
        <svg:title/>
        <svg:desc/>
      </draw:frame>
      <presentation:notes style:page-layout-name="pageLayout2" draw:style-name="a569">
        <draw:frame draw:id="id5" presentation:style-name="a543" draw:name="Rectangle 2" svg:x="0in" svg:y="0in" svg:width="3.25in" svg:height="0.5in" presentation:class="header" presentation:placeholder="false">
          <draw:text-box>
            <text:p text:style-name="a542" text:class-names="" text:cond-style-name=""><text:span text:style-name="a541" text:class-names=""/></text:p>
          </draw:text-box>
          <svg:title/>
          <svg:desc/>
        </draw:frame>
        <draw:frame draw:id="id6" presentation:style-name="a546" draw:name="Rectangle 3" svg:x="4.24826in" svg:y="0in" svg:width="3.25in" svg:height="0.5in" presentation:class="date-time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page-thumbnail svg:x="2.34375in" svg:y="0.75in" svg:width="2.8125in" svg:height="3.75in" presentation:class="page" draw:id="id7" presentation:style-name="a547" draw:name="Rectangle 4">
          <svg:title/>
          <svg:desc/>
        </draw:page-thumbnail>
        <draw:frame draw:id="id8" presentation:style-name="a562" draw:name="Rectangle 5" svg:x="0.75in" svg:y="4.75in" svg:width="6in" svg:height="4.5in" presentation:class="notes" presentation:placeholder="false">
          <draw:text-box>
            <text:p text:style-name="a549" text:class-names="" text:cond-style-name=""><text:span text:style-name="a548" text:class-names="">Click to edit Master text styles</text:span></text:p>
            <text:list text:style-name="a552">
              <text:list-item>
                <text:list text:style-name="a552">
                  <text:list-item>
                    <text:p text:style-name="a551" text:class-names="" text:cond-style-name=""><text:span text:style-name="a550" text:class-names="">Second level</text:span></text:p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list text:style-name="a555">
                      <text:list-item>
                        <text:p text:style-name="a554" text:class-names="" text:cond-style-name=""><text:span text:style-name="a5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list text:style-name="a558">
                      <text:list-item>
                        <text:list text:style-name="a558">
                          <text:list-item>
                            <text:p text:style-name="a557" text:class-names="" text:cond-style-name=""><text:span text:style-name="a5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list text:style-name="a561">
                      <text:list-item>
                        <text:list text:style-name="a561">
                          <text:list-item>
                            <text:list text:style-name="a561">
                              <text:list-item>
                                <text:p text:style-name="a560" text:class-names="" text:cond-style-name=""><text:span text:style-name="a5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5" draw:name="Rectangle 6" svg:x="0in" svg:y="9.49826in" svg:width="3.25in" svg:height="0.5in" presentation:class="foot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10" presentation:style-name="a568" draw:name="Rectangle 7" svg:x="4.24826in" svg:y="9.49826in" svg:width="3.25in" svg:height="0.5in" presentation:class="page-number" presentation:placeholder="false">
          <draw:text-box>
            <text:p text:style-name="a567" text:class-names="" text:cond-style-name=""><text:span text:style-name="a5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70">
      <draw:frame draw:id="id59" presentation:style-name="a574" draw:name="Title 1" svg:x="0.52431in" svg:y="0.56076in" svg:width="9.45139in" svg:height="2.33333in" presentation:class="title" presentation:placeholder="false">
        <draw:text-box>
          <text:p text:style-name="a573" text:class-names="" text:cond-style-name=""><text:span text:style-name="a571" text:class-names="">Click to edit Master title style</text:span><text:span text:style-name="a572" text:class-names=""/></text:p>
        </draw:text-box>
        <svg:title/>
        <svg:desc/>
      </draw:frame>
      <draw:frame draw:id="id60" presentation:style-name="a591" draw:name="Vertical Text Placeholder 2" svg:x="0.52431in" svg:y="3.26736in" svg:width="9.45139in" svg:height="9.23785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Click to edit Master text styles</text:span></text:p>
            </text:list-item>
          </text:list>
          <text:list text:style-name="a580">
            <text:list-item>
              <text:list text:style-name="a580">
                <text:list-item>
                  <text:p text:style-name="a579" text:class-names="" text:cond-style-name=""><text:span text:style-name="a578" text:class-names="">Second level</text:span></text:p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p text:style-name="a582" text:class-names="" text:cond-style-name=""><text:span text:style-name="a581" text:class-names="">Third level</text:span></text:p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p text:style-name="a585" text:class-names="" text:cond-style-name=""><text:span text:style-name="a5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list text:style-name="a590">
                            <text:list-item>
                              <text:p text:style-name="a589" text:class-names="" text:cond-style-name=""><text:span text:style-name="a587" text:class-names="">Fifth level</text:span><text:span text:style-name="a5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4" draw:name="Date Placeholder 3" svg:x="0.52431in" svg:y="12.74826in" svg:width="2.45139in" svg:height="0.97222in" presentation:class="date-time" presentation:placeholder="false">
        <draw:text-box>
          <text:p text:style-name="a593" text:class-names="" text:cond-style-name=""><text:span text:style-name="a592" text:class-names=""/></text:p>
        </draw:text-box>
        <svg:title/>
        <svg:desc/>
      </draw:frame>
      <draw:frame draw:id="id62" presentation:style-name="a597" draw:name="Footer Placeholder 4" svg:x="3.58681in" svg:y="12.74826in" svg:width="3.32639in" svg:height="0.97222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63" presentation:style-name="a600" draw:name="Slide Number Placeholder 5" svg:x="7.52431in" svg:y="12.74826in" svg:width="2.45139in" svg:height="0.97222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/></text:span></text:p>
        </draw:text-box>
        <svg:title/>
        <svg:desc/>
      </draw:frame>
      <presentation:notes style:page-layout-name="pageLayout2" draw:style-name="a629">
        <draw:frame draw:id="id5" presentation:style-name="a603" draw:name="Rectangle 2" svg:x="0in" svg:y="0in" svg:width="3.25in" svg:height="0.5in" presentation:class="head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6" presentation:style-name="a606" draw:name="Rectangle 3" svg:x="4.24826in" svg:y="0in" svg:width="3.25in" svg:height="0.5in" presentation:class="date-time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page-thumbnail svg:x="2.34375in" svg:y="0.75in" svg:width="2.8125in" svg:height="3.75in" presentation:class="page" draw:id="id7" presentation:style-name="a607" draw:name="Rectangle 4">
          <svg:title/>
          <svg:desc/>
        </draw:page-thumbnail>
        <draw:frame draw:id="id8" presentation:style-name="a622" draw:name="Rectangle 5" svg:x="0.75in" svg:y="4.75in" svg:width="6in" svg:height="4.5in" presentation:class="notes" presentation:placeholder="false">
          <draw:text-box>
            <text:p text:style-name="a609" text:class-names="" text:cond-style-name=""><text:span text:style-name="a608" text:class-names="">Click to edit Master text styles</text:span></text:p>
            <text:list text:style-name="a612">
              <text:list-item>
                <text:list text:style-name="a612">
                  <text:list-item>
                    <text:p text:style-name="a611" text:class-names="" text:cond-style-name=""><text:span text:style-name="a610" text:class-names="">Second level</text:span></text:p>
                  </text:list-item>
                </text:list>
              </text:list-item>
            </text:list>
            <text:list text:style-name="a615">
              <text:list-item>
                <text:list text:style-name="a615">
                  <text:list-item>
                    <text:list text:style-name="a615">
                      <text:list-item>
                        <text:p text:style-name="a614" text:class-names="" text:cond-style-name=""><text:span text:style-name="a6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8">
              <text:list-item>
                <text:list text:style-name="a618">
                  <text:list-item>
                    <text:list text:style-name="a618">
                      <text:list-item>
                        <text:list text:style-name="a618">
                          <text:list-item>
                            <text:p text:style-name="a617" text:class-names="" text:cond-style-name=""><text:span text:style-name="a6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1">
              <text:list-item>
                <text:list text:style-name="a621">
                  <text:list-item>
                    <text:list text:style-name="a621">
                      <text:list-item>
                        <text:list text:style-name="a621">
                          <text:list-item>
                            <text:list text:style-name="a621">
                              <text:list-item>
                                <text:p text:style-name="a620" text:class-names="" text:cond-style-name=""><text:span text:style-name="a6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5" draw:name="Rectangle 6" svg:x="0in" svg:y="9.49826in" svg:width="3.25in" svg:height="0.5in" presentation:class="footer" presentation:placeholder="false">
          <draw:text-box>
            <text:p text:style-name="a624" text:class-names="" text:cond-style-name=""><text:span text:style-name="a623" text:class-names=""/></text:p>
          </draw:text-box>
          <svg:title/>
          <svg:desc/>
        </draw:frame>
        <draw:frame draw:id="id10" presentation:style-name="a628" draw:name="Rectangle 7" svg:x="4.24826in" svg:y="9.49826in" svg:width="3.25in" svg:height="0.5in" presentation:class="page-number" presentation:placeholder="false">
          <draw:text-box>
            <text:p text:style-name="a627" text:class-names="" text:cond-style-name=""><text:span text:style-name="a6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30">
      <draw:frame draw:id="id64" presentation:style-name="a634" draw:name="Vertical Title 1" svg:x="7.61285in" svg:y="0.56076in" svg:width="2.36285in" svg:height="11.94444in" presentation:class="title" presentation:placeholder="false">
        <draw:text-box>
          <text:p text:style-name="a633" text:class-names="" text:cond-style-name=""><text:span text:style-name="a631" text:class-names="">Click to edit Master title style</text:span><text:span text:style-name="a632" text:class-names=""/></text:p>
        </draw:text-box>
        <svg:title/>
        <svg:desc/>
      </draw:frame>
      <draw:frame draw:id="id65" presentation:style-name="a651" draw:name="Vertical Text Placeholder 2" svg:x="0.52431in" svg:y="0.56076in" svg:width="6.92188in" svg:height="11.94444in" presentation:class="outline" presentation:placeholder="false">
        <draw:text-box>
          <text:list text:style-name="a637">
            <text:list-item>
              <text:p text:style-name="a636" text:class-names="" text:cond-style-name=""><text:span text:style-name="a635" text:class-names="">Click to edit Master text styles</text:span></text:p>
            </text:list-item>
          </text:list>
          <text:list text:style-name="a640">
            <text:list-item>
              <text:list text:style-name="a640">
                <text:list-item>
                  <text:p text:style-name="a639" text:class-names="" text:cond-style-name=""><text:span text:style-name="a638" text:class-names="">Second level</text:span></text:p>
                </text:list-item>
              </text:list>
            </text:list-item>
          </text:list>
          <text:list text:style-name="a643">
            <text:list-item>
              <text:list text:style-name="a643">
                <text:list-item>
                  <text:list text:style-name="a643">
                    <text:list-item>
                      <text:p text:style-name="a642" text:class-names="" text:cond-style-name=""><text:span text:style-name="a641" text:class-names="">Third level</text:span></text:p>
                    </text:list-item>
                  </text:list>
                </text:list-item>
              </text:list>
            </text:list-item>
          </text:list>
          <text:list text:style-name="a646">
            <text:list-item>
              <text:list text:style-name="a646">
                <text:list-item>
                  <text:list text:style-name="a646">
                    <text:list-item>
                      <text:list text:style-name="a646">
                        <text:list-item>
                          <text:p text:style-name="a645" text:class-names="" text:cond-style-name=""><text:span text:style-name="a6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list text:style-name="a650">
                            <text:list-item>
                              <text:p text:style-name="a649" text:class-names="" text:cond-style-name=""><text:span text:style-name="a647" text:class-names="">Fifth level</text:span><text:span text:style-name="a6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4" draw:name="Date Placeholder 3" svg:x="0.52431in" svg:y="12.74826in" svg:width="2.45139in" svg:height="0.97222in" presentation:class="date-time" presentation:placeholder="false">
        <draw:text-box>
          <text:p text:style-name="a653" text:class-names="" text:cond-style-name=""><text:span text:style-name="a652" text:class-names=""/></text:p>
        </draw:text-box>
        <svg:title/>
        <svg:desc/>
      </draw:frame>
      <draw:frame draw:id="id67" presentation:style-name="a657" draw:name="Footer Placeholder 4" svg:x="3.58681in" svg:y="12.74826in" svg:width="3.32639in" svg:height="0.97222in" presentation:class="footer" presentation:placeholder="false">
        <draw:text-box>
          <text:p text:style-name="a656" text:class-names="" text:cond-style-name=""><text:span text:style-name="a655" text:class-names=""/></text:p>
        </draw:text-box>
        <svg:title/>
        <svg:desc/>
      </draw:frame>
      <draw:frame draw:id="id68" presentation:style-name="a660" draw:name="Slide Number Placeholder 5" svg:x="7.52431in" svg:y="12.74826in" svg:width="2.45139in" svg:height="0.97222in" presentation:class="page-number" presentation:placeholder="false">
        <draw:text-box>
          <text:p text:style-name="a659" text:class-names="" text:cond-style-name=""><text:span text:style-name="a658" text:class-names=""><text:page-number style:num-format="1" text:fixed="false"/></text:span></text:p>
        </draw:text-box>
        <svg:title/>
        <svg:desc/>
      </draw:frame>
      <presentation:notes style:page-layout-name="pageLayout2" draw:style-name="a689">
        <draw:frame draw:id="id5" presentation:style-name="a663" draw:name="Rectangle 2" svg:x="0in" svg:y="0in" svg:width="3.25in" svg:height="0.5in" presentation:class="header" presentation:placeholder="false">
          <draw:text-box>
            <text:p text:style-name="a662" text:class-names="" text:cond-style-name=""><text:span text:style-name="a661" text:class-names=""/></text:p>
          </draw:text-box>
          <svg:title/>
          <svg:desc/>
        </draw:frame>
        <draw:frame draw:id="id6" presentation:style-name="a666" draw:name="Rectangle 3" svg:x="4.24826in" svg:y="0in" svg:width="3.25in" svg:height="0.5in" presentation:class="date-time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page-thumbnail svg:x="2.34375in" svg:y="0.75in" svg:width="2.8125in" svg:height="3.75in" presentation:class="page" draw:id="id7" presentation:style-name="a667" draw:name="Rectangle 4">
          <svg:title/>
          <svg:desc/>
        </draw:page-thumbnail>
        <draw:frame draw:id="id8" presentation:style-name="a682" draw:name="Rectangle 5" svg:x="0.75in" svg:y="4.75in" svg:width="6in" svg:height="4.5in" presentation:class="notes" presentation:placeholder="false">
          <draw:text-box>
            <text:p text:style-name="a669" text:class-names="" text:cond-style-name=""><text:span text:style-name="a668" text:class-names="">Click to edit Master text styles</text:span></text:p>
            <text:list text:style-name="a672">
              <text:list-item>
                <text:list text:style-name="a672">
                  <text:list-item>
                    <text:p text:style-name="a671" text:class-names="" text:cond-style-name=""><text:span text:style-name="a670" text:class-names="">Second level</text:span></text:p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p text:style-name="a674" text:class-names="" text:cond-style-name=""><text:span text:style-name="a6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p text:style-name="a677" text:class-names="" text:cond-style-name=""><text:span text:style-name="a6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list text:style-name="a681">
                          <text:list-item>
                            <text:list text:style-name="a681">
                              <text:list-item>
                                <text:p text:style-name="a680" text:class-names="" text:cond-style-name=""><text:span text:style-name="a6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5" draw:name="Rectangle 6" svg:x="0in" svg:y="9.49826in" svg:width="3.25in" svg:height="0.5in" presentation:class="foot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0" presentation:style-name="a688" draw:name="Rectangle 7" svg:x="4.24826in" svg:y="9.49826in" svg:width="3.25in" svg:height="0.5in" presentation:class="page-number" presentation:placeholder="false">
          <draw:text-box>
            <text:p text:style-name="a687" text:class-names="" text:cond-style-name=""><text:span text:style-name="a686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Slide 1</dc:title>
    <meta:initial-creator>ivans</meta:initial-creator>
    <dc:creator>metaylor</dc:creator>
    <meta:creation-date>2004-01-27T19:16:19Z</meta:creation-date>
    <dc:date>2014-11-25T08:52:59Z</dc:date>
    <meta:editing-cycles>19</meta:editing-cycles>
    <meta:editing-duration>PT9420S</meta:editing-duration>
    <meta:document-statistic meta:paragraph-count="72" meta:word-count="123"/>
  </office:meta>
</office:document-meta>
</file>